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FCC096C2BF588EF9.png" manifest:media-type="image/png"/>
  <manifest:file-entry manifest:full-path="Pictures/100002010000012C000000D6AEAF06D715509C29.png" manifest:media-type="image/png"/>
  <manifest:file-entry manifest:full-path="Pictures/100002010000012C000000D64BAF3C9512ECB653.png" manifest:media-type="image/png"/>
  <manifest:file-entry manifest:full-path="Pictures/10000201000000A100000032073E644B72490750.png" manifest:media-type="image/png"/>
  <manifest:file-entry manifest:full-path="Pictures/10000000000002FD000003DEDBA2217FEBB3AA8F.jpg" manifest:media-type="image/jpeg"/>
  <manifest:file-entry manifest:full-path="Pictures/1000020100000080000000343543D565D52D57E7.png" manifest:media-type="image/png"/>
  <manifest:file-entry manifest:full-path="Pictures/100002010000012C000000D6FBEE9C9A8FFBB2B2.png" manifest:media-type="image/png"/>
  <manifest:file-entry manifest:full-path="Pictures/100002010000013C000000354D6A97AE090331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paragraph-rsid="0096d794"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3"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4"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5"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6"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7"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8"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9"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20"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1"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2" style:family="paragraph" style:parent-style-name="Standard">
      <style:paragraph-properties fo:text-align="justify" style:justify-single-word="false"/>
      <style:text-properties style:font-name="Cantarell" fo:language="en" fo:country="US"/>
    </style:style>
    <style:style style:name="P23" style:family="paragraph" style:parent-style-name="Standard">
      <style:paragraph-properties fo:text-align="justify" style:justify-single-word="false"/>
      <style:text-properties style:font-name="Cantarell" fo:language="en" fo:country="US" officeooo:paragraph-rsid="0009de60"/>
    </style:style>
    <style:style style:name="P24" style:family="paragraph" style:parent-style-name="Standard">
      <style:paragraph-properties fo:text-align="justify" style:justify-single-word="false"/>
      <style:text-properties style:font-name="Cantarell" fo:language="en" fo:country="US" officeooo:paragraph-rsid="001a6fd2"/>
    </style:style>
    <style:style style:name="P25" style:family="paragraph" style:parent-style-name="Standard">
      <style:paragraph-properties fo:text-align="justify" style:justify-single-word="false"/>
      <style:text-properties style:font-name="Cantarell" fo:language="en" fo:country="US" officeooo:paragraph-rsid="001c00d0"/>
    </style:style>
    <style:style style:name="P26" style:family="paragraph" style:parent-style-name="Standard">
      <style:paragraph-properties fo:text-align="justify" style:justify-single-word="false"/>
      <style:text-properties style:font-name="Cantarell" fo:language="en" fo:country="US" officeooo:paragraph-rsid="001c5a8c"/>
    </style:style>
    <style:style style:name="P27" style:family="paragraph" style:parent-style-name="Standard">
      <style:paragraph-properties fo:text-align="justify" style:justify-single-word="false"/>
      <style:text-properties style:font-name="Cantarell" fo:language="en" fo:country="US" officeooo:paragraph-rsid="000e1e54"/>
    </style:style>
    <style:style style:name="P28" style:family="paragraph" style:parent-style-name="Standard">
      <style:paragraph-properties fo:text-align="justify" style:justify-single-word="false"/>
      <style:text-properties style:font-name="Cantarell" fo:language="en" fo:country="US" officeooo:paragraph-rsid="000f4cd3"/>
    </style:style>
    <style:style style:name="P29" style:family="paragraph" style:parent-style-name="Standard">
      <style:paragraph-properties fo:text-align="justify" style:justify-single-word="false"/>
      <style:text-properties style:font-name="Cantarell" fo:language="en" fo:country="US" officeooo:paragraph-rsid="0018921b"/>
    </style:style>
    <style:style style:name="P30" style:family="paragraph" style:parent-style-name="Standard">
      <style:paragraph-properties fo:text-align="justify" style:justify-single-word="false"/>
      <style:text-properties style:font-name="Cantarell" fo:language="en" fo:country="US" officeooo:paragraph-rsid="001931fd"/>
    </style:style>
    <style:style style:name="P31" style:family="paragraph" style:parent-style-name="Standard">
      <style:paragraph-properties fo:text-align="justify" style:justify-single-word="false"/>
      <style:text-properties style:font-name="Cantarell" fo:language="en" fo:country="US" officeooo:paragraph-rsid="001a0d38"/>
    </style:style>
    <style:style style:name="P32" style:family="paragraph" style:parent-style-name="Standard">
      <style:paragraph-properties fo:text-align="justify" style:justify-single-word="false"/>
      <style:text-properties style:font-name="Cantarell" fo:language="en" fo:country="US" officeooo:paragraph-rsid="001d5b6d"/>
    </style:style>
    <style:style style:name="P33" style:family="paragraph" style:parent-style-name="Standard">
      <style:paragraph-properties fo:text-align="justify" style:justify-single-word="false"/>
      <style:text-properties style:font-name="Cantarell" fo:language="en" fo:country="US" officeooo:paragraph-rsid="001f19a6"/>
    </style:style>
    <style:style style:name="P34" style:family="paragraph" style:parent-style-name="Standard">
      <style:paragraph-properties fo:text-align="justify" style:justify-single-word="false"/>
      <style:text-properties style:font-name="Cantarell" fo:language="en" fo:country="US" officeooo:paragraph-rsid="0040a123"/>
    </style:style>
    <style:style style:name="P35" style:family="paragraph" style:parent-style-name="Standard">
      <style:paragraph-properties fo:text-align="justify" style:justify-single-word="false"/>
      <style:text-properties style:font-name="Cantarell" fo:language="en" fo:country="US" officeooo:paragraph-rsid="00ccff77"/>
    </style:style>
    <style:style style:name="P36" style:family="paragraph" style:parent-style-name="Standard">
      <style:paragraph-properties fo:text-align="justify" style:justify-single-word="false"/>
      <style:text-properties style:font-name="Cantarell" fo:language="en" fo:country="US" officeooo:paragraph-rsid="01743645"/>
    </style:style>
    <style:style style:name="P37" style:family="paragraph" style:parent-style-name="Standard">
      <style:paragraph-properties fo:text-align="justify" style:justify-single-word="false"/>
      <style:text-properties style:font-name="Cantarell" fo:language="en" fo:country="US" officeooo:paragraph-rsid="01743c22"/>
    </style:style>
    <style:style style:name="P3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3" style:family="paragraph" style:parent-style-name="Standard">
      <style:paragraph-properties fo:text-align="justify" style:justify-single-word="false"/>
      <style:text-properties style:font-name="Cantarell" fo:language="en" fo:country="US" officeooo:rsid="001931fd" officeooo:paragraph-rsid="001931fd"/>
    </style:style>
    <style:style style:name="P54"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0f4cd3" officeooo:paragraph-rsid="000f4cd3"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1"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2" style:family="paragraph" style:parent-style-name="Standard">
      <style:paragraph-properties fo:text-align="justify" style:justify-single-word="false"/>
      <style:text-properties style:font-name="Cantarell" fo:language="en" fo:country="US" officeooo:rsid="001e2f01" officeooo:paragraph-rsid="001e2f01"/>
    </style:style>
    <style:style style:name="P73" style:family="paragraph" style:parent-style-name="Standard">
      <style:paragraph-properties fo:text-align="justify" style:justify-single-word="false"/>
      <style:text-properties style:font-name="Cantarell" fo:language="en" fo:country="US" officeooo:rsid="001e2f01" officeooo:paragraph-rsid="01743c22"/>
    </style:style>
    <style:style style:name="P74"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5"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6" style:family="paragraph" style:parent-style-name="Standard">
      <style:paragraph-properties fo:text-align="justify" style:justify-single-word="false"/>
      <style:text-properties style:font-name="Cantarell" fo:language="en" fo:country="US" officeooo:rsid="00228f90"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245011"/>
    </style:style>
    <style:style style:name="P78" style:family="paragraph" style:parent-style-name="Standard">
      <style:paragraph-properties fo:text-align="justify" style:justify-single-word="false"/>
      <style:text-properties style:font-name="Cantarell" fo:language="en" fo:country="US" officeooo:rsid="00245011" officeooo:paragraph-rsid="004a5c87"/>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2"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3"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4"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5" style:family="paragraph" style:parent-style-name="Standard">
      <style:paragraph-properties fo:text-align="justify" style:justify-single-word="false"/>
      <style:text-properties style:font-name="Cantarell" fo:font-size="12pt" fo:language="en" fo:country="US" officeooo:rsid="00f8cebd" officeooo:paragraph-rsid="00f8cebd" style:font-size-asian="12pt" style:font-name-complex="Cantarell" style:font-size-complex="12pt"/>
    </style:style>
    <style:style style:name="P86"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8"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89"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0"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1" style:family="paragraph" style:parent-style-name="Standard">
      <style:paragraph-properties fo:text-align="justify" style:justify-single-word="false"/>
      <style:text-properties style:font-name="Cantarell"/>
    </style:style>
    <style:style style:name="P92" style:family="paragraph" style:parent-style-name="Standard">
      <style:paragraph-properties fo:text-align="justify" style:justify-single-word="false"/>
      <style:text-properties style:font-name="Cantarell" officeooo:paragraph-rsid="01471e99"/>
    </style:style>
    <style:style style:name="P93" style:family="paragraph" style:parent-style-name="Standard">
      <style:paragraph-properties fo:text-align="justify" style:justify-single-word="false"/>
      <style:text-properties style:font-name="Cantarell" officeooo:paragraph-rsid="00b4f3a1"/>
    </style:style>
    <style:style style:name="P94" style:family="paragraph" style:parent-style-name="Standard">
      <style:paragraph-properties fo:text-align="justify" style:justify-single-word="false"/>
      <style:text-properties style:font-name="Cantarell" officeooo:paragraph-rsid="002e38aa"/>
    </style:style>
    <style:style style:name="P95" style:family="paragraph" style:parent-style-name="Standard">
      <style:paragraph-properties fo:text-align="justify" style:justify-single-word="false"/>
      <style:text-properties style:font-name="Cantarell" officeooo:paragraph-rsid="00245011"/>
    </style:style>
    <style:style style:name="P96" style:family="paragraph" style:parent-style-name="Standard">
      <style:paragraph-properties fo:text-align="justify" style:justify-single-word="false"/>
      <style:text-properties style:font-name="Cantarell" officeooo:paragraph-rsid="004a5c87"/>
    </style:style>
    <style:style style:name="P97" style:family="paragraph" style:parent-style-name="Standard">
      <style:paragraph-properties fo:text-align="justify" style:justify-single-word="false"/>
      <style:text-properties style:font-name="Cantarell" officeooo:paragraph-rsid="0096d794"/>
    </style:style>
    <style:style style:name="P98" style:family="paragraph" style:parent-style-name="Standard">
      <style:paragraph-properties fo:text-align="justify" style:justify-single-word="false"/>
      <style:text-properties style:font-name="Cantarell" officeooo:paragraph-rsid="01743c22"/>
    </style:style>
    <style:style style:name="P99" style:family="paragraph" style:parent-style-name="Standard">
      <style:paragraph-properties fo:text-align="justify" style:justify-single-word="false"/>
      <style:text-properties style:font-name="Cantarell" officeooo:paragraph-rsid="01755ad4"/>
    </style:style>
    <style:style style:name="P100" style:family="paragraph" style:parent-style-name="Standard">
      <style:paragraph-properties fo:text-align="justify" style:justify-single-word="false"/>
      <style:text-properties style:font-name="Cantarell" officeooo:paragraph-rsid="004c62f4"/>
    </style:style>
    <style:style style:name="P101" style:family="paragraph" style:parent-style-name="Standard">
      <style:paragraph-properties fo:text-align="justify" style:justify-single-word="false"/>
      <style:text-properties style:font-name="Cantarell" officeooo:paragraph-rsid="00261c65"/>
    </style:style>
    <style:style style:name="P102" style:family="paragraph" style:parent-style-name="Standard">
      <style:paragraph-properties fo:text-align="justify" style:justify-single-word="false"/>
      <style:text-properties style:font-name="Cantarell" officeooo:paragraph-rsid="0189aca1"/>
    </style:style>
    <style:style style:name="P103" style:family="paragraph" style:parent-style-name="Standard">
      <style:paragraph-properties fo:line-height="100%"/>
      <style:text-properties style:font-name="Cantarell"/>
    </style:style>
    <style:style style:name="P104"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5" style:family="paragraph" style:parent-style-name="Standard">
      <style:paragraph-properties fo:text-align="justify" style:justify-single-word="false"/>
      <style:text-properties style:font-name="Cantarell" officeooo:paragraph-rsid="011f796b" fo:background-color="transparent"/>
    </style:style>
    <style:style style:name="P106"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7"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08"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09"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0" style:family="paragraph" style:parent-style-name="Standard">
      <style:text-properties style:font-name="Cantarell" officeooo:paragraph-rsid="015a72b0"/>
    </style:style>
    <style:style style:name="P111" style:family="paragraph" style:parent-style-name="Standard">
      <style:paragraph-properties fo:text-align="justify" style:justify-single-word="false"/>
    </style:style>
    <style:style style:name="P112" style:family="paragraph" style:parent-style-name="Standard">
      <style:paragraph-properties fo:text-align="justify" style:justify-single-word="false"/>
      <style:text-properties officeooo:paragraph-rsid="0009de60"/>
    </style:style>
    <style:style style:name="P113" style:family="paragraph" style:parent-style-name="Standard">
      <style:paragraph-properties fo:text-align="justify" style:justify-single-word="false"/>
      <style:text-properties officeooo:paragraph-rsid="00245011"/>
    </style:style>
    <style:style style:name="P114" style:family="paragraph" style:parent-style-name="Standard">
      <style:paragraph-properties fo:text-align="justify" style:justify-single-word="false"/>
      <style:text-properties officeooo:paragraph-rsid="0040a123"/>
    </style:style>
    <style:style style:name="P115" style:family="paragraph" style:parent-style-name="Standard">
      <style:paragraph-properties fo:text-align="justify" style:justify-single-word="false"/>
      <style:text-properties officeooo:paragraph-rsid="008a2084"/>
    </style:style>
    <style:style style:name="P116" style:family="paragraph" style:parent-style-name="Standard">
      <style:paragraph-properties fo:text-align="justify" style:justify-single-word="false"/>
      <style:text-properties officeooo:paragraph-rsid="00c8b46f"/>
    </style:style>
    <style:style style:name="P117" style:family="paragraph" style:parent-style-name="Standard">
      <style:paragraph-properties fo:text-align="justify" style:justify-single-word="false"/>
      <style:text-properties officeooo:paragraph-rsid="014c9ca0"/>
    </style:style>
    <style:style style:name="P118" style:family="paragraph" style:parent-style-name="Standard">
      <style:paragraph-properties fo:text-align="justify" style:justify-single-word="false"/>
      <style:text-properties officeooo:paragraph-rsid="0194dd94"/>
    </style:style>
    <style:style style:name="P119" style:family="paragraph" style:parent-style-name="Standard">
      <style:paragraph-properties fo:text-align="justify" style:justify-single-word="false"/>
      <style:text-properties officeooo:paragraph-rsid="01954dbf"/>
    </style:style>
    <style:style style:name="P120" style:family="paragraph" style:parent-style-name="Standard">
      <style:paragraph-properties fo:text-align="justify" style:justify-single-word="false"/>
      <style:text-properties fo:language="en" fo:country="US" officeooo:paragraph-rsid="0048cce5"/>
    </style:style>
    <style:style style:name="P121" style:family="paragraph" style:parent-style-name="Standard">
      <style:paragraph-properties fo:text-align="justify" style:justify-single-word="false"/>
      <style:text-properties fo:language="en" fo:country="US" officeooo:paragraph-rsid="00f8cebd"/>
    </style:style>
    <style:style style:name="P122" style:family="paragraph" style:parent-style-name="Standard">
      <style:paragraph-properties fo:text-align="justify" style:justify-single-word="false"/>
      <style:text-properties fo:language="en" fo:country="US" officeooo:paragraph-rsid="00fb31b2"/>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2"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3" style:family="paragraph" style:parent-style-name="Text_20_body">
      <style:paragraph-properties fo:margin-top="0cm" fo:margin-bottom="0cm" loext:contextual-spacing="false" fo:line-height="100%" fo:text-align="justify" style:justify-single-word="false"/>
    </style:style>
    <style:style style:name="P134"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5" style:family="paragraph" style:parent-style-name="Text_20_body">
      <style:paragraph-properties fo:margin-top="0cm" fo:margin-bottom="0cm" loext:contextual-spacing="false" fo:line-height="100%" fo:text-align="justify" style:justify-single-word="false"/>
      <style:text-properties officeooo:paragraph-rsid="0185ac20"/>
    </style:style>
    <style:style style:name="P136"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7"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8"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1"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officeooo:paragraph-rsid="018dbc0f"/>
    </style:style>
    <style:style style:name="P14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5" style:family="paragraph" style:parent-style-name="Standard">
      <style:paragraph-properties fo:margin-top="0cm" fo:margin-bottom="0cm" loext:contextual-spacing="false" fo:text-align="justify" style:justify-single-word="false"/>
    </style:style>
    <style:style style:name="P146" style:family="paragraph" style:parent-style-name="Standard">
      <style:paragraph-properties fo:margin-top="0cm" fo:margin-bottom="0cm" loext:contextual-spacing="false" fo:text-align="justify" style:justify-single-word="false"/>
      <style:text-properties officeooo:paragraph-rsid="01138159"/>
    </style:style>
    <style:style style:name="P147" style:family="paragraph" style:parent-style-name="Standard">
      <style:paragraph-properties fo:margin-top="0cm" fo:margin-bottom="0cm" loext:contextual-spacing="false" fo:text-align="justify" style:justify-single-word="false"/>
      <style:text-properties officeooo:paragraph-rsid="01743c22"/>
    </style:style>
    <style:style style:name="P1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83631" officeooo:paragraph-rsid="00283631" style:letter-kerning="true" style:font-name-asian="Cantarell"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9" style:family="paragraph" style:parent-style-name="Standard">
      <style:paragraph-properties fo:margin-top="0cm" fo:margin-bottom="0cm" loext:contextual-spacing="false"/>
      <style:text-properties style:font-name="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paragraph-rsid="018e4318" style:font-name-complex="Cantarell"/>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18e4318" style:font-name-complex="Cantarell"/>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8"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9"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0"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style:style>
    <style:style style:name="P188" style:family="paragraph" style:parent-style-name="Standard">
      <style:paragraph-properties fo:margin-top="0cm" fo:margin-bottom="0cm" loext:contextual-spacing="false" fo:line-height="100%"/>
      <style:text-properties style:font-name="Cantarell"/>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9715f8" style:font-size-asian="11pt" style:font-style-asian="italic"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d8f452" fo:hyphenate="false" fo:hyphenation-remain-char-count="2" fo:hyphenation-push-char-count="2"/>
    </style:style>
    <style:style style:name="P20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09577cb" fo:hyphenate="false" fo:hyphenation-remain-char-count="2" fo:hyphenation-push-char-count="2"/>
    </style:style>
    <style:style style:name="P203"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fo:color="#800000" style:font-name="Cantarell" fo:font-size="11pt" fo:language="en" fo:country="US" fo:font-style="italic" fo:font-weight="bold" officeooo:rsid="015c1115" officeooo:paragraph-rsid="015c1115"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20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6"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0"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1"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13"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1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5"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6"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7"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18" style:family="paragraph" style:parent-style-name="Preformatted_20_Text">
      <style:paragraph-properties fo:text-align="justify" style:justify-single-word="false"/>
      <style:text-properties style:font-name="Cantarell" fo:language="en" fo:country="US" style:font-name-complex="Cantarell"/>
    </style:style>
    <style:style style:name="P219"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20"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1"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2" style:family="paragraph" style:parent-style-name="Contents_20_2">
      <style:paragraph-properties>
        <style:tab-stops>
          <style:tab-stop style:position="17cm" style:type="right" style:leader-style="dotted" style:leader-text="."/>
        </style:tab-stops>
      </style:paragraph-properties>
    </style:style>
    <style:style style:name="P223" style:family="paragraph" style:parent-style-name="Contents_20_2">
      <style:paragraph-properties>
        <style:tab-stops>
          <style:tab-stop style:position="17cm" style:type="right" style:leader-style="dotted" style:leader-text="."/>
        </style:tab-stops>
      </style:paragraph-properties>
      <style:text-properties officeooo:paragraph-rsid="0197289c"/>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Heading_20_1">
      <style:paragraph-properties fo:margin-top="0cm" fo:margin-bottom="0cm" loext:contextual-spacing="false"/>
    </style:style>
    <style:style style:name="P226" style:family="paragraph" style:parent-style-name="Heading_20_1">
      <style:paragraph-properties fo:margin-top="0cm" fo:margin-bottom="0cm" loext:contextual-spacing="false"/>
      <style:text-properties style:font-name="Cantarell"/>
    </style:style>
    <style:style style:name="P227"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28"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29"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30"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31"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32"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3" style:family="paragraph" style:parent-style-name="Heading_20_1">
      <style:paragraph-properties fo:margin-top="0cm" fo:margin-bottom="0cm" loext:contextual-spacing="false"/>
      <style:text-properties style:font-name="Cantarell" officeooo:paragraph-rsid="0189aca1"/>
    </style:style>
    <style:style style:name="P234" style:family="paragraph" style:parent-style-name="Heading_20_1">
      <style:paragraph-properties fo:margin-top="0cm" fo:margin-bottom="0cm" loext:contextual-spacing="false"/>
      <style:text-properties style:font-name="Cantarell" officeooo:paragraph-rsid="01868739"/>
    </style:style>
    <style:style style:name="P235"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36"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37" style:family="paragraph" style:parent-style-name="Heading_20_2">
      <style:paragraph-properties fo:text-align="justify" style:justify-single-word="false"/>
      <style:text-properties officeooo:paragraph-rsid="014c9ca0"/>
    </style:style>
    <style:style style:name="P238" style:family="paragraph" style:parent-style-name="Heading_20_2">
      <style:text-properties style:font-name="Cantarell" fo:font-size="14pt" style:font-size-asian="14pt" style:font-size-complex="14pt"/>
    </style:style>
    <style:style style:name="P239"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40"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1"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0d5ef" style:font-name-asian="Cantarell" style:font-name-complex="Cantarell"/>
    </style:style>
    <style:style style:name="T40" style:family="text">
      <style:text-properties officeooo:rsid="0139f42b" style:font-name-asian="Cantarell" style:font-name-complex="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1c00d0"/>
    </style:style>
    <style:style style:name="T44" style:family="text">
      <style:text-properties officeooo:rsid="0012c32d"/>
    </style:style>
    <style:style style:name="T45" style:family="text">
      <style:text-properties officeooo:rsid="002b4c3e"/>
    </style:style>
    <style:style style:name="T46" style:family="text">
      <style:text-properties officeooo:rsid="00149984"/>
    </style:style>
    <style:style style:name="T47" style:family="text">
      <style:text-properties officeooo:rsid="0015204e"/>
    </style:style>
    <style:style style:name="T48" style:family="text">
      <style:text-properties officeooo:rsid="00369449"/>
    </style:style>
    <style:style style:name="T49" style:family="text">
      <style:text-properties officeooo:rsid="00294909"/>
    </style:style>
    <style:style style:name="T50" style:family="text">
      <style:text-properties officeooo:rsid="00283631"/>
    </style:style>
    <style:style style:name="T51" style:family="text">
      <style:text-properties fo:font-weight="normal" style:font-name-asian="Cantarell" style:font-weight-asian="normal" style:font-weight-complex="normal"/>
    </style:style>
    <style:style style:name="T52" style:family="text">
      <style:text-properties fo:font-weight="normal" officeooo:rsid="000f4cd3" style:font-name-asian="Cantarell" style:font-weight-asian="normal" style:font-weight-complex="normal"/>
    </style:style>
    <style:style style:name="T53" style:family="text">
      <style:text-properties fo:font-weight="normal" officeooo:rsid="00261c65" style:font-name-asian="Cantarell" style:font-weight-asian="normal" style:font-weight-complex="normal"/>
    </style:style>
    <style:style style:name="T54" style:family="text">
      <style:text-properties fo:font-weight="normal" officeooo:rsid="003df749" style:font-name-asian="Cantarell" style:font-weight-asian="normal" style:font-weight-complex="normal"/>
    </style:style>
    <style:style style:name="T55" style:family="text">
      <style:text-properties fo:font-weight="normal" officeooo:rsid="00245011" style:font-name-asian="Cantarell" style:font-weight-asian="normal" style:font-weight-complex="normal"/>
    </style:style>
    <style:style style:name="T56" style:family="text">
      <style:text-properties fo:font-weight="normal" officeooo:rsid="00283631" style:font-name-asian="Cantarell" style:font-weight-asian="normal" style:font-weight-complex="normal"/>
    </style:style>
    <style:style style:name="T57" style:family="text">
      <style:text-properties fo:font-weight="normal" officeooo:rsid="00294909" style:font-name-asian="Cantarell" style:font-weight-asian="normal" style:font-weight-complex="normal"/>
    </style:style>
    <style:style style:name="T58" style:family="text">
      <style:text-properties fo:font-weight="normal" style:font-name-asian="Cantarell" style:font-weight-asian="normal" style:font-name-complex="Cantarell" style:font-weight-complex="normal"/>
    </style:style>
    <style:style style:name="T59" style:family="text">
      <style:text-properties fo:font-weight="normal" officeooo:rsid="000e1e54" style:font-name-asian="Cantarell" style:font-weight-asian="normal" style:font-name-complex="Cantarell" style:font-weight-complex="normal"/>
    </style:style>
    <style:style style:name="T60" style:family="text">
      <style:text-properties fo:font-weight="normal" officeooo:rsid="000bb634" style:font-name-asian="Cantarell" style:font-weight-asian="normal" style:font-name-complex="Cantarell" style:font-weight-complex="normal"/>
    </style:style>
    <style:style style:name="T61" style:family="text">
      <style:text-properties fo:font-weight="normal" style:font-name-asian="Cantarell3" style:font-weight-asian="normal" style:font-name-complex="Cantarell" style:font-weight-complex="normal"/>
    </style:style>
    <style:style style:name="T62" style:family="text">
      <style:text-properties fo:font-weight="normal" officeooo:rsid="000c5ae4" style:font-name-asian="Cantarell3" style:font-weight-asian="normal" style:font-name-complex="Cantarell" style:font-weight-complex="normal"/>
    </style:style>
    <style:style style:name="T63" style:family="text">
      <style:text-properties fo:font-weight="normal" officeooo:rsid="000e1e54" style:font-name-asian="Cantarell3" style:font-weight-asian="normal" style:font-name-complex="Cantarell" style:font-weight-complex="normal"/>
    </style:style>
    <style:style style:name="T64" style:family="text">
      <style:text-properties fo:font-weight="normal" officeooo:rsid="01743645" style:font-name-asian="Cantarell3" style:font-weight-asian="normal" style:font-name-complex="Cantarell" style:font-weight-complex="normal"/>
    </style:style>
    <style:style style:name="T65" style:family="text">
      <style:text-properties fo:font-weight="normal" style:font-name-asian="Cantarell3" style:font-weight-asian="normal" style:font-weight-complex="normal"/>
    </style:style>
    <style:style style:name="T66" style:family="text">
      <style:text-properties fo:font-weight="normal" officeooo:rsid="01743645" style:font-name-asian="Cantarell3" style:font-weight-asian="normal" style:font-weight-complex="normal"/>
    </style:style>
    <style:style style:name="T67" style:family="text">
      <style:text-properties fo:font-weight="normal" officeooo:rsid="003fd2b6" style:font-name-asian="Cantarell3" style:font-weight-asian="normal" style:font-weight-complex="normal"/>
    </style:style>
    <style:style style:name="T68" style:family="text">
      <style:text-properties fo:font-weight="normal" officeooo:rsid="0040a123" style:font-name-asian="Cantarell3" style:font-weight-asian="normal" style:font-weight-complex="normal"/>
    </style:style>
    <style:style style:name="T69" style:family="text">
      <style:text-properties fo:font-weight="normal" officeooo:rsid="0046ea59" style:font-name-asian="Cantarell3" style:font-weight-asian="normal" style:font-weight-complex="normal"/>
    </style:style>
    <style:style style:name="T70" style:family="text">
      <style:text-properties fo:font-weight="normal" style:font-weight-asian="normal" style:font-weight-complex="normal"/>
    </style:style>
    <style:style style:name="T71" style:family="text">
      <style:text-properties fo:font-weight="normal" officeooo:rsid="00aee621" style:font-weight-asian="normal" style:font-weight-complex="normal"/>
    </style:style>
    <style:style style:name="T72" style:family="text">
      <style:text-properties fo:font-weight="normal" officeooo:rsid="00f3584c" style:font-weight-asian="normal" style:font-weight-complex="normal"/>
    </style:style>
    <style:style style:name="T73" style:family="text">
      <style:text-properties fo:font-weight="normal" officeooo:rsid="00297359" style:font-weight-asian="normal" style:font-weight-complex="normal"/>
    </style:style>
    <style:style style:name="T74" style:family="text">
      <style:text-properties fo:font-weight="normal" officeooo:rsid="01933d32" style:font-weight-asian="normal" style:font-weight-complex="normal"/>
    </style:style>
    <style:style style:name="T75" style:family="text">
      <style:text-properties fo:font-weight="normal" style:font-weight-asian="normal" style:font-name-complex="Cantarell" style:font-weight-complex="normal"/>
    </style:style>
    <style:style style:name="T76" style:family="text">
      <style:text-properties fo:font-weight="normal" fo:background-color="transparent" loext:char-shading-value="0" style:font-name-asian="Cantarell3" style:font-weight-asian="normal" style:font-name-complex="Cantarell" style:font-weight-complex="normal"/>
    </style:style>
    <style:style style:name="T77" style:family="text">
      <style:text-properties fo:font-weight="normal" officeooo:rsid="000c5ae4" fo:background-color="transparent" loext:char-shading-value="0" style:font-name-asian="Cantarell3" style:font-weight-asian="normal" style:font-name-complex="Cantarell" style:font-weight-complex="normal"/>
    </style:style>
    <style:style style:name="T78" style:family="text">
      <style:text-properties fo:font-weight="normal" officeooo:rsid="000e1e54" fo:background-color="transparent" loext:char-shading-value="0" style:font-name-asian="Cantarell3" style:font-weight-asian="normal" style:font-name-complex="Cantarell" style:font-weight-complex="normal"/>
    </style:style>
    <style:style style:name="T79" style:family="text">
      <style:text-properties fo:font-weight="normal" officeooo:rsid="000bb634" fo:background-color="transparent" loext:char-shading-value="0" style:font-name-asian="Cantarell3" style:font-weight-asian="normal" style:font-name-complex="Cantarell" style:font-weight-complex="normal"/>
    </style:style>
    <style:style style:name="T80" style:family="text">
      <style:text-properties fo:font-weight="normal" officeooo:rsid="00380be7" fo:background-color="transparent" loext:char-shading-value="0" style:font-name-asian="Cantarell3" style:font-weight-asian="normal" style:font-name-complex="Cantarell" style:font-weight-complex="normal"/>
    </style:style>
    <style:style style:name="T81" style:family="text">
      <style:text-properties fo:font-weight="normal" officeooo:rsid="001c00d0" fo:background-color="transparent" loext:char-shading-value="0" style:font-name-asian="Cantarell3" style:font-weight-asian="normal" style:font-name-complex="Cantarell" style:font-weight-complex="normal"/>
    </style:style>
    <style:style style:name="T82" style:family="text">
      <style:text-properties fo:font-weight="normal" officeooo:rsid="01743645" fo:background-color="transparent" loext:char-shading-value="0" style:font-name-asian="Cantarell3" style:font-weight-asian="normal" style:font-name-complex="Cantarell" style:font-weight-complex="normal"/>
    </style:style>
    <style:style style:name="T83" style:family="text">
      <style:text-properties fo:font-weight="normal" officeooo:rsid="001e2f01" fo:background-color="transparent" loext:char-shading-value="0" style:font-name-asian="Cantarell3" style:font-weight-asian="normal" style:font-name-complex="Cantarell" style:font-weight-complex="normal"/>
    </style:style>
    <style:style style:name="T84" style:family="text">
      <style:text-properties fo:font-weight="normal" fo:background-color="transparent" loext:char-shading-value="0" style:font-name-asian="Cantarell3" style:font-weight-asian="normal" style:font-weight-complex="normal"/>
    </style:style>
    <style:style style:name="T85" style:family="text">
      <style:text-properties fo:font-weight="normal" officeooo:rsid="01743645" fo:background-color="transparent" loext:char-shading-value="0" style:font-name-asian="Cantarell3" style:font-weight-asian="normal" style:font-weight-complex="normal"/>
    </style:style>
    <style:style style:name="T86" style:family="text">
      <style:text-properties fo:font-weight="normal" officeooo:rsid="0012c32d" fo:background-color="transparent" loext:char-shading-value="0" style:font-name-asian="Cantarell3" style:font-weight-asian="normal" style:font-weight-complex="normal"/>
    </style:style>
    <style:style style:name="T87" style:family="text">
      <style:text-properties fo:font-weight="normal" fo:background-color="transparent" loext:char-shading-value="0" style:font-name-asian="Cantarell" style:font-weight-asian="normal" style:font-name-complex="Cantarell" style:font-weight-complex="normal"/>
    </style:style>
    <style:style style:name="T88" style:family="text">
      <style:text-properties fo:font-weight="normal" officeooo:rsid="000e1e54" fo:background-color="transparent" loext:char-shading-value="0" style:font-name-asian="Cantarell" style:font-weight-asian="normal" style:font-name-complex="Cantarell" style:font-weight-complex="normal"/>
    </style:style>
    <style:style style:name="T89" style:family="text">
      <style:text-properties fo:font-weight="normal" fo:background-color="transparent" loext:char-shading-value="0" style:font-weight-asian="normal" style:font-name-complex="Cantarell" style:font-weight-complex="normal"/>
    </style:style>
    <style:style style:name="T90" style:family="text">
      <style:text-properties fo:font-weight="normal" officeooo:rsid="000e1e54" fo:background-color="transparent" loext:char-shading-value="0" style:font-weight-asian="normal" style:font-name-complex="Cantarell" style:font-weight-complex="normal"/>
    </style:style>
    <style:style style:name="T91"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92"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7"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100"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6"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1"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2"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style:letter-kerning="true" style:font-name-asian="Cantarell" style:language-asian="zh" style:country-asian="CN" style:font-name-complex="Cantarell" style:language-complex="hi" style:country-complex="IN"/>
    </style:style>
    <style:style style:name="T11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16"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17"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18" style:family="text">
      <style:text-properties style:use-window-font-color="true" officeooo:rsid="0018921b" style:letter-kerning="true" style:font-name-asian="Cantarell" style:language-asian="zh" style:country-asian="CN" style:language-complex="hi" style:country-complex="IN"/>
    </style:style>
    <style:style style:name="T119" style:family="text">
      <style:text-properties style:use-window-font-color="true" officeooo:rsid="000e1e54" style:letter-kerning="true" style:font-name-asian="Cantarell" style:language-asian="zh" style:country-asian="CN" style:language-complex="hi" style:country-complex="IN"/>
    </style:style>
    <style:style style:name="T12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2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2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2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2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2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27"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28"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29"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0"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1"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2"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6"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3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3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4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4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42"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43"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44" style:family="text">
      <style:text-properties officeooo:rsid="001a0d38"/>
    </style:style>
    <style:style style:name="T145" style:family="text">
      <style:text-properties officeooo:rsid="00261c65"/>
    </style:style>
    <style:style style:name="T146" style:family="text">
      <style:text-properties officeooo:rsid="00268703"/>
    </style:style>
    <style:style style:name="T147" style:family="text">
      <style:text-properties officeooo:rsid="00297359" style:font-name-asian="Liberation Serif1"/>
    </style:style>
    <style:style style:name="T148" style:family="text">
      <style:text-properties officeooo:rsid="00283631" style:font-name-asian="Liberation Serif1"/>
    </style:style>
    <style:style style:name="T149" style:family="text">
      <style:text-properties officeooo:rsid="001349eb" style:font-name-asian="Liberation Serif1"/>
    </style:style>
    <style:style style:name="T150" style:family="text">
      <style:text-properties officeooo:rsid="003ccd3b"/>
    </style:style>
    <style:style style:name="T151" style:family="text">
      <style:text-properties officeooo:rsid="003df749"/>
    </style:style>
    <style:style style:name="T152" style:family="text">
      <style:text-properties officeooo:rsid="00410543"/>
    </style:style>
    <style:style style:name="T153" style:family="text">
      <style:text-properties officeooo:rsid="0048cce5"/>
    </style:style>
    <style:style style:name="T154" style:family="text">
      <style:text-properties officeooo:rsid="0051338e"/>
    </style:style>
    <style:style style:name="T155" style:family="text">
      <style:text-properties fo:font-style="italic" style:font-style-asian="italic" style:font-style-complex="italic"/>
    </style:style>
    <style:style style:name="T156" style:family="text">
      <style:text-properties fo:font-style="italic" style:font-style-asian="italic" style:font-name-complex="Cantarell" style:font-style-complex="italic"/>
    </style:style>
    <style:style style:name="T157" style:family="text">
      <style:text-properties fo:font-style="italic" style:font-name-asian="Cantarell" style:font-style-asian="italic" style:font-style-complex="italic"/>
    </style:style>
    <style:style style:name="T158" style:family="text">
      <style:text-properties fo:font-style="italic" style:font-name-asian="Cantarell" style:font-style-asian="italic" style:font-name-complex="Cantarell" style:font-style-complex="italic"/>
    </style:style>
    <style:style style:name="T159"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60"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61"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62" style:family="text">
      <style:text-properties fo:font-size="12pt" style:font-size-asian="12pt" style:font-name-complex="Cantarell" style:font-size-complex="12pt"/>
    </style:style>
    <style:style style:name="T163" style:family="text">
      <style:text-properties fo:font-size="12pt" officeooo:rsid="0040a123" style:font-size-asian="12pt" style:font-name-complex="Cantarell" style:font-size-complex="12pt"/>
    </style:style>
    <style:style style:name="T164" style:family="text">
      <style:text-properties fo:font-size="12pt" officeooo:rsid="004f06a7" style:font-size-asian="12pt" style:font-name-complex="Cantarell" style:font-size-complex="12pt"/>
    </style:style>
    <style:style style:name="T165" style:family="text">
      <style:text-properties fo:font-size="12pt" officeooo:rsid="009f3d82" style:font-size-asian="12pt" style:font-name-complex="Cantarell" style:font-size-complex="12pt"/>
    </style:style>
    <style:style style:name="T166" style:family="text">
      <style:text-properties fo:font-size="12pt" officeooo:rsid="0009c0be" style:font-size-asian="12pt" style:font-name-complex="Cantarell" style:font-size-complex="12pt"/>
    </style:style>
    <style:style style:name="T167" style:family="text">
      <style:text-properties fo:font-size="12pt" officeooo:rsid="00ea7a61" style:font-size-asian="12pt" style:font-name-complex="Cantarell" style:font-size-complex="12pt"/>
    </style:style>
    <style:style style:name="T168" style:family="text">
      <style:text-properties fo:font-size="12pt" officeooo:rsid="00297359" style:font-size-asian="12pt" style:font-name-complex="Cantarell" style:font-size-complex="12pt"/>
    </style:style>
    <style:style style:name="T169" style:family="text">
      <style:text-properties fo:font-size="12pt" officeooo:rsid="00ec4374" style:font-size-asian="12pt" style:font-name-complex="Cantarell" style:font-size-complex="12pt"/>
    </style:style>
    <style:style style:name="T170" style:family="text">
      <style:text-properties fo:font-size="12pt" style:font-size-asian="12pt" style:font-size-complex="12pt"/>
    </style:style>
    <style:style style:name="T171" style:family="text">
      <style:text-properties fo:font-size="12pt" officeooo:rsid="00297359" style:font-size-asian="12pt" style:font-size-complex="12pt"/>
    </style:style>
    <style:style style:name="T172" style:family="text">
      <style:text-properties fo:font-size="12pt" officeooo:rsid="008cfc14" style:font-size-asian="12pt" style:font-size-complex="12pt"/>
    </style:style>
    <style:style style:name="T173" style:family="text">
      <style:text-properties fo:font-size="12pt" officeooo:rsid="00f0b7bf" style:font-size-asian="12pt" style:font-size-complex="12pt"/>
    </style:style>
    <style:style style:name="T174" style:family="text">
      <style:text-properties fo:font-size="12pt" officeooo:rsid="00f3584c" style:font-size-asian="12pt" style:font-size-complex="12pt"/>
    </style:style>
    <style:style style:name="T175"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76"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77"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8" style:family="text">
      <style:text-properties fo:font-size="12pt" fo:background-color="transparent" loext:char-shading-value="0" style:font-name-asian="Cantarell3" style:font-size-asian="12pt" style:font-size-complex="12pt"/>
    </style:style>
    <style:style style:name="T179" style:family="text">
      <style:text-properties fo:font-size="12pt" officeooo:rsid="00dc951a" fo:background-color="transparent" loext:char-shading-value="0" style:font-name-asian="Cantarell3" style:font-size-asian="12pt" style:font-size-complex="12pt"/>
    </style:style>
    <style:style style:name="T180"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81"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83"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84"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85" style:family="text">
      <style:text-properties fo:font-size="12pt" fo:font-weight="normal" officeooo:rsid="012428d8" style:font-size-asian="12pt" style:font-weight-asian="normal" style:font-size-complex="12pt" style:font-weight-complex="normal"/>
    </style:style>
    <style:style style:name="T186" style:family="text">
      <style:text-properties fo:font-size="12pt" officeooo:rsid="0009c0be" style:font-name-asian="Cantarell" style:font-size-asian="12pt" style:font-name-complex="Cantarell" style:font-size-complex="12pt"/>
    </style:style>
    <style:style style:name="T187" style:family="text">
      <style:text-properties fo:font-size="12pt" fo:language="en" fo:country="US" officeooo:rsid="000f4cd3" style:font-name-asian="Cantarell" style:font-size-asian="12pt" style:font-name-complex="Cantarell" style:font-size-complex="12pt"/>
    </style:style>
    <style:style style:name="T188" style:family="text">
      <style:text-properties fo:font-size="12pt" fo:language="en" fo:country="US" officeooo:rsid="00fdd697" style:font-name-asian="Cantarell" style:font-size-asian="12pt" style:font-name-complex="Cantarell" style:font-size-complex="12pt"/>
    </style:style>
    <style:style style:name="T189" style:family="text">
      <style:text-properties fo:font-size="12pt" fo:language="en" fo:country="US" officeooo:rsid="00297359" style:font-size-asian="12pt" style:font-size-complex="12pt"/>
    </style:style>
    <style:style style:name="T190" style:family="text">
      <style:text-properties fo:font-size="12pt" fo:language="en" fo:country="US" officeooo:rsid="0112cd9d" style:font-size-asian="12pt" style:font-size-complex="12pt"/>
    </style:style>
    <style:style style:name="T191" style:family="text">
      <style:text-properties fo:color="#800000" fo:font-weight="bold" style:font-weight-asian="bold" style:font-weight-complex="bold"/>
    </style:style>
    <style:style style:name="T192" style:family="text">
      <style:text-properties fo:color="#800000" fo:font-weight="bold" officeooo:rsid="00afae35" style:font-weight-asian="bold" style:font-weight-complex="bold"/>
    </style:style>
    <style:style style:name="T193" style:family="text">
      <style:text-properties fo:color="#800000" fo:font-weight="bold" officeooo:rsid="017ac6dd" style:font-weight-asian="bold" style:font-weight-complex="bold"/>
    </style:style>
    <style:style style:name="T19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9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9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97" style:family="text">
      <style:text-properties fo:color="#800000" fo:font-style="normal" fo:font-weight="bold" officeooo:rsid="00afae35" style:font-style-asian="normal" style:font-weight-asian="bold" style:font-name-complex="Cantarell" style:font-style-complex="normal" style:font-weight-complex="bold"/>
    </style:style>
    <style:style style:name="T198" style:family="text">
      <style:text-properties fo:color="#800000" fo:font-style="normal" fo:font-weight="bold" officeooo:rsid="015af5cb" style:font-style-asian="normal" style:font-weight-asian="bold" style:font-name-complex="Cantarell" style:font-style-complex="normal" style:font-weight-complex="bold"/>
    </style:style>
    <style:style style:name="T199" style:family="text">
      <style:text-properties fo:color="#800000" fo:font-style="normal" fo:font-weight="bold" officeooo:rsid="016307b4" style:font-style-asian="normal" style:font-weight-asian="bold" style:font-name-complex="Cantarell" style:font-style-complex="normal" style:font-weight-complex="bold"/>
    </style:style>
    <style:style style:name="T200"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1"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202" style:family="text">
      <style:text-properties fo:language="en" fo:country="US"/>
    </style:style>
    <style:style style:name="T203" style:family="text">
      <style:text-properties fo:language="en" fo:country="US" officeooo:rsid="006fdda8"/>
    </style:style>
    <style:style style:name="T204" style:family="text">
      <style:text-properties fo:language="en" fo:country="US" officeooo:rsid="0071868b"/>
    </style:style>
    <style:style style:name="T205" style:family="text">
      <style:text-properties fo:language="en" fo:country="US" officeooo:rsid="007d1043"/>
    </style:style>
    <style:style style:name="T206" style:family="text">
      <style:text-properties fo:language="en" fo:country="US" style:font-name-asian="Cantarell" style:font-name-complex="Cantarell"/>
    </style:style>
    <style:style style:name="T207" style:family="text">
      <style:text-properties fo:language="en" fo:country="US" officeooo:rsid="0030dd0f" style:font-name-asian="Cantarell" style:font-name-complex="Cantarell"/>
    </style:style>
    <style:style style:name="T208" style:family="text">
      <style:text-properties fo:language="en" fo:country="US" officeooo:rsid="0012c32d" style:font-name-asian="Cantarell" style:font-name-complex="Cantarell"/>
    </style:style>
    <style:style style:name="T209" style:family="text">
      <style:text-properties fo:language="en" fo:country="US" officeooo:rsid="00d7f7e5" style:font-name-asian="Cantarell" style:font-name-complex="Cantarell"/>
    </style:style>
    <style:style style:name="T210" style:family="text">
      <style:text-properties fo:language="en" fo:country="US" officeooo:rsid="00a60668" style:font-name-asian="Cantarell" style:font-name-complex="Cantarell"/>
    </style:style>
    <style:style style:name="T211" style:family="text">
      <style:text-properties fo:language="en" fo:country="US" officeooo:rsid="00b4f3a1" style:font-name-asian="Cantarell" style:font-name-complex="Cantarell"/>
    </style:style>
    <style:style style:name="T212" style:family="text">
      <style:text-properties fo:language="en" fo:country="US" officeooo:rsid="0046ea59" style:font-name-asian="Cantarell" style:font-name-complex="Cantarell"/>
    </style:style>
    <style:style style:name="T213" style:family="text">
      <style:text-properties fo:language="en" fo:country="US" officeooo:rsid="004c62f4" style:font-name-asian="Cantarell" style:font-name-complex="Cantarell"/>
    </style:style>
    <style:style style:name="T214" style:family="text">
      <style:text-properties fo:language="en" fo:country="US" officeooo:rsid="00228f90" style:font-name-asian="Cantarell" style:font-name-complex="Cantarell"/>
    </style:style>
    <style:style style:name="T215" style:family="text">
      <style:text-properties fo:language="en" fo:country="US" officeooo:rsid="005ae272" style:font-name-asian="Cantarell" style:font-name-complex="Cantarell"/>
    </style:style>
    <style:style style:name="T216" style:family="text">
      <style:text-properties fo:language="en" fo:country="US" officeooo:rsid="002e38aa" style:font-name-asian="Cantarell" style:font-name-complex="Cantarell"/>
    </style:style>
    <style:style style:name="T217" style:family="text">
      <style:text-properties fo:language="en" fo:country="US" officeooo:rsid="009577cb" style:font-name-asian="Cantarell" style:font-name-complex="Cantarell"/>
    </style:style>
    <style:style style:name="T218" style:family="text">
      <style:text-properties fo:language="en" fo:country="US" officeooo:rsid="00245011" style:font-name-asian="Cantarell" style:font-name-complex="Cantarell"/>
    </style:style>
    <style:style style:name="T219" style:family="text">
      <style:text-properties fo:language="en" fo:country="US" officeooo:rsid="0048cce5" style:font-name-asian="Cantarell" style:font-name-complex="Cantarell"/>
    </style:style>
    <style:style style:name="T220" style:family="text">
      <style:text-properties fo:language="en" fo:country="US" officeooo:rsid="00111df4" style:font-name-asian="Cantarell" style:font-name-complex="Cantarell"/>
    </style:style>
    <style:style style:name="T221" style:family="text">
      <style:text-properties fo:language="en" fo:country="US" officeooo:rsid="001f19a6" style:font-name-asian="Cantarell" style:font-name-complex="Cantarell"/>
    </style:style>
    <style:style style:name="T222" style:family="text">
      <style:text-properties fo:language="en" fo:country="US" officeooo:rsid="01171892" style:font-name-asian="Cantarell" style:font-name-complex="Cantarell"/>
    </style:style>
    <style:style style:name="T223" style:family="text">
      <style:text-properties fo:language="en" fo:country="US" officeooo:rsid="001c00d0" style:font-name-asian="Cantarell" style:font-name-complex="Cantarell"/>
    </style:style>
    <style:style style:name="T224" style:family="text">
      <style:text-properties fo:language="en" fo:country="US" officeooo:rsid="01471e99" style:font-name-asian="Cantarell" style:font-name-complex="Cantarell"/>
    </style:style>
    <style:style style:name="T225" style:family="text">
      <style:text-properties fo:language="en" fo:country="US" officeooo:rsid="01474d8d" style:font-name-asian="Cantarell" style:font-name-complex="Cantarell"/>
    </style:style>
    <style:style style:name="T226" style:family="text">
      <style:text-properties fo:language="en" fo:country="US" officeooo:rsid="01755ad4" style:font-name-asian="Cantarell" style:font-name-complex="Cantarell"/>
    </style:style>
    <style:style style:name="T227" style:family="text">
      <style:text-properties fo:language="en" fo:country="US" officeooo:rsid="003458a5" style:font-name-asian="Cantarell" style:font-name-complex="Cantarell"/>
    </style:style>
    <style:style style:name="T228" style:family="text">
      <style:text-properties fo:language="en" fo:country="US" style:font-name-asian="Cantarell3" style:font-name-complex="Cantarell"/>
    </style:style>
    <style:style style:name="T229" style:family="text">
      <style:text-properties fo:language="en" fo:country="US" officeooo:rsid="00d7f7e5" style:font-name-asian="Cantarell3" style:font-name-complex="Cantarell"/>
    </style:style>
    <style:style style:name="T230" style:family="text">
      <style:text-properties fo:language="en" fo:country="US" officeooo:rsid="0012c32d" style:font-name-asian="Cantarell3" style:font-name-complex="Cantarell"/>
    </style:style>
    <style:style style:name="T231" style:family="text">
      <style:text-properties fo:language="en" fo:country="US" officeooo:rsid="001c5a8c" style:font-name-asian="Cantarell3" style:font-name-complex="Cantarell"/>
    </style:style>
    <style:style style:name="T232" style:family="text">
      <style:text-properties fo:language="en" fo:country="US" style:font-name-complex="Cantarell"/>
    </style:style>
    <style:style style:name="T233" style:family="text">
      <style:text-properties fo:language="en" fo:country="US" officeooo:rsid="0012c32d" style:font-name-complex="Cantarell"/>
    </style:style>
    <style:style style:name="T234" style:family="text">
      <style:text-properties fo:language="en" fo:country="US" officeooo:rsid="00a60668" style:font-name-complex="Cantarell"/>
    </style:style>
    <style:style style:name="T235" style:family="text">
      <style:text-properties fo:language="en" fo:country="US" officeooo:rsid="0040e77d" style:font-name-complex="Cantarell"/>
    </style:style>
    <style:style style:name="T236" style:family="text">
      <style:text-properties fo:language="en" fo:country="US" officeooo:rsid="00410543" style:font-name-complex="Cantarell"/>
    </style:style>
    <style:style style:name="T237" style:family="text">
      <style:text-properties fo:language="en" fo:country="US" officeooo:rsid="00245011" style:font-name-complex="Cantarell"/>
    </style:style>
    <style:style style:name="T238" style:family="text">
      <style:text-properties fo:language="en" fo:country="US" officeooo:rsid="0040a123" style:font-name-complex="Cantarell"/>
    </style:style>
    <style:style style:name="T239" style:family="text">
      <style:text-properties fo:language="en" fo:country="US" officeooo:rsid="00261c65" style:font-name-complex="Cantarell"/>
    </style:style>
    <style:style style:name="T240" style:family="text">
      <style:text-properties fo:language="en" fo:country="US" fo:font-weight="normal" officeooo:rsid="00245011" style:font-name-asian="Cantarell" style:font-weight-asian="normal" style:font-name-complex="Cantarell" style:font-weight-complex="normal"/>
    </style:style>
    <style:style style:name="T241" style:family="text">
      <style:text-properties fo:language="en" fo:country="US" fo:font-weight="normal" officeooo:rsid="0026bc16" style:font-name-asian="Cantarell" style:font-weight-asian="normal" style:font-name-complex="Cantarell" style:font-weight-complex="normal"/>
    </style:style>
    <style:style style:name="T242" style:family="text">
      <style:text-properties fo:language="en" fo:country="US" fo:font-weight="normal" officeooo:rsid="00268703" style:font-name-asian="Cantarell" style:font-weight-asian="normal" style:font-name-complex="Cantarell" style:font-weight-complex="normal"/>
    </style:style>
    <style:style style:name="T243" style:family="text">
      <style:text-properties fo:language="en" fo:country="US" fo:font-weight="normal" officeooo:rsid="0030dd0f" style:font-name-asian="Cantarell" style:font-weight-asian="normal" style:font-name-complex="Cantarell" style:font-weight-complex="normal"/>
    </style:style>
    <style:style style:name="T244" style:family="text">
      <style:text-properties fo:language="en" fo:country="US" fo:font-weight="normal" officeooo:rsid="00297359" fo:background-color="transparent" loext:char-shading-value="0" style:font-weight-asian="normal" style:font-name-complex="Cantarell3" style:font-weight-complex="normal"/>
    </style:style>
    <style:style style:name="T245" style:family="text">
      <style:text-properties fo:language="en" fo:country="US" fo:font-weight="normal" officeooo:rsid="00aee621" fo:background-color="transparent" loext:char-shading-value="0" style:font-weight-asian="normal" style:font-name-complex="Cantarell3" style:font-weight-complex="normal"/>
    </style:style>
    <style:style style:name="T246" style:family="text">
      <style:text-properties fo:language="en" fo:country="US" fo:font-weight="normal" officeooo:rsid="00a8c07e" fo:background-color="transparent" loext:char-shading-value="0" style:font-weight-asian="normal" style:font-name-complex="Cantarell3" style:font-weight-complex="normal"/>
    </style:style>
    <style:style style:name="T247" style:family="text">
      <style:text-properties fo:language="en" fo:country="US" fo:font-weight="normal" officeooo:rsid="0150c102" fo:background-color="transparent" loext:char-shading-value="0" style:font-weight-asian="normal" style:font-name-complex="Cantarell3" style:font-weight-complex="normal"/>
    </style:style>
    <style:style style:name="T248"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49"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0"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1" style:family="text">
      <style:text-properties fo:language="en" fo:country="US" fo:font-weight="normal" style:font-name-asian="Cantarell3" style:font-weight-asian="normal" style:font-name-complex="Cantarell" style:font-weight-complex="normal"/>
    </style:style>
    <style:style style:name="T252" style:family="text">
      <style:text-properties fo:language="en" fo:country="US" fo:font-weight="normal" officeooo:rsid="01743645" style:font-name-asian="Cantarell3" style:font-weight-asian="normal" style:font-name-complex="Cantarell" style:font-weight-complex="normal"/>
    </style:style>
    <style:style style:name="T253" style:family="text">
      <style:text-properties fo:language="en" fo:country="US" officeooo:rsid="00acbe69" fo:background-color="transparent" loext:char-shading-value="0" style:font-name-complex="Cantarell"/>
    </style:style>
    <style:style style:name="T254" style:family="text">
      <style:text-properties fo:language="en" fo:country="US" fo:background-color="transparent" loext:char-shading-value="0" style:font-name-asian="Cantarell" style:font-name-complex="Cantarell"/>
    </style:style>
    <style:style style:name="T255" style:family="text">
      <style:text-properties fo:language="en" fo:country="US" officeooo:rsid="00283631" fo:background-color="transparent" loext:char-shading-value="0" style:font-name-asian="Cantarell" style:font-name-complex="Cantarell"/>
    </style:style>
    <style:style style:name="T256" style:family="text">
      <style:text-properties fo:language="en" fo:country="US" officeooo:rsid="00228f90" fo:background-color="transparent" loext:char-shading-value="0" style:font-name-asian="Cantarell" style:font-name-complex="Cantarell"/>
    </style:style>
    <style:style style:name="T257" style:family="text">
      <style:text-properties fo:language="en" fo:country="US" officeooo:rsid="01829e9b" fo:background-color="transparent" loext:char-shading-value="0" style:font-name-asian="Cantarell" style:font-name-complex="Cantarell"/>
    </style:style>
    <style:style style:name="T258" style:family="text">
      <style:text-properties fo:language="en" fo:country="US" fo:background-color="transparent" loext:char-shading-value="0" style:font-name-asian="Cantarell3" style:font-name-complex="Cantarell"/>
    </style:style>
    <style:style style:name="T259" style:family="text">
      <style:text-properties fo:language="en" fo:country="US" style:text-underline-style="solid" style:text-underline-width="auto" style:text-underline-color="font-color" style:font-name-asian="Cantarell3" style:font-name-complex="Cantarell"/>
    </style:style>
    <style:style style:name="T260" style:family="text">
      <style:text-properties fo:language="en" fo:country="US" officeooo:rsid="00988115"/>
    </style:style>
    <style:style style:name="T261" style:family="text">
      <style:text-properties fo:language="en" fo:country="US" officeooo:rsid="0099b190"/>
    </style:style>
    <style:style style:name="T262" style:family="text">
      <style:text-properties fo:font-size="11pt" fo:font-style="italic" officeooo:rsid="0013093f" style:font-size-asian="11pt" style:font-style-asian="italic" style:font-size-complex="11pt" style:font-style-complex="italic"/>
    </style:style>
    <style:style style:name="T263" style:family="text">
      <style:text-properties fo:font-size="11pt" fo:font-style="italic" officeooo:rsid="00f41b96" style:font-size-asian="11pt" style:font-style-asian="italic" style:font-size-complex="11pt" style:font-style-complex="italic"/>
    </style:style>
    <style:style style:name="T264" style:family="text">
      <style:text-properties officeooo:rsid="00acd12b"/>
    </style:style>
    <style:style style:name="T265" style:family="text">
      <style:text-properties style:text-underline-style="solid" style:text-underline-width="auto" style:text-underline-color="font-color" style:font-name-asian="Cantarell3"/>
    </style:style>
    <style:style style:name="T266" style:family="text">
      <style:text-properties style:text-underline-style="solid" style:text-underline-width="auto" style:text-underline-color="font-color" style:font-name-complex="Cantarell"/>
    </style:style>
    <style:style style:name="T267" style:family="text">
      <style:text-properties style:font-name-asian="Cantarell3"/>
    </style:style>
    <style:style style:name="T268" style:family="text">
      <style:text-properties officeooo:rsid="00d65097" style:font-name-asian="Cantarell3"/>
    </style:style>
    <style:style style:name="T269" style:family="text">
      <style:text-properties style:font-name-asian="Cantarell3" style:font-name-complex="Cantarell"/>
    </style:style>
    <style:style style:name="T270" style:family="text">
      <style:text-properties officeooo:rsid="0009de60" style:font-name-asian="Cantarell3" style:font-name-complex="Cantarell"/>
    </style:style>
    <style:style style:name="T271" style:family="text">
      <style:text-properties officeooo:rsid="000c5ae4" style:font-name-asian="Cantarell3" style:font-name-complex="Cantarell"/>
    </style:style>
    <style:style style:name="T272" style:family="text">
      <style:text-properties officeooo:rsid="00ba5a03" style:font-name-asian="Cantarell3" style:font-name-complex="Cantarell"/>
    </style:style>
    <style:style style:name="T273" style:family="text">
      <style:text-properties officeooo:rsid="005822c4" style:font-name-asian="Cantarell3" style:font-name-complex="Cantarell"/>
    </style:style>
    <style:style style:name="T274" style:family="text">
      <style:text-properties officeooo:rsid="000e1e54" style:font-name-asian="Cantarell3" style:font-name-complex="Cantarell"/>
    </style:style>
    <style:style style:name="T275" style:family="text">
      <style:text-properties officeooo:rsid="00f1ce04" style:font-name-asian="Cantarell3" style:font-name-complex="Cantarell"/>
    </style:style>
    <style:style style:name="T276" style:family="text">
      <style:text-properties officeooo:rsid="001c5a8c" style:font-name-asian="Cantarell3" style:font-name-complex="Cantarell"/>
    </style:style>
    <style:style style:name="T277" style:family="text">
      <style:text-properties officeooo:rsid="0040e77d"/>
    </style:style>
    <style:style style:name="T278" style:family="text">
      <style:text-properties officeooo:rsid="00369449" fo:background-color="transparent" loext:char-shading-value="0"/>
    </style:style>
    <style:style style:name="T279" style:family="text">
      <style:text-properties officeooo:rsid="00ea7a61" fo:background-color="transparent" loext:char-shading-value="0" style:font-name-asian="Cantarell3" style:font-name-complex="Cantarell"/>
    </style:style>
    <style:style style:name="T280" style:family="text">
      <style:text-properties officeooo:rsid="000e1e54" fo:background-color="transparent" loext:char-shading-value="0" style:font-name-asian="Cantarell3" style:font-name-complex="Cantarell"/>
    </style:style>
    <style:style style:name="T281" style:family="text">
      <style:text-properties officeooo:rsid="0009c0be" fo:background-color="transparent" loext:char-shading-value="0" style:font-name-asian="Cantarell3" style:font-name-complex="Cantarell"/>
    </style:style>
    <style:style style:name="T282" style:family="text">
      <style:text-properties officeooo:rsid="000c5ae4" fo:background-color="transparent" loext:char-shading-value="0" style:font-name-asian="Cantarell3" style:font-name-complex="Cantarell"/>
    </style:style>
    <style:style style:name="T283" style:family="text">
      <style:text-properties officeooo:rsid="00297359" fo:background-color="transparent" loext:char-shading-value="0" style:font-name-asian="Cantarell3" style:font-name-complex="Cantarell"/>
    </style:style>
    <style:style style:name="T284" style:family="text">
      <style:text-properties officeooo:rsid="00f3584c" fo:background-color="transparent" loext:char-shading-value="0" style:font-name-asian="Cantarell3" style:font-name-complex="Cantarell"/>
    </style:style>
    <style:style style:name="T285" style:family="text">
      <style:text-properties officeooo:rsid="0012c32d" fo:background-color="transparent" loext:char-shading-value="0" style:font-name-asian="Cantarell3"/>
    </style:style>
    <style:style style:name="T286" style:family="text">
      <style:text-properties officeooo:rsid="01743645" fo:background-color="transparent" loext:char-shading-value="0" style:font-name-asian="Cantarell3"/>
    </style:style>
    <style:style style:name="T287" style:family="text">
      <style:text-properties fo:background-color="transparent" loext:char-shading-value="0" style:font-name-asian="Cantarell" style:font-name-complex="Cantarell"/>
    </style:style>
    <style:style style:name="T288" style:family="text">
      <style:text-properties officeooo:rsid="000bb634" fo:background-color="transparent" loext:char-shading-value="0" style:font-name-asian="Cantarell" style:font-name-complex="Cantarell"/>
    </style:style>
    <style:style style:name="T289" style:family="text">
      <style:text-properties officeooo:rsid="001c00d0" fo:background-color="transparent" loext:char-shading-value="0" style:font-name-asian="Cantarell" style:font-name-complex="Cantarell"/>
    </style:style>
    <style:style style:name="T290" style:family="text">
      <style:text-properties fo:background-color="transparent" loext:char-shading-value="0" style:font-name-complex="Cantarell"/>
    </style:style>
    <style:style style:name="T291" style:family="text">
      <style:text-properties officeooo:rsid="001a6fd2" fo:background-color="transparent" loext:char-shading-value="0" style:font-name-complex="Cantarell"/>
    </style:style>
    <style:style style:name="T292" style:family="text">
      <style:text-properties officeooo:rsid="000c5ae4" fo:background-color="transparent" loext:char-shading-value="0" style:font-name-complex="Cantarell"/>
    </style:style>
    <style:style style:name="T293" style:family="text">
      <style:text-properties officeooo:rsid="0159c5f8" fo:background-color="transparent" loext:char-shading-value="0"/>
    </style:style>
    <style:style style:name="T294" style:family="text">
      <style:text-properties officeooo:rsid="015e0d27" fo:background-color="transparent" loext:char-shading-value="0"/>
    </style:style>
    <style:style style:name="T295" style:family="text">
      <style:text-properties officeooo:rsid="016307b4" fo:background-color="transparent" loext:char-shading-value="0"/>
    </style:style>
    <style:style style:name="T296"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297"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98" style:family="text">
      <style:text-properties officeooo:rsid="00ba5a03"/>
    </style:style>
    <style:style style:name="T299" style:family="text">
      <style:text-properties officeooo:rsid="00d5b41f"/>
    </style:style>
    <style:style style:name="T300" style:family="text">
      <style:text-properties officeooo:rsid="00d65097"/>
    </style:style>
    <style:style style:name="T301" style:family="text">
      <style:text-properties style:font-name-complex="Cantarell"/>
    </style:style>
    <style:style style:name="T302" style:family="text">
      <style:text-properties officeooo:rsid="0030dd0f" style:font-name-complex="Cantarell"/>
    </style:style>
    <style:style style:name="T303" style:family="text">
      <style:text-properties officeooo:rsid="0012c32d" style:font-name-complex="Cantarell"/>
    </style:style>
    <style:style style:name="T304" style:family="text">
      <style:text-properties officeooo:rsid="0018921b" style:font-name-complex="Cantarell"/>
    </style:style>
    <style:style style:name="T305" style:family="text">
      <style:text-properties officeooo:rsid="0009de60" style:font-name-complex="Cantarell"/>
    </style:style>
    <style:style style:name="T306" style:family="text">
      <style:text-properties officeooo:rsid="000bb634" style:font-name-complex="Cantarell"/>
    </style:style>
    <style:style style:name="T307" style:family="text">
      <style:text-properties officeooo:rsid="001a6fd2" style:font-name-complex="Cantarell"/>
    </style:style>
    <style:style style:name="T308" style:family="text">
      <style:text-properties officeooo:rsid="0046ea59" style:font-name-complex="Cantarell"/>
    </style:style>
    <style:style style:name="T309" style:family="text">
      <style:text-properties officeooo:rsid="00111df4" style:font-name-complex="Cantarell"/>
    </style:style>
    <style:style style:name="T310" style:family="text">
      <style:text-properties officeooo:rsid="001c5a8c" style:font-name-complex="Cantarell"/>
    </style:style>
    <style:style style:name="T311" style:family="text">
      <style:text-properties officeooo:rsid="000e1e54" style:font-name-complex="Cantarell"/>
    </style:style>
    <style:style style:name="T312" style:family="text">
      <style:text-properties officeooo:rsid="001931fd" style:font-name-complex="Cantarell"/>
    </style:style>
    <style:style style:name="T313" style:family="text">
      <style:text-properties officeooo:rsid="001fbb7e" style:font-name-complex="Cantarell"/>
    </style:style>
    <style:style style:name="T314" style:family="text">
      <style:text-properties officeooo:rsid="000f4cd3" style:font-name-complex="Cantarell"/>
    </style:style>
    <style:style style:name="T315" style:family="text">
      <style:text-properties officeooo:rsid="00228f90" style:font-name-complex="Cantarell"/>
    </style:style>
    <style:style style:name="T316" style:family="text">
      <style:text-properties officeooo:rsid="00245011" style:font-name-complex="Cantarell"/>
    </style:style>
    <style:style style:name="T317" style:family="text">
      <style:text-properties officeooo:rsid="004a5c87" style:font-name-complex="Cantarell"/>
    </style:style>
    <style:style style:name="T318" style:family="text">
      <style:text-properties officeooo:rsid="0013093f" style:font-name-complex="Cantarell"/>
    </style:style>
    <style:style style:name="T319" style:family="text">
      <style:text-properties officeooo:rsid="00f41b96" style:font-name-complex="Cantarell"/>
    </style:style>
    <style:style style:name="T320" style:family="text">
      <style:text-properties officeooo:rsid="004ad624" style:font-name-complex="Cantarell"/>
    </style:style>
    <style:style style:name="T321" style:family="text">
      <style:text-properties officeooo:rsid="00283631" style:font-name-complex="Cantarell"/>
    </style:style>
    <style:style style:name="T322" style:family="text">
      <style:text-properties officeooo:rsid="00f3584c"/>
    </style:style>
    <style:style style:name="T323" style:family="text">
      <style:text-properties officeooo:rsid="00f41b96"/>
    </style:style>
    <style:style style:name="T324" style:family="text">
      <style:text-properties officeooo:rsid="00f7e4ac"/>
    </style:style>
    <style:style style:name="T325" style:family="text">
      <style:text-properties officeooo:rsid="00fdd697"/>
    </style:style>
    <style:style style:name="T326" style:family="text">
      <style:text-properties officeooo:rsid="0110cb6c"/>
    </style:style>
    <style:style style:name="T327" style:family="text">
      <style:text-properties fo:font-weight="bold" style:font-weight-asian="bold" style:font-weight-complex="bold"/>
    </style:style>
    <style:style style:name="T328" style:family="text">
      <style:text-properties fo:font-weight="bold" officeooo:rsid="00f3584c" style:font-weight-asian="bold" style:font-weight-complex="bold"/>
    </style:style>
    <style:style style:name="T329" style:family="text">
      <style:text-properties fo:font-weight="bold" officeooo:rsid="00297359" style:font-weight-asian="bold" style:font-weight-complex="bold"/>
    </style:style>
    <style:style style:name="T330" style:family="text">
      <style:text-properties fo:font-weight="bold" officeooo:rsid="00d65097" style:font-weight-asian="bold" style:font-weight-complex="bold"/>
    </style:style>
    <style:style style:name="T331" style:family="text">
      <style:text-properties fo:font-weight="bold" officeooo:rsid="01868739" style:font-weight-asian="bold" style:font-weight-complex="bold"/>
    </style:style>
    <style:style style:name="T332" style:family="text">
      <style:text-properties fo:font-weight="bold" officeooo:rsid="001a0d38" style:font-name-asian="Liberation Serif1" style:font-weight-asian="bold" style:font-weight-complex="bold"/>
    </style:style>
    <style:style style:name="T333" style:family="text">
      <style:text-properties fo:font-weight="bold" officeooo:rsid="00297359" style:font-name-asian="Liberation Serif1" style:font-weight-asian="bold" style:font-weight-complex="bold"/>
    </style:style>
    <style:style style:name="T334" style:family="text">
      <style:text-properties fo:font-weight="bold" officeooo:rsid="002b4c3e" style:font-name-asian="Liberation Serif1" style:font-weight-asian="bold" style:font-weight-complex="bold"/>
    </style:style>
    <style:style style:name="T335" style:family="text">
      <style:text-properties fo:font-weight="bold" officeooo:rsid="00ba5a03" style:font-name-asian="Liberation Serif1" style:font-weight-asian="bold" style:font-weight-complex="bold"/>
    </style:style>
    <style:style style:name="T336" style:family="text">
      <style:text-properties fo:font-weight="bold" officeooo:rsid="0046ea59" style:font-name-asian="Liberation Serif1" style:font-weight-asian="bold" style:font-weight-complex="bold"/>
    </style:style>
    <style:style style:name="T337" style:family="text">
      <style:text-properties officeooo:rsid="00988115"/>
    </style:style>
    <style:style style:name="T338" style:family="text">
      <style:text-properties fo:font-size="15pt" fo:font-style="normal" fo:font-weight="bold" style:font-size-asian="15pt" style:font-style-asian="normal" style:font-weight-asian="bold" style:font-size-complex="15pt" style:font-style-complex="normal" style:font-weight-complex="bold"/>
    </style:style>
    <style:style style:name="T339"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40"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41" style:family="text">
      <style:text-properties fo:font-size="15pt" fo:font-style="normal" fo:font-weight="bold" officeooo:rsid="01868739" style:font-size-asian="15pt" style:font-style-asian="normal" style:font-weight-asian="bold" style:font-size-complex="15pt" style:font-style-complex="normal" style:font-weight-complex="bold"/>
    </style:style>
    <style:style style:name="T342" style:family="text">
      <style:text-properties officeooo:rsid="01471e99"/>
    </style:style>
    <style:style style:name="T343" style:family="text">
      <style:text-properties fo:font-style="normal" fo:font-weight="normal" officeooo:rsid="0000b5f5" style:font-style-asian="normal" style:font-weight-asian="normal" style:font-style-complex="normal" style:font-weight-complex="normal"/>
    </style:style>
    <style:style style:name="T344" style:family="text">
      <style:text-properties fo:font-style="normal" fo:font-weight="normal" officeooo:rsid="01471e99" style:font-style-asian="normal" style:font-weight-asian="normal" style:font-style-complex="normal" style:font-weight-complex="normal"/>
    </style:style>
    <style:style style:name="T345" style:family="text">
      <style:text-properties fo:font-style="normal" fo:font-weight="normal" officeooo:rsid="0157ce31" style:font-style-asian="normal" style:font-weight-asian="normal" style:font-style-complex="normal" style:font-weight-complex="normal"/>
    </style:style>
    <style:style style:name="T346" style:family="text">
      <style:text-properties style:font-name="Cantarell"/>
    </style:style>
    <style:style style:name="T347" style:family="text">
      <style:text-properties style:font-name="Cantarell" fo:language="en" fo:country="US" style:font-name-complex="Cantarell"/>
    </style:style>
    <style:style style:name="T348" style:family="text">
      <style:text-properties style:font-name="Cantarell" fo:language="en" fo:country="US" officeooo:rsid="0009de60" style:font-name-complex="Cantarell"/>
    </style:style>
    <style:style style:name="T349" style:family="text">
      <style:text-properties style:font-name="Cantarell" fo:language="en" fo:country="US" officeooo:rsid="0046ea59" style:font-name-complex="Cantarell"/>
    </style:style>
    <style:style style:name="T350" style:family="text">
      <style:text-properties style:font-name="Cantarell" fo:language="en" fo:country="US" officeooo:rsid="000f4cd3" style:font-name-complex="Cantarell"/>
    </style:style>
    <style:style style:name="T351" style:family="text">
      <style:text-properties style:font-name="Cantarell" fo:language="en" fo:country="US" officeooo:rsid="0194dd94" style:font-name-complex="Cantarell"/>
    </style:style>
    <style:style style:name="T352" style:family="text">
      <style:text-properties style:font-name="Cantarell" fo:language="en" fo:country="US" fo:font-weight="normal" style:font-name-asian="Cantarell3" style:font-weight-asian="normal" style:font-name-complex="Cantarell" style:font-weight-complex="normal"/>
    </style:style>
    <style:style style:name="T353" style:family="text">
      <style:text-properties style:font-name="Cantarell" fo:language="en" fo:country="US" fo:font-weight="normal" officeooo:rsid="0009de60" style:font-name-asian="Cantarell3" style:font-weight-asian="normal" style:font-name-complex="Cantarell" style:font-weight-complex="normal"/>
    </style:style>
    <style:style style:name="T354" style:family="text">
      <style:text-properties style:font-name="Cantarell" fo:language="en" fo:country="US" fo:font-weight="normal" officeooo:rsid="0015204e" style:font-name-asian="Cantarell3" style:font-weight-asian="normal" style:font-name-complex="Cantarell" style:font-weight-complex="normal"/>
    </style:style>
    <style:style style:name="T355"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56"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57"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58" style:family="text">
      <style:text-properties style:font-name="Cantarell" fo:language="en" fo:country="US" fo:font-weight="normal" style:font-name-asian="Cantarell" style:font-weight-asian="normal" style:font-name-complex="Cantarell" style:font-weight-complex="normal"/>
    </style:style>
    <style:style style:name="T359" style:family="text">
      <style:text-properties style:font-name="Cantarell" fo:language="en" fo:country="US" fo:font-weight="normal" style:font-weight-asian="normal" style:font-name-complex="Cantarell" style:font-weight-complex="normal"/>
    </style:style>
    <style:style style:name="T360" style:family="text">
      <style:text-properties style:font-name="Cantarell" fo:language="en" fo:country="US" fo:font-weight="normal" officeooo:rsid="0015204e" style:font-weight-asian="normal" style:font-name-complex="Cantarell" style:font-weight-complex="normal"/>
    </style:style>
    <style:style style:name="T361" style:family="text">
      <style:text-properties style:font-name="Cantarell" fo:language="en" fo:country="US" style:font-name-asian="Cantarell" style:font-name-complex="Cantarell"/>
    </style:style>
    <style:style style:name="T362" style:family="text">
      <style:text-properties style:font-name="Cantarell" fo:language="en" fo:country="US" officeooo:rsid="00245011" style:font-name-asian="Cantarell" style:font-name-complex="Cantarell"/>
    </style:style>
    <style:style style:name="T363" style:family="text">
      <style:text-properties style:font-name="Cantarell" fo:language="en" fo:country="US" officeooo:rsid="0194dd94" style:font-name-asian="Cantarell" style:font-name-complex="Cantarell"/>
    </style:style>
    <style:style style:name="T364" style:family="text">
      <style:text-properties style:font-name="Cantarell" fo:language="en" fo:country="US" officeooo:rsid="01954dbf" style:font-name-asian="Cantarell" style:font-name-complex="Cantarell"/>
    </style:style>
    <style:style style:name="T365" style:family="text">
      <style:text-properties style:font-name="Cantarell" fo:language="en" fo:country="US" officeooo:rsid="00245011" fo:background-color="transparent" loext:char-shading-value="0" style:font-name-asian="Cantarell" style:font-name-complex="Cantarell"/>
    </style:style>
    <style:style style:name="T366" style:family="text">
      <style:text-properties style:font-name="Cantarell" fo:language="en" fo:country="US" officeooo:rsid="00c8b46f" fo:background-color="transparent" loext:char-shading-value="0" style:font-name-asian="Cantarell" style:font-name-complex="Cantarell"/>
    </style:style>
    <style:style style:name="T367" style:family="text">
      <style:text-properties style:font-name="Cantarell" fo:language="en" fo:country="US" officeooo:rsid="00228f90" fo:background-color="transparent" loext:char-shading-value="0" style:font-name-complex="Cantarell"/>
    </style:style>
    <style:style style:name="T368"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69"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0" style:family="text">
      <style:text-properties style:font-name="Cantarell" fo:font-size="14pt" style:font-size-asian="14pt" style:font-size-complex="14pt"/>
    </style:style>
    <style:style style:name="T371" style:family="text">
      <style:text-properties style:font-name="Cantarell" fo:font-size="14pt" officeooo:rsid="014c9ca0" style:font-size-asian="14pt" style:font-size-complex="14pt"/>
    </style:style>
    <style:style style:name="T372" style:family="text">
      <style:text-properties style:font-name="Cantarell" fo:font-weight="normal" officeooo:rsid="00297359" style:font-weight-asian="normal" style:font-name-complex="Cantarell3" style:font-weight-complex="normal"/>
    </style:style>
    <style:style style:name="T373" style:family="text">
      <style:text-properties style:font-name="Cantarell" fo:font-weight="normal" style:font-weight-asian="normal" style:font-weight-complex="normal"/>
    </style:style>
    <style:style style:name="T374" style:family="text">
      <style:text-properties style:font-name="Cantarell" fo:font-weight="normal" style:font-name-asian="Cantarell3" style:font-weight-asian="normal" style:font-weight-complex="normal"/>
    </style:style>
    <style:style style:name="T375" style:family="text">
      <style:text-properties style:font-name="Cantarell" fo:font-weight="normal" officeooo:rsid="0040a123" style:font-name-asian="Cantarell3" style:font-weight-asian="normal" style:font-weight-complex="normal"/>
    </style:style>
    <style:style style:name="T376" style:family="text">
      <style:text-properties style:font-name="Cantarell" fo:font-weight="normal" officeooo:rsid="0015204e" style:font-name-asian="Cantarell3" style:font-weight-asian="normal" style:font-weight-complex="normal"/>
    </style:style>
    <style:style style:name="T377" style:family="text">
      <style:text-properties style:font-name="Cantarell" fo:font-weight="normal" officeooo:rsid="00149984" style:font-name-asian="Cantarell3" style:font-weight-asian="normal" style:font-weight-complex="normal"/>
    </style:style>
    <style:style style:name="T378" style:family="text">
      <style:text-properties style:font-name="Cantarell" fo:font-weight="normal" officeooo:rsid="004d1472" style:font-name-asian="Cantarell3" style:font-weight-asian="normal" style:font-weight-complex="normal"/>
    </style:style>
    <style:style style:name="T379" style:family="text">
      <style:text-properties style:font-name="Cantarell" fo:font-weight="normal" style:font-name-asian="Cantarell" style:font-weight-asian="normal" style:font-weight-complex="normal"/>
    </style:style>
    <style:style style:name="T380" style:family="text">
      <style:text-properties style:font-name="Cantarell" fo:font-size="12pt" style:font-size-asian="12pt" style:font-size-complex="12pt"/>
    </style:style>
    <style:style style:name="T381" style:family="text">
      <style:text-properties style:font-name="Cantarell" fo:font-size="12pt" officeooo:rsid="00297359" style:font-size-asian="12pt" style:font-size-complex="12pt"/>
    </style:style>
    <style:style style:name="T382" style:family="text">
      <style:text-properties style:font-name="Cantarell" fo:font-size="12pt" officeooo:rsid="00f8cebd" style:font-size-asian="12pt" style:font-size-complex="12pt"/>
    </style:style>
    <style:style style:name="T383" style:family="text">
      <style:text-properties style:font-name="Cantarell" fo:font-size="12pt" officeooo:rsid="0170f83a" style:font-size-asian="12pt" style:font-size-complex="12pt"/>
    </style:style>
    <style:style style:name="T384" style:family="text">
      <style:text-properties style:font-name="Cantarell" fo:font-size="12pt" style:font-size-asian="12pt" style:font-name-complex="Cantarell" style:font-size-complex="12pt"/>
    </style:style>
    <style:style style:name="T385" style:family="text">
      <style:text-properties style:font-name="Cantarell" fo:font-size="12pt" officeooo:rsid="00f8cebd" style:font-size-asian="12pt" style:font-name-complex="Cantarell" style:font-size-complex="12pt"/>
    </style:style>
    <style:style style:name="T386" style:family="text">
      <style:text-properties style:font-name="Cantarell" fo:font-size="12pt" fo:language="en" fo:country="US" fo:font-style="normal" officeooo:rsid="00297359" style:font-size-asian="12pt" style:font-style-asian="normal" style:font-size-complex="12pt" style:font-style-complex="normal"/>
    </style:style>
    <style:style style:name="T387" style:family="text">
      <style:text-properties style:font-name="Cantarell" fo:font-size="12pt" fo:language="en" fo:country="US" fo:font-style="normal" officeooo:rsid="0185ac20" style:font-size-asian="12pt" style:font-style-asian="normal" style:font-size-complex="12pt" style:font-style-complex="normal"/>
    </style:style>
    <style:style style:name="T38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8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9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9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9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39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394" style:family="text">
      <style:text-properties style:font-name="Cantarell" fo:font-size="12pt" fo:language="en" fo:country="US" officeooo:rsid="001349eb" style:font-name-asian="Cantarell" style:font-size-asian="12pt" style:font-name-complex="Cantarell" style:font-size-complex="12pt"/>
    </style:style>
    <style:style style:name="T395" style:family="text">
      <style:text-properties style:font-name="Cantarell" fo:font-size="12pt" fo:language="en" fo:country="US" officeooo:rsid="0046ea59" style:font-name-asian="Cantarell" style:font-size-asian="12pt" style:font-name-complex="Cantarell" style:font-size-complex="12pt"/>
    </style:style>
    <style:style style:name="T396" style:family="text">
      <style:text-properties style:font-name="Cantarell" fo:font-size="12pt" fo:language="en" fo:country="US" officeooo:rsid="004c62f4" style:font-name-asian="Cantarell" style:font-size-asian="12pt" style:font-name-complex="Cantarell" style:font-size-complex="12pt"/>
    </style:style>
    <style:style style:name="T397" style:family="text">
      <style:text-properties style:font-name="Cantarell" fo:font-size="12pt" fo:language="en" fo:country="US" officeooo:rsid="0012c32d" style:font-name-asian="Cantarell" style:font-size-asian="12pt" style:font-name-complex="Cantarell" style:font-size-complex="12pt"/>
    </style:style>
    <style:style style:name="T398" style:family="text">
      <style:text-properties style:font-name="Cantarell" fo:font-size="12pt" fo:language="en" fo:country="US" officeooo:rsid="001e2f01" style:font-name-asian="Cantarell" style:font-size-asian="12pt" style:font-name-complex="Cantarell" style:font-size-complex="12pt"/>
    </style:style>
    <style:style style:name="T399" style:family="text">
      <style:text-properties style:font-name="Cantarell" fo:font-size="12pt" fo:language="en" fo:country="US" officeooo:rsid="001c00d0" style:font-name-asian="Cantarell" style:font-size-asian="12pt" style:font-name-complex="Cantarell" style:font-size-complex="12pt"/>
    </style:style>
    <style:style style:name="T400" style:family="text">
      <style:text-properties style:font-name="Cantarell" fo:font-size="12pt" fo:language="en" fo:country="US" style:font-size-asian="12pt" style:font-name-complex="Cantarell" style:font-size-complex="12pt"/>
    </style:style>
    <style:style style:name="T401" style:family="text">
      <style:text-properties style:font-name="Cantarell" fo:font-size="12pt" fo:language="en" fo:country="US" officeooo:rsid="001349eb" style:font-size-asian="12pt" style:font-name-complex="Cantarell" style:font-size-complex="12pt"/>
    </style:style>
    <style:style style:name="T402" style:family="text">
      <style:text-properties style:font-name="Cantarell" fo:font-size="12pt" fo:language="en" fo:country="US" officeooo:rsid="002b4c3e" style:font-size-asian="12pt" style:font-name-complex="Cantarell" style:font-size-complex="12pt"/>
    </style:style>
    <style:style style:name="T403" style:family="text">
      <style:text-properties style:font-name="Cantarell" fo:font-size="12pt" fo:language="en" fo:country="US" officeooo:rsid="004d10ef" style:font-size-asian="12pt" style:font-name-complex="Cantarell" style:font-size-complex="12pt"/>
    </style:style>
    <style:style style:name="T404" style:family="text">
      <style:text-properties style:font-name="Cantarell" fo:font-size="12pt" fo:language="en" fo:country="US" style:font-size-asian="12pt" style:font-size-complex="12pt"/>
    </style:style>
    <style:style style:name="T405" style:family="text">
      <style:text-properties style:font-name="Cantarell" fo:font-size="12pt" fo:language="en" fo:country="US" officeooo:rsid="009b78ec" style:font-size-asian="12pt" style:font-size-complex="12pt"/>
    </style:style>
    <style:style style:name="T406" style:family="text">
      <style:text-properties style:font-name="Cantarell" fo:font-size="12pt" fo:language="en" fo:country="US" officeooo:rsid="00988115" style:font-size-asian="12pt" style:font-size-complex="12pt"/>
    </style:style>
    <style:style style:name="T407" style:family="text">
      <style:text-properties style:font-name="Cantarell" fo:font-size="12pt" fo:language="en" fo:country="US" officeooo:rsid="00297359" style:font-size-asian="12pt" style:font-size-complex="12pt"/>
    </style:style>
    <style:style style:name="T408" style:family="text">
      <style:text-properties style:font-name="Cantarell" fo:font-size="12pt" fo:language="en" fo:country="US" officeooo:rsid="0112cd9d" style:font-size-asian="12pt" style:font-size-complex="12pt"/>
    </style:style>
    <style:style style:name="T409" style:family="text">
      <style:text-properties style:font-name="Cantarell" fo:font-size="12pt" fo:language="en" fo:country="US" officeooo:rsid="010eccb2" style:font-size-asian="12pt" style:font-size-complex="12pt"/>
    </style:style>
    <style:style style:name="T410" style:family="text">
      <style:text-properties style:font-name="Cantarell" fo:font-size="12pt" fo:language="en" fo:country="US" officeooo:rsid="018b519c" style:font-size-asian="12pt" style:font-size-complex="12pt"/>
    </style:style>
    <style:style style:name="T411" style:family="text">
      <style:text-properties style:font-name="Cantarell" fo:font-size="12pt" fo:language="en" fo:country="US" officeooo:rsid="018cd2aa" style:font-size-asian="12pt" style:font-size-complex="12pt"/>
    </style:style>
    <style:style style:name="T412"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13"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14"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15"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16"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17"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18"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19"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20"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21" style:family="text">
      <style:text-properties style:font-name="Cantarell" fo:font-size="12pt" officeooo:rsid="000f4cd3" style:font-name-asian="Cantarell" style:font-size-asian="12pt" style:font-size-complex="12pt"/>
    </style:style>
    <style:style style:name="T422" style:family="text">
      <style:text-properties style:font-name="Cantarell" fo:font-size="12pt" officeooo:rsid="01078c25" style:font-name-asian="Cantarell" style:font-size-asian="12pt" style:font-size-complex="12pt"/>
    </style:style>
    <style:style style:name="T423" style:family="text">
      <style:text-properties style:font-name="Cantarell" fo:font-size="12pt" officeooo:rsid="00fb31b2" style:font-name-asian="Cantarell" style:font-size-asian="12pt" style:font-size-complex="12pt"/>
    </style:style>
    <style:style style:name="T424" style:family="text">
      <style:text-properties style:font-name="Cantarell" fo:font-size="12pt" officeooo:rsid="000f4cd3" style:font-name-asian="Cantarell" style:font-size-asian="12pt" style:font-name-complex="Cantarell" style:font-size-complex="12pt"/>
    </style:style>
    <style:style style:name="T425" style:family="text">
      <style:text-properties style:font-name="Cantarell" fo:font-size="12pt" officeooo:rsid="00fb31b2" style:font-name-asian="Cantarell" style:font-size-asian="12pt" style:font-name-complex="Cantarell" style:font-size-complex="12pt"/>
    </style:style>
    <style:style style:name="T42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2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28" style:family="text">
      <style:text-properties style:font-name="Cantarell" fo:font-size="12pt" fo:font-weight="normal" style:font-size-asian="12pt" style:font-weight-asian="normal" style:font-size-complex="12pt" style:font-weight-complex="normal"/>
    </style:style>
    <style:style style:name="T429" style:family="text">
      <style:text-properties style:font-name="Cantarell" fo:font-size="12pt" fo:font-weight="normal" officeooo:rsid="00f8cebd" style:font-size-asian="12pt" style:font-weight-asian="normal" style:font-size-complex="12pt" style:font-weight-complex="normal"/>
    </style:style>
    <style:style style:name="T430" style:family="text">
      <style:text-properties style:font-name="Cantarell" fo:font-size="12pt" fo:font-weight="normal" officeooo:rsid="00fdd697" style:font-size-asian="12pt" style:font-weight-asian="normal" style:font-size-complex="12pt" style:font-weight-complex="normal"/>
    </style:style>
    <style:style style:name="T43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3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3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3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35" style:family="text">
      <style:text-properties style:font-name="Cantarell" fo:font-size="12pt" fo:font-style="normal" style:font-name-asian="Cantarell" style:font-size-asian="12pt" style:font-style-asian="normal" style:font-size-complex="12pt" style:font-style-complex="normal"/>
    </style:style>
    <style:style style:name="T436" style:family="text">
      <style:text-properties style:font-name="Cantarell" fo:font-size="12pt" fo:font-style="normal" officeooo:rsid="000f4cd3" style:font-name-asian="Cantarell" style:font-size-asian="12pt" style:font-style-asian="normal" style:font-size-complex="12pt" style:font-style-complex="normal"/>
    </style:style>
    <style:style style:name="T437" style:family="text">
      <style:text-properties style:font-name="Cantarell" fo:font-size="12pt" fo:font-style="normal" officeooo:rsid="0101a876" style:font-name-asian="Cantarell" style:font-size-asian="12pt" style:font-style-asian="normal" style:font-size-complex="12pt" style:font-style-complex="normal"/>
    </style:style>
    <style:style style:name="T438" style:family="text">
      <style:text-properties style:font-name="Cantarell" fo:font-size="12pt" fo:font-style="normal" style:font-size-asian="12pt" style:font-style-asian="normal" style:font-size-complex="12pt" style:font-style-complex="normal"/>
    </style:style>
    <style:style style:name="T439" style:family="text">
      <style:text-properties style:font-name="Cantarell" style:font-name-asian="Cantarell" style:font-name-complex="Cantarell"/>
    </style:style>
    <style:style style:name="T440" style:family="text">
      <style:text-properties style:font-name="Cantarell" officeooo:rsid="00c9c91b" style:font-name-asian="Cantarell" style:font-name-complex="Cantarell"/>
    </style:style>
    <style:style style:name="T441" style:family="text">
      <style:text-properties style:font-name="Cantarell" officeooo:rsid="001d5b6d" style:font-name-asian="Cantarell" style:font-name-complex="Cantarell"/>
    </style:style>
    <style:style style:name="T442" style:family="text">
      <style:text-properties style:font-name="Cantarell" officeooo:rsid="000f4cd3" style:font-name-asian="Cantarell" style:font-name-complex="Cantarell"/>
    </style:style>
    <style:style style:name="T443" style:family="text">
      <style:text-properties style:font-name="Cantarell" officeooo:rsid="00245011" style:font-name-asian="Cantarell" style:font-name-complex="Cantarell"/>
    </style:style>
    <style:style style:name="T444" style:family="text">
      <style:text-properties style:font-name="Cantarell" officeooo:rsid="000f4cd3" style:font-name-asian="Cantarell"/>
    </style:style>
    <style:style style:name="T445" style:family="text">
      <style:text-properties style:font-name="Cantarell" officeooo:rsid="003df749"/>
    </style:style>
    <style:style style:name="T446" style:family="text">
      <style:text-properties style:font-name="Cantarell" officeooo:rsid="00149984"/>
    </style:style>
    <style:style style:name="T447" style:family="text">
      <style:text-properties style:font-name="Cantarell" officeooo:rsid="0015204e"/>
    </style:style>
    <style:style style:name="T44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4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5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5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5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53" style:family="text">
      <style:text-properties style:font-name="Cantarell" fo:font-size="16pt" fo:language="en" fo:country="US" style:font-size-asian="16pt" style:font-name-complex="Cantarell" style:font-size-complex="16pt"/>
    </style:style>
    <style:style style:name="T454" style:family="text">
      <style:text-properties style:font-name="Cantarell" fo:font-size="16pt" fo:language="en" fo:country="US" officeooo:rsid="00888243" style:font-size-asian="16pt" style:font-name-complex="Cantarell" style:font-size-complex="16pt"/>
    </style:style>
    <style:style style:name="T455" style:family="text">
      <style:text-properties style:font-name="Cantarell" fo:font-size="16pt" fo:language="en" fo:country="US" officeooo:rsid="0149b566" style:font-size-asian="16pt" style:font-name-complex="Cantarell" style:font-size-complex="16pt"/>
    </style:style>
    <style:style style:name="T456" style:family="text">
      <style:text-properties style:font-name="Cantarell" fo:font-size="16pt" fo:language="en" fo:country="US" officeooo:rsid="0016d319" style:font-size-asian="16pt" style:font-name-complex="Cantarell" style:font-size-complex="16pt"/>
    </style:style>
    <style:style style:name="T45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58" style:family="text">
      <style:text-properties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459"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60"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61" style:family="text">
      <style:text-properties style:font-name="Cantarell" officeooo:rsid="00fdd697"/>
    </style:style>
    <style:style style:name="T462" style:family="text">
      <style:text-properties style:font-name="Cantarell" officeooo:rsid="0015204e" style:font-name-asian="Cantarell3"/>
    </style:style>
    <style:style style:name="T463" style:family="text">
      <style:text-properties fo:font-size="16pt" fo:font-weight="bold" style:font-size-asian="16pt" style:font-weight-asian="bold" style:font-size-complex="16pt" style:font-weight-complex="bold"/>
    </style:style>
    <style:style style:name="T464" style:family="text">
      <style:text-properties fo:font-size="16pt" fo:font-weight="bold" officeooo:rsid="00f3584c" style:font-size-asian="16pt" style:font-weight-asian="bold" style:font-size-complex="16pt" style:font-weight-complex="bold"/>
    </style:style>
    <style:style style:name="T465" style:family="text">
      <style:text-properties fo:font-size="16pt" fo:font-weight="bold" officeooo:rsid="0149b566" style:font-size-asian="16pt" style:font-weight-asian="bold" style:font-size-complex="16pt" style:font-weight-complex="bold"/>
    </style:style>
    <style:style style:name="T466" style:family="text">
      <style:text-properties fo:font-size="16pt" fo:font-weight="bold" officeooo:rsid="00888243" style:font-size-asian="16pt" style:font-weight-asian="bold" style:font-size-complex="16pt" style:font-weight-complex="bold"/>
    </style:style>
    <style:style style:name="T467" style:family="text">
      <style:text-properties fo:font-size="16pt" fo:font-weight="bold" officeooo:rsid="002b4c3e" style:font-size-asian="16pt" style:font-weight-asian="bold" style:font-size-complex="16pt" style:font-weight-complex="bold"/>
    </style:style>
    <style:style style:name="T468" style:family="text">
      <style:text-properties fo:font-size="16pt" style:font-size-asian="16pt" style:font-size-complex="16pt"/>
    </style:style>
    <style:style style:name="T469" style:family="text">
      <style:text-properties fo:font-size="16pt" officeooo:rsid="00369449" style:font-size-asian="16pt" style:font-size-complex="16pt"/>
    </style:style>
    <style:style style:name="T470" style:family="text">
      <style:text-properties fo:font-size="16pt" officeooo:rsid="017740ad" style:font-size-asian="16pt" style:font-size-complex="16pt"/>
    </style:style>
    <style:style style:name="T471" style:family="text">
      <style:text-properties fo:font-size="16pt" officeooo:rsid="01868739" style:font-size-asian="16pt" style:font-size-complex="16pt"/>
    </style:style>
    <style:style style:name="T472" style:family="text">
      <style:text-properties fo:font-size="16pt" officeooo:rsid="00caa3ee" style:font-size-asian="16pt" style:font-size-complex="16pt"/>
    </style:style>
    <style:style style:name="T473" style:family="text">
      <style:text-properties fo:font-size="16pt" officeooo:rsid="00ea7a61" fo:background-color="transparent" loext:char-shading-value="0" style:font-name-asian="Cantarell3" style:font-size-asian="16pt" style:font-name-complex="Cantarell" style:font-size-complex="16pt"/>
    </style:style>
    <style:style style:name="T474" style:family="text">
      <style:text-properties fo:font-size="16pt" officeooo:rsid="00f0b7bf" fo:background-color="transparent" loext:char-shading-value="0" style:font-name-asian="Cantarell3" style:font-size-asian="16pt" style:font-name-complex="Cantarell" style:font-size-complex="16pt"/>
    </style:style>
    <style:style style:name="T475" style:family="text">
      <style:text-properties fo:font-size="16pt" officeooo:rsid="00f3584c" fo:background-color="transparent" loext:char-shading-value="0" style:font-name-asian="Cantarell3" style:font-size-asian="16pt" style:font-name-complex="Cantarell" style:font-size-complex="16pt"/>
    </style:style>
    <style:style style:name="T476" style:family="text">
      <style:text-properties fo:font-size="16pt" officeooo:rsid="00f41b96" fo:background-color="transparent" loext:char-shading-value="0" style:font-name-asian="Cantarell3" style:font-size-asian="16pt" style:font-name-complex="Cantarell" style:font-size-complex="16pt"/>
    </style:style>
    <style:style style:name="T477" style:family="text">
      <style:text-properties fo:font-size="16pt" fo:language="en" fo:country="US" officeooo:rsid="00caa3ee" style:font-size-asian="16pt" style:font-size-complex="16pt"/>
    </style:style>
    <style:style style:name="T478" style:family="text">
      <style:text-properties officeooo:rsid="015f23e6"/>
    </style:style>
    <style:style style:name="T479" style:family="text">
      <style:text-properties officeooo:rsid="00297359" style:font-name-complex="Cantarell3"/>
    </style:style>
    <style:style style:name="T480" style:family="text">
      <style:text-properties officeooo:rsid="01728a25"/>
    </style:style>
    <style:style style:name="T481" style:family="text">
      <style:text-properties officeooo:rsid="017ac6dd"/>
    </style:style>
    <style:style style:name="T482" style:family="text">
      <style:text-properties officeooo:rsid="01868739"/>
    </style:style>
    <style:style style:name="T483" style:family="text">
      <style:text-properties officeooo:rsid="019c5193"/>
    </style:style>
    <style:style style:name="T484" style:family="text">
      <style:text-properties officeooo:rsid="019c5193" fo:background-color="#ffff00" loext:char-shading-value="0"/>
    </style:style>
    <style:style style:name="T485" style:family="text">
      <style:text-properties officeooo:rsid="019c5193" fo:background-color="#ffff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0" text:outline-level="2"/>
      <text:h text:style-name="P228" text:outline-level="1"><draw:frame draw:style-name="fr1" draw:name="Figura2" text:anchor-type="paragraph" svg:width="17cm" svg:height="21.999cm" draw:z-index="1"><draw:image xlink:href="Pictures/10000000000002FD000003DEDBA2217FEBB3AA8F.jpg" xlink:type="simple" xlink:show="embed" xlink:actuate="onLoad"/></draw:frame></text:h>
      <text:p text:style-name="P136"/>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24"><text:a xlink:type="simple" xlink:href="#__RefHeading___Toc4351_1280551239" text:style-name="Index_20_Link" text:visited-style-name="Index_20_Link">1. Overview<text:tab/>1</text:a></text:p>
          <text:p text:style-name="P222"><text:a xlink:type="simple" xlink:href="#__RefHeading___Toc4209_2032800921" text:style-name="Index_20_Link" text:visited-style-name="Index_20_Link">1.1. Licence<text:tab/>1</text:a></text:p>
          <text:p text:style-name="P222"><text:a xlink:type="simple" xlink:href="#__RefHeading___Toc4245_1660132211" text:style-name="Index_20_Link" text:visited-style-name="Index_20_Link">1.2. Team Manjaro JWM Community Edition<text:tab/>1</text:a></text:p>
          <text:p text:style-name="P224"><text:a xlink:type="simple" xlink:href="#__RefHeading___Toc4353_1280551239" text:style-name="Index_20_Link" text:visited-style-name="Index_20_Link">2. General Observations<text:tab/>1</text:a></text:p>
          <text:p text:style-name="P224"><text:a xlink:type="simple" xlink:href="#__RefHeading___Toc4355_1280551239" text:style-name="Index_20_Link" text:visited-style-name="Index_20_Link">3. Notifications and Update<text:tab/>2</text:a></text:p>
          <text:p text:style-name="P222"><text:a xlink:type="simple" xlink:href="#__RefHeading___Toc4357_1280551239" text:style-name="Index_20_Link" text:visited-style-name="Index_20_Link">3.1. Assist Notifications and Update with Update-Notifier<text:tab/>2</text:a></text:p>
          <text:p text:style-name="P224"><text:a xlink:type="simple" xlink:href="#__RefHeading___Toc4359_1280551239" text:style-name="Index_20_Link" text:visited-style-name="Index_20_Link">4. Install Packages that Give Acess to AUR<text:tab/>3</text:a></text:p>
          <text:p text:style-name="P224"><text:a xlink:type="simple" xlink:href="#__RefHeading___Toc4361_1280551239" text:style-name="Index_20_Link" text:visited-style-name="Index_20_Link">5. Careful Using: Configuration Tool for JWM and Pacli Package Manager<text:tab/>3</text:a></text:p>
          <text:p text:style-name="P224"><text:a xlink:type="simple" xlink:href="#__RefHeading___Toc4363_1280551239" text:style-name="Index_20_Link" text:visited-style-name="Index_20_Link">6. Shortcuts<text:tab/>3</text:a></text:p>
          <text:p text:style-name="P222"><text:a xlink:type="simple" xlink:href="#__RefHeading___Toc4365_1280551239" text:style-name="Index_20_Link" text:visited-style-name="Index_20_Link">6.1. Application Shortcuts<text:tab/>3</text:a></text:p>
          <text:p text:style-name="P222"><text:a xlink:type="simple" xlink:href="#__RefHeading___Toc4367_1280551239" text:style-name="Index_20_Link" text:visited-style-name="Index_20_Link">6.2. Screen Lock Shortcut<text:tab/>3</text:a></text:p>
          <text:p text:style-name="P222"><text:a xlink:type="simple" xlink:href="#__RefHeading___Toc4369_1280551239" text:style-name="Index_20_Link" text:visited-style-name="Index_20_Link">6.3. Reconfigure (Restart) JWM Shortcut<text:tab/>4</text:a></text:p>
          <text:p text:style-name="P223"><text:a xlink:type="simple" xlink:href="#__RefHeading___Toc4371_1280551239" text:style-name="Index_20_Link" text:visited-style-name="Index_20_Link">6.4. Pacli Package Manager Shortcut<text:tab/>4</text:a></text:p>
          <text:p text:style-name="P223"><text:a xlink:type="simple" xlink:href="#__RefHeading___Toc4373_1280551239" text:style-name="Index_20_Link" text:visited-style-name="Index_20_Link">6.5. JWMConf Configuration Tool Shortcut<text:tab/>4</text:a></text:p>
          <text:p text:style-name="P222"><text:a xlink:type="simple" xlink:href="#__RefHeading___Toc4375_1280551239" text:style-name="Index_20_Link" text:visited-style-name="Index_20_Link">6.6. Audio Shortcuts<text:tab/>4</text:a></text:p>
          <text:p text:style-name="P222"><text:a xlink:type="simple" xlink:href="#__RefHeading___Toc4377_1280551239" text:style-name="Index_20_Link" text:visited-style-name="Index_20_Link">6.7. Screenshot Shortcut<text:tab/>4</text:a></text:p>
          <text:p text:style-name="P222"><text:a xlink:type="simple" xlink:href="#__RefHeading___Toc4379_1280551239" text:style-name="Index_20_Link" text:visited-style-name="Index_20_Link">6.8. Windows Shortcuts<text:tab/>4</text:a></text:p>
          <text:p text:style-name="P222"><text:a xlink:type="simple" xlink:href="#__RefHeading___Toc4381_1280551239" text:style-name="Index_20_Link" text:visited-style-name="Index_20_Link">6.8.1. Tiling<text:tab/>4</text:a></text:p>
          <text:p text:style-name="P222"><text:a xlink:type="simple" xlink:href="#__RefHeading___Toc4383_1280551239" text:style-name="Index_20_Link" text:visited-style-name="Index_20_Link">6.8.2. Changing the Virtual Desktop<text:tab/>5</text:a></text:p>
          <text:p text:style-name="P222"><text:a xlink:type="simple" xlink:href="#__RefHeading___Toc4385_1280551239" text:style-name="Index_20_Link" text:visited-style-name="Index_20_Link">6.8.3. Sending the Focused Window to a Certain Virtual Desktop<text:tab/>5</text:a></text:p>
          <text:p text:style-name="P224"><text:a xlink:type="simple" xlink:href="#__RefHeading___Toc4387_1280551239" text:style-name="Index_20_Link" text:visited-style-name="Index_20_Link">7. Key Applications Installed by Default in Manjaro JWM Community Edition<text:tab/>5</text:a></text:p>
          <text:p text:style-name="P224"><text:a xlink:type="simple" xlink:href="#__RefHeading___Toc4389_1280551239" text:style-name="Index_20_Link" text:visited-style-name="Index_20_Link">8. Script All: Scripts to Install Additional Features<text:tab/>8</text:a></text:p>
          <text:p text:style-name="P224"><text:a xlink:type="simple" xlink:href="#__RefHeading___Toc4391_1280551239" text:style-name="Index_20_Link" text:visited-style-name="Index_20_Link">9. How to Make a Bootable Live USB<text:tab/>8</text:a></text:p>
          <text:p text:style-name="P224"><text:a xlink:type="simple" xlink:href="#__RefHeading___Toc4393_1280551239" text:style-name="Index_20_Link" text:visited-style-name="Index_20_Link">10. Menus in JWM<text:tab/>8</text:a></text:p>
          <text:p text:style-name="P224"><text:a xlink:type="simple" xlink:href="#__RefHeading___Toc4395_1280551239" text:style-name="Index_20_Link" text:visited-style-name="Index_20_Link">11. How to Reconfigure JWM and Load Changes<text:tab/>9</text:a></text:p>
          <text:p text:style-name="P224"><text:a xlink:type="simple" xlink:href="#__RefHeading___Toc4397_1280551239" text:style-name="Index_20_Link" text:visited-style-name="Index_20_Link">12. How to Enable and Disabled Services<text:tab/>9</text:a></text:p>
          <text:p text:style-name="P222"><text:a xlink:type="simple" xlink:href="#__RefHeading___Toc4399_1280551239" text:style-name="Index_20_Link" text:visited-style-name="Index_20_Link">12.1. Activate NetworkManager (nm-applet) in the Current Sessions<text:tab/>10</text:a></text:p>
          <text:p text:style-name="P224"><text:a xlink:type="simple" xlink:href="#__RefHeading___Toc4403_1280551239" text:style-name="Index_20_Link" text:visited-style-name="Index_20_Link">13. Changing the Battery in Conky<text:tab/>10</text:a></text:p>
          <text:p text:style-name="P224"><text:a xlink:type="simple" xlink:href="#__RefHeading___Toc4405_95153203" text:style-name="Index_20_Link" text:visited-style-name="Index_20_Link">14. Changing the Network (Wireless and Cable) in Conky<text:tab/>10</text:a></text:p>
          <text:p text:style-name="P224"><text:a xlink:type="simple" xlink:href="#__RefHeading___Toc4405_1280551239" text:style-name="Index_20_Link" text:visited-style-name="Index_20_Link">15. How to Edit Pacli and JWMConf<text:tab/>12</text:a></text:p>
          <text:p text:style-name="P224"><text:a xlink:type="simple" xlink:href="#__RefHeading___Toc4407_1280551239" text:style-name="Index_20_Link" text:visited-style-name="Index_20_Link">16. Dunst Adjust with Your Screen<text:tab/>12</text:a></text:p>
          <text:p text:style-name="P224"><text:a xlink:type="simple" xlink:href="#__RefHeading___Toc4409_1280551239" text:style-name="Index_20_Link" text:visited-style-name="Index_20_Link">17. Remove Popup Welcome<text:tab/>12</text:a></text:p>
          <text:p text:style-name="P224"><text:a xlink:type="simple" xlink:href="#__RefHeading___Toc4413_1280551239" text:style-name="Index_20_Link" text:visited-style-name="Index_20_Link">18. How to Exit and Lock the Screen<text:tab/>12</text:a></text:p>
          <text:p text:style-name="P224"><text:a xlink:type="simple" xlink:href="#__RefHeading___Toc4415_1280551239" text:style-name="Index_20_Link" text:visited-style-name="Index_20_Link">19. Importants Sites<text:tab/>13</text:a></text:p>
          <text:p text:style-name="P224"><text:a xlink:type="simple" xlink:href="#__RefHeading___Toc4417_1280551239" text:style-name="Index_20_Link" text:visited-style-name="Index_20_Link">2</text:a><text:a xlink:type="simple" xlink:href="#__RefHeading___Toc4417_1280551239" text:style-name="Index_20_Link" text:visited-style-name="Index_20_Link">0</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29" text:outline-level="1"/>
      <text:p text:style-name="P137"/>
      <text:p text:style-name="P137"/>
      <text:p text:style-name="P137"/>
      <text:h text:style-name="P235" text:outline-level="1"><text:bookmark-start text:name="__RefHeading___Toc4351_1280551239"/>1. Overview <text:span text:style-name="T485">COLOCAR SOBRE O MENU AUTOMATICO</text:span><text:bookmark-end text:name="__RefHeading___Toc4351_1280551239"/></text:h>
      <text:p text:style-name="P21"/>
      <text:p text:style-name="P112"><text:span text:style-name="T347">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52">For more information: </text:span></text:span><text:a xlink:type="simple" xlink:href="http://manjaro.org/" text:style-name="Internet_20_link" text:visited-style-name="Visited_20_Internet_20_Link"><text:span text:style-name="Strong_20_Emphasis"><text:span text:style-name="T353">http://manjaro.org/</text:span></text:span></text:a><text:span text:style-name="Strong_20_Emphasis"><text:span text:style-name="T352">.</text:span></text:span></text:p>
      <text:p text:style-name="P4"/>
      <text:p text:style-name="P112"><text:span text:style-name="T347">JWM (Joe's Window Manager), </text:span><text:span text:style-name="T348">the default Manjaro JWM </text:span><text:span text:style-name="T349">Community </text:span><text:span text:style-name="T348">Edition window manager (WM),</text:span><text:span text:style-name="T347"> is a featherweight </text:span><text:span text:style-name="T348">WM</text:span><text:span text:style-name="T347"> for Xorg written in C. It is under active development and maintained by Joe Wingbermuehle. It is </text:span><text:span text:style-name="T348">also </text:span><text:span text:style-name="T347">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48">another WM, but tilling style,</text:span><text:span text:style-name="T347"> at under 17 KB) and under 171 KB installed (compare to dwm at 68 KB). A minimally compiled version consumes approximately 136 KB of disk space and occupies under 1500 KB of resident memory </text:span><text:span text:style-name="T348">(RAM)</text:span><text:span text:style-name="T347">. </text:span><text:span text:style-name="Strong_20_Emphasis"><text:span text:style-name="T352">For more information: </text:span></text:span><text:a xlink:type="simple" xlink:href="http://joewing.net/projects/jwm/index.shtml" text:style-name="Internet_20_link" text:visited-style-name="Visited_20_Internet_20_Link"><text:span text:style-name="Strong_20_Emphasis"><text:span text:style-name="T353">http://joewing.net/projects/jwm/index.shtml</text:span></text:span></text:a><text:span text:style-name="Strong_20_Emphasis"><text:span text:style-name="T353">.</text:span></text:span></text:p>
      <text:p text:style-name="P112"><text:span text:style-name="Strong_20_Emphasis"><text:span text:style-name="T353"/></text:span></text:p>
      <text:h text:style-name="Heading_20_2" text:outline-level="2"><text:bookmark-start text:name="__RefHeading___Toc4209_2032800921"/><text:span text:style-name="Strong_20_Emphasis"><text:span text:style-name="T370">1.1. Licence</text:span></text:span><text:bookmark-end text:name="__RefHeading___Toc4209_2032800921"/></text:h>
      <text:p text:style-name="P112"><text:span text:style-name="Strong_20_Emphasis"><text:span text:style-name="T353"/></text:span></text:p>
      <text:p text:style-name="P91"><text:bookmark-start text:name="__RefHeading___Toc4211_2032800921"/><text:span text:style-name="T185">Copyright </text:span><text:span text:style-name="T170">©</text:span> <text:span text:style-name="T185">2016 the Manjaro JWM Community Edition.</text:span><text:bookmark-end text:name="__RefHeading___Toc4211_2032800921"/></text:p>
      <text:p text:style-name="P111"><text:bookmark-start text:name="__RefHeading___Toc4213_2032800921"/><text:span text:style-name="T346">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46">https://creativecommons.org/licenses/by-sa/4.0/legalcode</text:span></text:a><text:span text:style-name="T346">.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1"/>
      <table:table table:name="Tabela7" table:style-name="Tabela7">
        <table:table-column table:style-name="Tabela7.A"/>
        <table:table-row table:style-name="Tabela7.1">
          <table:table-cell table:style-name="Tabela7.A1" office:value-type="string">
            <text:p text:style-name="P91"><draw:frame draw:style-name="fr2" draw:name="Figura8" text:anchor-type="paragraph" svg:width="3.251cm" svg:height="1.321cm" draw:z-index="0"><draw:image xlink:href="Pictures/1000020100000080000000343543D565D52D57E7.png" xlink:type="simple" xlink:show="embed" xlink:actuate="onLoad"/></draw:frame></text:p>
            <text:p text:style-name="P91"/>
          </table:table-cell>
        </table:table-row>
      </table:table>
      <text:p text:style-name="P111"><text:span text:style-name="Strong_20_Emphasis"><text:span text:style-name="T346"/></text:span></text:p>
      <text:h text:style-name="P237" text:outline-level="2"><text:bookmark-start text:name="__RefHeading___Toc4245_1660132211"/><text:span text:style-name="Strong_20_Emphasis"><text:span text:style-name="T370">1.</text:span></text:span><text:span text:style-name="Strong_20_Emphasis"><text:span text:style-name="T371">2</text:span></text:span><text:span text:style-name="Strong_20_Emphasis"><text:span text:style-name="T370">. </text:span></text:span><text:span text:style-name="Strong_20_Emphasis"><text:span text:style-name="T371">Team Manjaro JWM Community Edition</text:span></text:span><text:bookmark-end text:name="__RefHeading___Toc4245_1660132211"/></text:h>
      <text:p text:style-name="P117"><text:span text:style-name="Strong_20_Emphasis"><text:span text:style-name="T353"/></text:span></text:p>
      <text:p text:style-name="P87"><text:span text:style-name="T16">• </text:span>Holmes, <text:span text:style-name="T71">M</text:span><text:span text:style-name="T70">aintainer, </text:span><text:span text:style-name="T74">Artwork </text:span><text:span text:style-name="T72">and </text:span><text:span text:style-name="T71">D</text:span><text:span text:style-name="T73">ocumentation</text:span>.</text:p>
      <text:p text:style-name="P90"><text:span text:style-name="T248">• </text:span><text:span text:style-name="T244">Beto, </text:span><text:span text:style-name="T245">A</text:span><text:span text:style-name="T244">rt</text:span><text:span text:style-name="T247">w</text:span><text:span text:style-name="T246">ork</text:span><text:span text:style-name="T244">.</text:span></text:p>
      <text:p text:style-name="P89"><text:bookmark-start text:name="__RefHeading___Toc4211_20328009211"/><text:span text:style-name="Strong_20_Emphasis"><text:span text:style-name="T355">• </text:span></text:span><text:span text:style-name="Strong_20_Emphasis"><text:span text:style-name="T356">blconde, </text:span></text:span><text:span text:style-name="Strong_20_Emphasis"><text:span text:style-name="T357">D</text:span></text:span><text:span text:style-name="Strong_20_Emphasis"><text:span text:style-name="T372">ocumentation</text:span></text:span><text:span text:style-name="Strong_20_Emphasis"><text:span text:style-name="T356">.</text:span></text:span><text:bookmark-end text:name="__RefHeading___Toc4211_20328009211"/></text:p>
      <text:p text:style-name="Standard"><text:span text:style-name="Strong_20_Emphasis"><text:span text:style-name="T346"/></text:span></text:p>
      <text:p text:style-name="P111"><text:span text:style-name="Strong_20_Emphasis"><text:span text:style-name="T373"/></text:span></text:p>
      <text:h text:style-name="P236" text:outline-level="1"><text:bookmark-start text:name="__RefHeading___Toc4353_1280551239"/><text:span text:style-name="T1">2. General </text:span>Observations<text:bookmark-end text:name="__RefHeading___Toc4353_1280551239"/></text:h>
      <text:p text:style-name="P160"/>
      <text:p text:style-name="P164"><text:span text:style-name="T16">• </text:span><text:span text:style-name="T301">The </text:span><text:span text:style-name="T304">default</text:span><text:span text:style-name="T301"> mod-key, </text:span><text:span text:style-name="T305">that is commonly used in shortcuts,</text:span><text:span text:style-name="T301"> is &lt;Mod4&gt; (</text:span><text:span text:style-name="T305">Super-key, aka., </text:span><text:span text:style-name="T75">Windows-key</text:span><text:span text:style-name="T301">). </text:span><text:span text:style-name="T306">Example: if you press ' Super + t ' it opens Sakura terminal.</text:span></text:p>
      <text:p text:style-name="P22"><text:soft-page-break/><text:span text:style-name="T16">• </text:span><text:span text:style-name="T305">Another </text:span><text:span text:style-name="T301">mod-key is &lt;Mod1&gt; (</text:span><text:span text:style-name="T75">Alt-key</text:span><text:span text:style-name="T301">). </text:span><text:span text:style-name="T306">Example: if</text:span><text:span text:style-name="T301"> </text:span><text:span text:style-name="T306">you press '</text:span><text:span text:style-name="T307"> </text:span><text:span text:style-name="T306">Alt + F2 ' it opens the focused window JWM</text:span><text:span text:style-name="T304">'s window</text:span><text:span text:style-name="T306"> menu.</text:span></text:p>
      <text:p text:style-name="P23"><text:bookmark text:name="result_box9"/><text:span text:style-name="T16">• </text:span><text:span text:style-name="T269">To comment on some parameter </text:span><text:span text:style-name="T270">in JWM </text:span><text:span text:style-name="T269">files use </text:span><text:span text:style-name="T270">the following syntax (that is XML)</text:span><text:span text:style-name="T269">: &lt;!-- input parameter --&gt;. </text:span><text:bookmark text:name="result_box10"/><text:span text:style-name="T269">To uncomment, remove &lt;!-- <text:s text:c="2"/>--&gt;. <text:s/></text:span></text:p>
      <text:p text:style-name="P24"><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5"><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5"><text:span text:style-name="T16">• </text:span><text:span text:style-name="T25">To open </text:span><text:span text:style-name="T269">Pacli, </text:span><text:span text:style-name="T271">the default P</text:span><text:span text:style-name="T269">ackage </text:span><text:span text:style-name="T271">Manager in Manjaro JWM</text:span><text:span text:style-name="T272"> </text:span><text:span text:style-name="T273">Community </text:span><text:span text:style-name="T271">Edition</text:span><text:span text:style-name="T269">, </text:span><text:span text:style-name="T271">you can </text:span><text:span text:style-name="T274">go to </text:span><text:span text:style-name="T269">Pacli (in Menu).</text:span></text:p>
      <text:p text:style-name="P25"><text:span text:style-name="T58">• </text:span><text:span text:style-name="T59">To open </text:span><text:span text:style-name="T61">JWMConf, </text:span><text:span text:style-name="T62">the default</text:span><text:span text:style-name="T77"> </text:span><text:span text:style-name="T78">C</text:span><text:span text:style-name="T76">onfigur</text:span><text:span text:style-name="T78">ation Tool for </text:span><text:span text:style-name="T77">JWM, you ca</text:span><text:span text:style-name="T62">n </text:span><text:span text:style-name="T63">go to </text:span><text:span text:style-name="T61">JWMConf (in Menu).</text:span></text:p>
      <text:p text:style-name="P24"><text:span text:style-name="T16">•</text:span><text:bookmark text:name="result_box4"/><text:span text:style-name="T16"> </text:span><text:span text:style-name="T301">To open </text:span><text:span text:style-name="T307">the default file manager, </text:span><text:span text:style-name="T301">PCManFM, </text:span><text:span text:style-name="T305">you can </text:span><text:span text:style-name="T306">go to</text:span><text:span text:style-name="T305"> </text:span><text:span text:style-name="T301">File </text:span><text:span text:style-name="T308">Manager</text:span><text:span text:style-name="T301"> (in Menu).</text:span></text:p>
      <text:p text:style-name="P26"><text:span text:style-name="T16">• </text:span><text:span text:style-name="T21">To open the default web browser, </text:span><text:span text:style-name="T301">Pale Moon </text:span><text:span text:style-name="T309">(Firefox </text:span><text:span text:style-name="T310">l</text:span><text:span text:style-name="T309">ightweight </text:span><text:span text:style-name="T310">f</text:span><text:span text:style-name="T309">ork)</text:span><text:span text:style-name="T301">, </text:span><text:span text:style-name="T305">you can </text:span><text:span text:style-name="T306">go to </text:span><text:span text:style-name="T308">Web </text:span><text:span text:style-name="T301">Browser (in Menu).</text:span></text:p>
      <text:p text:style-name="P22"><text:span text:style-name="T287">• </text:span><text:span text:style-name="T288">To t</text:span><text:span text:style-name="T287">ake a </text:span><text:span text:style-name="T288">screenshot</text:span><text:span text:style-name="T287">of your desktop, </text:span><text:span text:style-name="T288">you can go to </text:span><text:span text:style-name="T287">Screenshot </text:span><text:span text:style-name="T289">submenu</text:span><text:span text:style-name="T287"> and chose </text:span><text:span text:style-name="T288">one of the available </text:span><text:span text:style-name="T287">option</text:span><text:span text:style-name="T288">s</text:span><text:span text:style-name="T287"> </text:span><text:span text:style-name="T290">(in Menu). </text:span><text:span text:style-name="T291">Alternatively </text:span><text:span text:style-name="T292">simply press the Printscreen (PrtScr) key.</text:span></text:p>
      <text:p text:style-name="P36"><text:span text:style-name="T58">• </text:span><text:span text:style-name="T60">To </text:span><text:span text:style-name="T76">change the wallpaper, </text:span><text:span text:style-name="T79">you can go to Nitrogen Wall</text:span><text:span text:style-name="T80">paper</text:span><text:span text:style-name="T79"> </text:span><text:span text:style-name="T76">(in Menu -</text:span><text:span text:style-name="T82">&gt; Applications </text:span><text:span text:style-name="T76">-</text:span><text:span text:style-name="T81">&gt;</text:span><text:span text:style-name="T79"> Settings</text:span><text:span text:style-name="T76">).</text:span></text:p>
      <text:p text:style-name="P38"/>
      <text:p text:style-name="P38"/>
      <text:h text:style-name="P230" text:outline-level="1"><text:bookmark-start text:name="__RefHeading___Toc4355_1280551239"/>3. Notifications and Update<text:bookmark-end text:name="__RefHeading___Toc4355_1280551239"/></text:h>
      <text:p text:style-name="P138"/>
      <text:p text:style-name="P139">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4"><text:span text:style-name="T381"><text:line-break/></text:span><text:span text:style-name="T383">U</text:span><text:span text:style-name="Emphasis"><text:span text:style-name="T386">pdates </text:span></text:span><text:span text:style-name="Emphasis"><text:span text:style-name="T387">currently</text:span></text:span><text:span text:style-name="Emphasis"><text:span text:style-name="T386"> </text:span></text:span><text:span text:style-name="Emphasis"><text:span text:style-name="Strong_20_Emphasis"><text:span text:style-name="T297">15</text:span></text:span></text:span></text:p>
      <text:p text:style-name="P139"><text:line-break/>When there aren't any updates the notification in Conky is:</text:p>
      <text:p text:style-name="P135"><text:span text:style-name="T381"><text:line-break/></text:span><text:span text:style-name="T383">U</text:span><text:span text:style-name="Emphasis"><text:span text:style-name="T386">pdates </text:span></text:span><text:span text:style-name="Emphasis"><text:span text:style-name="T387">currently</text:span></text:span><text:span text:style-name="Emphasis"><text:span text:style-name="T386"> </text:span></text:span><text:span text:style-name="Strong_20_Emphasis"><text:span text:style-name="T297">0</text:span></text:span></text:p>
      <text:p text:style-name="P142"><text:span text:style-name="T171"><text:line-break/>To install these updates open the Pacli Package Manager in Menu and choose your first choice “Update System” by entering 1. </text:span><text:span text:style-name="T172">A</text:span><text:span text:style-name="T189">fter the conclusion your system is </text:span><text:bookmark text:name="result_box6"/><text:span text:style-name="T189">updated.</text:span></text:p>
      <text:p text:style-name="P140"/>
      <text:h text:style-name="P238" text:outline-level="2"><text:bookmark-start text:name="__RefHeading___Toc4357_1280551239"/>3.1. <text:span text:style-name="T326">Assist </text:span>Notifications and Update with Update-Notifier<text:bookmark-end text:name="__RefHeading___Toc4357_1280551239"/></text:h>
      <text:p text:style-name="P141"/>
      <text:p text:style-name="P133"><text:span text:style-name="T139">T</text:span><text:span text:style-name="T140">o assist the </text:span><text:span text:style-name="T139">C</text:span><text:span text:style-name="T140">onky, Manjaro JWM Community Edition also uses the </text:span><text:span text:style-name="T139">a script </text:span><text:span text:style-name="T140">update-</text:span><text:span text:style-name="T139">notifier</text:span><text:span text:style-name="T140">. Manjaro JWM Community Edition </text:span><text:span text:style-name="T141">use </text:span><text:span text:style-name="T142">update-notifier </text:span><text:span text:style-name="T143">to check for pacman and yaourt updates and notify user about it. Can be called with conky, autostart script or cron. </text:span><text:span text:style-name="T407">This script will notify the user as soon as updates are available. It uses the "notify-send" command to do this.</text:span><text:bookmark text:name="result_box5"/><text:span text:style-name="T407"> </text:span><text:span text:style-name="T408">Below we have an image update-</text:span><text:span text:style-name="T410">notifier </text:span><text:span text:style-name="T411">working</text:span><text:span text:style-name="T408">:</text:span></text:p>
      <text:p text:style-name="P188"/>
      <table:table table:name="Tabela2" table:style-name="Tabela2">
        <table:table-column table:style-name="Tabela2.A"/>
        <text:soft-page-break/>
        <table:table-row table:style-name="Tabela2.1">
          <table:table-cell table:style-name="Tabela2.A1" office:value-type="string">
            <text:p text:style-name="P102"><draw:frame draw:style-name="fr3" draw:name="Figura5" text:anchor-type="paragraph" svg:width="4.26cm" svg:height="1.323cm" draw:z-index="7"><draw:image xlink:href="Pictures/10000201000000A100000032073E644B72490750.png" xlink:type="simple" xlink:show="embed" xlink:actuate="onLoad"/></draw:frame></text:p>
            <text:p text:style-name="P102"/>
          </table:table-cell>
        </table:table-row>
      </table:table>
      <text:p text:style-name="P3"/>
      <text:p text:style-name="P143"><text:span text:style-name="T408">The </text:span><text:span text:style-name="T142">update-notifier </text:span><text:span text:style-name="T408">is in crontab (/etc/</text:span><text:span text:style-name="T409">crontab</text:span><text:span text:style-name="T408">) and configured to </text:span><text:span text:style-name="T190">check for updates every three hours.</text:span></text:p>
      <text:p text:style-name="P3"/>
      <text:p text:style-name="P3"/>
      <text:h text:style-name="P233" text:outline-level="1"><text:bookmark-start text:name="__RefHeading___Toc4359_1280551239"/><text:span text:style-name="T473">4. </text:span><text:span text:style-name="T474">Install </text:span><text:span text:style-name="T475">Packages that </text:span><text:span text:style-name="T476">G</text:span><text:span text:style-name="T475">ive Acess to AUR</text:span><text:bookmark-end text:name="__RefHeading___Toc4359_1280551239"/></text:h>
      <text:p text:style-name="P148"/>
      <text:p text:style-name="P169"><text:span text:style-name="T173">B</text:span><text:span text:style-name="T171">y default the packages that give access to the </text:span><text:span text:style-name="T173">AUR </text:span><text:span text:style-name="T171">are not installed.<text:line-break/></text:span><text:span text:style-name="T173">T</text:span><text:span text:style-name="T171">he decision to remove was to leave the smallest </text:span><text:span text:style-name="T173">ISOs</text:span><text:span text:style-name="T171">. </text:span><text:span text:style-name="T174">T</text:span><text:span text:style-name="T115">he installation of the packages that give access to </text:span><text:span text:style-name="T116">AUR </text:span><text:span text:style-name="T115">is made by a script: </text:span><text:span text:style-name="T101">Menu </text:span><text:span text:style-name="T112">-</text:span><text:span text:style-name="T113">&gt; Applications </text:span><text:span text:style-name="T101">-&gt; System -&gt; Script All -</text:span><text:span text:style-name="T102">&gt; </text:span><text:span text:style-name="T103">AUR</text:span><text:span text:style-name="T101">.</text:span></text:p>
      <text:p text:style-name="P3"/>
      <text:p text:style-name="P3"/>
      <text:h text:style-name="P231" text:outline-level="1"><text:bookmark-start text:name="__RefHeading___Toc4361_1280551239"/><text:span text:style-name="T284">5</text:span><text:span text:style-name="T279">. C</text:span><text:span text:style-name="T280">areful </text:span><text:span text:style-name="T279">U</text:span><text:span text:style-name="T280">sing: C</text:span><text:span text:style-name="T281">onfigur</text:span><text:span text:style-name="T280">ation Tool for </text:span><text:span text:style-name="T282">JWM </text:span><text:span text:style-name="T279">and </text:span><text:span text:style-name="T283">Pacli Package Manager</text:span><text:bookmark-end text:name="__RefHeading___Toc4361_1280551239"/></text:h>
      <text:p text:style-name="P149"/>
      <text:p text:style-name="P158"><text:span text:style-name="T181">C</text:span><text:span text:style-name="T182">onfigur</text:span><text:span text:style-name="T181">ation Tool for </text:span><text:span text:style-name="T183">JWM <text:s/></text:span><text:span text:style-name="T184">(</text:span><text:span text:style-name="T166">JWMConf</text:span><text:span text:style-name="T167">)</text:span><text:span text:style-name="T166"> </text:span><text:span text:style-name="T162">and </text:span><text:span text:style-name="T168">Pacli Package Manager </text:span><text:span text:style-name="T167">(</text:span><text:span text:style-name="T166">Pacli</text:span><text:span text:style-name="T167">)</text:span><text:span text:style-name="T166"> </text:span><text:span text:style-name="T162">are essential tools to maintain the stability of Manjaro JWM </text:span><text:span text:style-name="T169">Community Edition</text:span><text:span text:style-name="T162">. </text:span><text:span text:style-name="T167">T</text:span><text:span text:style-name="T162">hese tools work with files that are essential and any incorrect change can affect system. <text:s/></text:span><text:span text:style-name="T167">S</text:span>o please be careful:</text:p>
      <text:p text:style-name="P123"/>
      <text:p text:style-name="P132"><text:span text:style-name="T186">• </text:span><text:span text:style-name="T166">JWMConf: </text:span><text:bookmark text:name="result_box21"/>the options <text:span text:style-name="T166">7, 8, 9, 10, 11, 12, 13, 14, 19, 20, 21, 22 and 23 can break your system. </text:span><text:span text:style-name="T167">T</text:span><text:span text:style-name="T166">hese options are separated by dashes </text:span><text:span text:style-name="T167">(–--------) </text:span><text:span text:style-name="T166">and comes with an asterisk </text:span><text:span text:style-name="T167">(*)</text:span><text:span text:style-name="T166">.</text:span></text:p>
      <text:p text:style-name="P132"><text:span text:style-name="T186">• </text:span><text:span text:style-name="T166">Pacli: the options 16, 17, 18 and 19 can break your system. </text:span><text:span text:style-name="T167">T</text:span><text:span text:style-name="T166">hese options are separated by dashes </text:span><text:span text:style-name="T167">(–--------) </text:span><text:span text:style-name="T166">and comes with an asterisk </text:span><text:span text:style-name="T167">(*)</text:span><text:span text:style-name="T166">. </text:span></text:p>
      <text:p text:style-name="P150"/>
      <text:p text:style-name="P150">WARNING! USE WITH CAUTION.</text:p>
      <text:p text:style-name="P103"/>
      <text:p text:style-name="P103"/>
      <text:h text:style-name="P227" text:outline-level="1"><text:bookmark-start text:name="__RefHeading___Toc4363_1280551239"/><text:span text:style-name="T322">6. </text:span>Shortcuts<text:bookmark-end text:name="__RefHeading___Toc4363_1280551239"/></text:h>
      <text:p text:style-name="P170"/>
      <text:h text:style-name="P241" text:outline-level="2"><text:bookmark-start text:name="__RefHeading___Toc4365_1280551239"/><text:span text:style-name="T322">6</text:span>.1. Application Shortcuts<text:bookmark-end text:name="__RefHeading___Toc4365_1280551239"/></text:h>
      <text:p text:style-name="P4"/>
      <text:p text:style-name="P25"><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5"><text:span text:style-name="T16">• </text:span><text:span text:style-name="T25">To o</text:span><text:span text:style-name="T16">pen Sakura terminal = &lt; Mod4 + t&gt;.</text:span></text:p>
      <text:p text:style-name="P25"><text:span text:style-name="T16">• </text:span><text:span text:style-name="T25">To o</text:span><text:span text:style-name="T16">pen PCManFM </text:span><text:span text:style-name="T25">file manager </text:span><text:span text:style-name="T16">= &lt; Mod4 + e&gt;.</text:span></text:p>
      <text:p text:style-name="P27"><text:span text:style-name="T16">• </text:span><text:span text:style-name="T25">To </text:span><text:span text:style-name="T311">o</text:span><text:span text:style-name="T301">pen Pale Moon web browser = &lt;Mod4 + b&gt;.</text:span></text:p>
      <text:p text:style-name="P27"><text:span text:style-name="T87">• </text:span><text:span text:style-name="T88">To minimize all the </text:span><text:span text:style-name="T90">w</text:span><text:span text:style-name="T89">indows = &lt; Mod4 + d&gt;</text:span></text:p>
      <text:p text:style-name="P4"/>
      <text:h text:style-name="P238" text:outline-level="2"><text:bookmark-start text:name="__RefHeading___Toc4367_1280551239"/><text:span text:style-name="T322">6</text:span>.<text:span text:style-name="T1">2. Screen Lock </text:span>Shortcut<text:bookmark-end text:name="__RefHeading___Toc4367_1280551239"/></text:h>
      <text:p text:style-name="P4"/>
      <text:p text:style-name="P22"><text:span text:style-name="T16">• </text:span><text:span text:style-name="T25">To l</text:span><text:span text:style-name="T301">ock </text:span><text:span text:style-name="T304">the </text:span><text:span text:style-name="T301">screen with i3lock = &lt;Mod4 + l&gt;.</text:span></text:p>
      <text:p text:style-name="P4"/>
      <text:h text:style-name="P238" text:outline-level="2"><text:bookmark-start text:name="__RefHeading___Toc4369_1280551239"/><text:soft-page-break/><text:span text:style-name="T322">6</text:span>.<text:span text:style-name="T1">3. </text:span>Reconfigure <text:span text:style-name="T41">(Restart) </text:span>JWM Shortcut<text:bookmark-end text:name="__RefHeading___Toc4369_1280551239"/></text:h>
      <text:p text:style-name="P4"/>
      <text:p text:style-name="P22"><text:span text:style-name="T16">•</text:span><text:bookmark text:name="result_box11"/><text:span text:style-name="T16"> </text:span><text:span text:style-name="T25">To r</text:span><text:span text:style-name="T301">econfigure </text:span><text:span text:style-name="T311">(restart) </text:span><text:span text:style-name="T301">JWM = &lt;Mod4 + u&gt;.</text:span></text:p>
      <text:p text:style-name="P4"/>
      <text:h text:style-name="P238" text:outline-level="2"><text:bookmark-start text:name="__RefHeading___Toc4371_1280551239"/><text:span text:style-name="T322">6</text:span>.<text:span text:style-name="T1">4. </text:span>Pacli <text:span text:style-name="T41">Package Manager Shortcut</text:span><text:bookmark-end text:name="__RefHeading___Toc4371_1280551239"/></text:h>
      <text:p text:style-name="P39"/>
      <text:p text:style-name="P6"><text:span text:style-name="T55">Pacli </text:span><text:span text:style-name="T54">is </text:span><text:span text:style-name="T53">a simple </text:span><text:span text:style-name="T56">CLI </text:span><text:span text:style-name="T53">(terminal) frontend for Pacman/Yaourt (AUR). Also is the application to update your system.</text:span></text:p>
      <text:p text:style-name="P54"/>
      <text:p text:style-name="P22"><text:span text:style-name="T16">•</text:span><text:bookmark text:name="result_box11110"/><text:span text:style-name="T16"> </text:span><text:span text:style-name="T25">To o</text:span><text:span text:style-name="T269">pen Pacli </text:span><text:span text:style-name="T301">= &lt;Mod4 + p&gt;.</text:span></text:p>
      <text:p text:style-name="P4"/>
      <text:h text:style-name="P238" text:outline-level="2"><text:bookmark-start text:name="__RefHeading___Toc4373_1280551239"/><text:span text:style-name="T322">6</text:span>.<text:span text:style-name="T1">5. </text:span><text:span text:style-name="T118">JWMConf Configur</text:span><text:span text:style-name="T119">ation Tool Shortcut</text:span><text:bookmark-end text:name="__RefHeading___Toc4373_1280551239"/></text:h>
      <text:p text:style-name="P40"/>
      <text:p text:style-name="P6"><text:span text:style-name="T53">JWMConf <text:s/></text:span><text:span text:style-name="T54">is </text:span><text:span text:style-name="T53">a CLI (terminal) tool to manage JWM config files, like keys, themes, tray and more.</text:span></text:p>
      <text:p text:style-name="P40"/>
      <text:p text:style-name="P22"><text:span text:style-name="T16">•</text:span><text:bookmark text:name="result_box1111014"/><text:span text:style-name="T16"> </text:span><text:span text:style-name="T25">To o</text:span><text:span text:style-name="T269">pen JWMConf </text:span><text:span text:style-name="T301">= &lt;Mod4 + j&gt;.</text:span></text:p>
      <text:p text:style-name="P4"/>
      <text:h text:style-name="P238" text:outline-level="2"><text:bookmark-start text:name="__RefHeading___Toc4375_1280551239"/><text:span text:style-name="T322">6</text:span>.<text:span text:style-name="T1">6. </text:span>Audio Shortcuts<text:bookmark-end text:name="__RefHeading___Toc4375_1280551239"/></text:h>
      <text:p text:style-name="P4"/>
      <text:p text:style-name="P53"><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4"/>
      <text:p text:style-name="P22"><text:span text:style-name="T16">• </text:span><text:span text:style-name="T25">To set volume up by 5% (</text:span><text:span text:style-name="T27">'</text:span><text:span text:style-name="T301">Amixer set Master 5%+</text:span><text:span text:style-name="T312">'</text:span><text:span text:style-name="T311">)</text:span><text:span text:style-name="T301"> = &lt;Mod4 + PgUp&gt;.</text:span></text:p>
      <text:p text:style-name="P27"><text:span text:style-name="T16">• </text:span><text:span text:style-name="T25">To set volume down by 5% (</text:span><text:span text:style-name="T27">'</text:span><text:span text:style-name="T301">Amixer set Master 5%-</text:span><text:span text:style-name="T312">'</text:span><text:span text:style-name="T311">)</text:span><text:span text:style-name="T301"> = &lt;Mod4 + PgDn&gt;.</text:span></text:p>
      <text:p text:style-name="P22"><text:span text:style-name="T16">• </text:span><text:span text:style-name="T25">To toggle (and untoggle) volume mute (</text:span><text:span text:style-name="T27">'</text:span><text:span text:style-name="T301">Amixer set Master toggle</text:span><text:span text:style-name="T312">'</text:span><text:span text:style-name="T311">)</text:span><text:span text:style-name="T301"> = &lt;Mod4 + 0&gt;.</text:span></text:p>
      <text:p text:style-name="P4"/>
      <text:p text:style-name="P18">Anyway, the XF86Audio keys remain doing its functions, this alternative shortcuts are mainly aimed to keyboards that don't bring these dedicated keys.</text:p>
      <text:p text:style-name="P4"/>
      <text:h text:style-name="P238" text:outline-level="2"><text:bookmark-start text:name="__RefHeading___Toc4377_1280551239"/><text:span text:style-name="T322">6</text:span>.7. Screenshot Shortcut<text:bookmark-end text:name="__RefHeading___Toc4377_1280551239"/></text:h>
      <text:p text:style-name="P44"/>
      <text:p text:style-name="P45">Al<text:span text:style-name="T150">l</text:span> the screenshots you take in Manjaro JWM <text:span text:style-name="T298">Community </text:span>Edition will be placed in the Screenshots folder at your home directory (and a tiny notification will pop-up if everything went fine).</text:p>
      <text:p text:style-name="P44"/>
      <text:p text:style-name="P7"><text:span text:style-name="T51">• </text:span><text:span text:style-name="T52">To take a s</text:span><text:span text:style-name="T51">creenshot = &lt;Print&gt; </text:span><text:span text:style-name="T52">(PrtScr)</text:span><text:span text:style-name="T70">.</text:span></text:p>
      <text:p text:style-name="P44"/>
      <text:h text:style-name="P238" text:outline-level="2"><text:bookmark-start text:name="__RefHeading___Toc4379_1280551239"/><text:span text:style-name="T322">6</text:span>.<text:span text:style-name="T43">8. Windows </text:span>Shortcuts<text:bookmark-end text:name="__RefHeading___Toc4379_1280551239"/></text:h>
      <text:p text:style-name="P71"/>
      <text:h text:style-name="P238" text:outline-level="2"><text:bookmark-start text:name="__RefHeading___Toc4381_1280551239"/><text:span text:style-name="T322">6</text:span>.<text:span text:style-name="T43">8</text:span>.1. <text:span text:style-name="T41">Tiling</text:span><text:bookmark-end text:name="__RefHeading___Toc4381_1280551239"/></text:h>
      <text:p text:style-name="P43"/>
      <text:p text:style-name="P46"><text:span text:style-name="T4">The “a</text:span><text:span text:style-name="T3">erosnap” </text:span><text:span text:style-name="T4">effect</text:span><text:span text:style-name="T3">, to anchor the windows to the screen edges.</text:span></text:p>
      <text:p text:style-name="P41"/>
      <text:p text:style-name="P22"><text:soft-page-break/><text:span text:style-name="T16">• </text:span><text:span text:style-name="T28">To place </text:span><text:span text:style-name="T301">a window </text:span><text:span text:style-name="T313">in </text:span><text:span text:style-name="T301">the top half of the screen = &lt;Mod4 + Up&gt;.</text:span></text:p>
      <text:p text:style-name="P22"><text:span text:style-name="T16">• </text:span><text:span text:style-name="T28">To place </text:span><text:span text:style-name="T301">a window </text:span><text:span text:style-name="T313">in </text:span><text:span text:style-name="T301">the bottom half of the screen = &lt;Mod4 + Down&gt;.</text:span></text:p>
      <text:p text:style-name="P22"><text:span text:style-name="T16">• </text:span><text:span text:style-name="T28">To place </text:span><text:span text:style-name="T301">a window </text:span><text:span text:style-name="T313">in </text:span><text:span text:style-name="T301">the left half of the screen = &lt;Mod4 + Left&gt;.</text:span></text:p>
      <text:p text:style-name="P28"><text:span text:style-name="T16">• </text:span><text:span text:style-name="T28">To place </text:span><text:span text:style-name="T301">a window </text:span><text:span text:style-name="T313">in </text:span><text:span text:style-name="T301">the right half of the screen = &lt;Mod4 + Right&gt;.</text:span></text:p>
      <text:p text:style-name="P61"/>
      <text:p text:style-name="P28"><text:span text:style-name="T28">And to 'undock' a window from any position and bring it back to the previous position </text:span><text:span text:style-name="T29">just </text:span><text:span text:style-name="T28">press the same shortcut again.</text:span></text:p>
      <text:p text:style-name="P104"/>
      <text:h text:style-name="P238" text:outline-level="2"><text:bookmark-start text:name="__RefHeading___Toc4383_1280551239"/><text:span text:style-name="T30">6</text:span><text:span text:style-name="T28">.</text:span><text:span text:style-name="T24">8</text:span><text:span text:style-name="T16">.2. </text:span><text:span text:style-name="T114">Changing the </text:span><text:span text:style-name="T117">Virtual D</text:span><text:span text:style-name="T114">esktop</text:span><text:bookmark-end text:name="__RefHeading___Toc4383_1280551239"/></text:h>
      <text:h text:style-name="P239" text:outline-level="2"/>
      <text:p text:style-name="P53"><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9"><text:s/>&lt;!-- Virtual Desktops --&gt;</text:p>
      <text:p text:style-name="P203"><text:s/><text:tab/><text:tab/>&lt;!-- Desktop tags can be contained within Desktops for desktop names. --&gt;</text:p>
      <text:p text:style-name="P203"><text:s/><text:tab/><text:tab/>&lt;Desktops width="2"&gt;&lt;/Desktops&gt;</text:p>
      <text:p text:style-name="P58"/>
      <text:p text:style-name="P53"><text:span text:style-name="T28">W</text:span><text:span text:style-name="T16">here you can change this number '2 ' by any number you want.</text:span></text:p>
      <text:p text:style-name="P59"/>
      <text:p text:style-name="P29"><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30"><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2"/>
      <text:h text:style-name="P238" text:outline-level="2"><text:bookmark-start text:name="__RefHeading___Toc4385_1280551239"/><text:span text:style-name="T322">6</text:span>.<text:span text:style-name="T43">8</text:span>.3. Sending the <text:span text:style-name="T45">F</text:span>ocused <text:span text:style-name="T45">W</text:span>indow to a <text:span text:style-name="T45">C</text:span>ertain <text:span text:style-name="T45">V</text:span>irtual <text:span text:style-name="T45">D</text:span>esktop<text:bookmark-end text:name="__RefHeading___Toc4385_1280551239"/></text:h>
      <text:p text:style-name="P124"/>
      <text:p text:style-name="P125">These shortcuts are particularly useful when dealing with several application windows and you want to “clear the area”, but not yet close some program<text:span text:style-name="T144">s</text:span>. Example: to send a music player or an e-mail client to the next virtual desktop, but leaving <text:span text:style-name="T144">them</text:span> open.</text:p>
      <text:p text:style-name="P124"/>
      <text:p text:style-name="P31"><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1"><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6"/>
      <text:p text:style-name="P125">Note <text:span text:style-name="T144">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5"/>
      <text:p text:style-name="P125"/>
      <text:h text:style-name="P231" text:outline-level="1"><text:bookmark-start text:name="__RefHeading___Toc4387_1280551239"/><text:span text:style-name="T328">7</text:span><text:span text:style-name="T329">. </text:span><text:span text:style-name="T332">Key </text:span><text:span text:style-name="T333">Applications </text:span><text:span text:style-name="T334">Installed by Default in Manjaro JWM</text:span><text:span text:style-name="T335"> </text:span><text:span text:style-name="T336">Community </text:span><text:span text:style-name="T334">Edition</text:span><text:bookmark-end text:name="__RefHeading___Toc4387_1280551239"/></text:h>
      <text:p text:style-name="P160"/>
      <text:p text:style-name="P162">You can easily find all <text:span text:style-name="T45">default installed applications in Manjaro JWM Community Edition </text:span>in the Menu by right clicking the desktop or clicking the Menu button in Tray (the bottom panel). And <text:span text:style-name="T45">quick </text:span>a tip: it is also available with the shortcut 'Super + F1'. <text:span text:style-name="T45">Here they are:</text:span></text:p>
      <text:p text:style-name="P4"/>
      <text:p text:style-name="P4"/>
      <text:p text:style-name="P10"><text:soft-page-break/><text:span text:style-name="Strong_20_Emphasis"><text:span text:style-name="T375">I</text:span></text:span><text:span text:style-name="Strong_20_Emphasis"><text:span text:style-name="T374">n Screenshot </text:span></text:span><text:span text:style-name="Strong_20_Emphasis"><text:span text:style-name="T375">(</text:span></text:span><text:span text:style-name="Strong_20_Emphasis"><text:span text:style-name="T374">Menu -&gt; Screenshot</text:span></text:span><text:span text:style-name="Strong_20_Emphasis"><text:span text:style-name="T375">):</text:span></text:span></text:p>
      <text:p text:style-name="P5"><text:span text:style-name="Strong_20_Emphasis"><text:span text:style-name="T67">There </text:span></text:span><text:span text:style-name="Strong_20_Emphasis"><text:span text:style-name="T68">are </text:span></text:span><text:span text:style-name="Strong_20_Emphasis"><text:span text:style-name="T67">four </text:span></text:span><text:span text:style-name="Strong_20_Emphasis"><text:span text:style-name="T68">preconfigured</text:span></text:span><text:span text:style-name="Strong_20_Emphasis"><text:span text:style-name="T67"> ways to take a screenshot of you screen in Manjaro JWM <text:s/></text:span></text:span><text:span text:style-name="Strong_20_Emphasis"><text:span text:style-name="T69">Community </text:span></text:span><text:span text:style-name="Strong_20_Emphasis"><text:span text:style-name="T67">Edition. All of them </text:span></text:span><text:span text:style-name="Strong_20_Emphasis"><text:span text:style-name="T68">use a tiny program called “scrot” and the titles </text:span></text:span><text:span text:style-name="Strong_20_Emphasis"><text:span text:style-name="T67">are self explained:</text:span></text:span></text:p>
      <text:p text:style-name="P114"><text:span text:style-name="Strong_20_Emphasis"><text:span text:style-name="T358">• </text:span></text:span><text:span text:style-name="Strong_20_Emphasis"><text:span text:style-name="T352">Active Window Delay.</text:span></text:span></text:p>
      <text:p text:style-name="P114"><text:span text:style-name="Strong_20_Emphasis"><text:span text:style-name="T358">• </text:span></text:span><text:span text:style-name="Strong_20_Emphasis"><text:span text:style-name="T352">Active Window</text:span></text:span><text:span text:style-name="Strong_20_Emphasis"><text:span text:style-name="T359">.</text:span></text:span></text:p>
      <text:p text:style-name="P114"><text:span text:style-name="Strong_20_Emphasis"><text:span text:style-name="T358">• </text:span></text:span><text:span text:style-name="Strong_20_Emphasis"><text:span text:style-name="T352">Full Screen</text:span></text:span><text:span text:style-name="Strong_20_Emphasis"><text:span text:style-name="T358">.</text:span></text:span></text:p>
      <text:p text:style-name="P5"><text:span text:style-name="Strong_20_Emphasis"><text:span text:style-name="T379">• </text:span></text:span><text:span text:style-name="Strong_20_Emphasis"><text:span text:style-name="T374">Select Area</text:span></text:span><text:span text:style-name="Strong_20_Emphasis"><text:span text:style-name="T373">.</text:span></text:span></text:p>
      <text:p text:style-name="P4"/>
      <text:p text:style-name="P37"><text:span text:style-name="T33">In Accessories (Menu </text:span><text:span text:style-name="T83">-</text:span><text:span text:style-name="T82">&gt; Applications </text:span><text:span text:style-name="T33">-&gt; </text:span><text:span text:style-name="T24">Accessories</text:span><text:span text:style-name="T33">):</text:span></text:p>
      <text:p text:style-name="P93"><text:span text:style-name="T206">• </text:span><text:span text:style-name="T211">City Temperatue</text:span><text:span text:style-name="T212">, </text:span><text:bookmark text:name="result_box17"/><text:span text:style-name="T212">information on temperature of your city </text:span><text:span text:style-name="T211">with wttr.in.</text:span></text:p>
      <text:p text:style-name="P99"><text:span text:style-name="T211">• </text:span><text:span text:style-name="T226">ClipIt, is a lightweight GTK+ clipboard manager.</text:span></text:p>
      <text:p text:style-name="P100"><text:span text:style-name="T206">• </text:span><text:span text:style-name="T212">ImageWriter ISO/USB, </text:span><text:span text:style-name="T213">a graphical utility for writing raw disk images &amp; hybrid isos to USB keys.</text:span><text:span text:style-name="T212"> </text:span></text:p>
      <text:p text:style-name="P32"><text:span text:style-name="T16">• </text:span><text:span text:style-name="T24">Leafpad Editor, </text:span><text:span text:style-name="T34">the name says it all.</text:span></text:p>
      <text:p text:style-name="P32"><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2"><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2"/>
      <text:p text:style-name="P37"><text:span text:style-name="T33">In </text:span><text:span text:style-name="T40">Games </text:span><text:span text:style-name="T33">(Menu </text:span><text:span text:style-name="T83">-</text:span><text:span text:style-name="T82">&gt; Applications </text:span><text:span text:style-name="T33">-&gt; </text:span><text:span text:style-name="T40">Games</text:span><text:span text:style-name="T33">):</text:span></text:p>
      <text:p text:style-name="P63"><text:span text:style-name="T33">• </text:span><text:span text:style-name="T342">GNU Chess,</text:span><text:span text:style-name="T343"> </text:span><text:span text:style-name="T345">a </text:span><text:span text:style-name="T344">play chess against computer on a terminal and an engine for graphical chess frontends</text:span><text:span text:style-name="T342">.</text:span></text:p>
      <text:p text:style-name="P64">• <text:span text:style-name="T342">Gweled,</text:span><text:span text:style-name="T343"> </text:span><text:span text:style-name="T344">a puzzle game similar to Bejeweled (a.k.a. Diamond Mine)</text:span><text:span text:style-name="T342">.</text:span></text:p>
      <text:p text:style-name="P92"><text:span text:style-name="T223">• </text:span>L<text:span text:style-name="T342">B</text:span>reakout<text:span text:style-name="T224">, </text:span><text:span text:style-name="T225">a game with nice effects, graphics and sounds.</text:span><text:span text:style-name="T224"> </text:span></text:p>
      <text:p text:style-name="P64"/>
      <text:p text:style-name="P73"><text:span text:style-name="T24">I</text:span><text:span text:style-name="T16">n Graphics (Menu </text:span><text:span text:style-name="T76">-</text:span><text:span text:style-name="T82">&gt; Applications </text:span><text:span text:style-name="T16">-&gt; </text:span><text:span text:style-name="T24">Graphics</text:span><text:span text:style-name="T16">):</text:span></text:p>
      <text:p text:style-name="P120"><text:span text:style-name="T439">• Online Image Editor, </text:span><text:span text:style-name="T440">Online Image Editor lets you edit images online, </text:span><text:span text:style-name="T441">o</text:span><text:span text:style-name="T442">pen</text:span><text:span text:style-name="T443">ed</text:span><text:span text:style-name="T442"> </text:span><text:span text:style-name="T443">in </text:span><text:span text:style-name="T442">Pale Moon </text:span><text:span text:style-name="T443">(</text:span><text:a xlink:type="simple" xlink:href="http://www.online-image-editor.com/" text:style-name="Internet_20_link" text:visited-style-name="Visited_20_Internet_20_Link"><text:span text:style-name="T442">http://www.online-image-editor.com/</text:span></text:a><text:span text:style-name="T443">)</text:span><text:span text:style-name="T442">.</text:span></text:p>
      <text:p text:style-name="P55"/>
      <text:p text:style-name="P69">In Multimedia (Menu <text:span text:style-name="T84">-</text:span><text:span text:style-name="T85">&gt; Applications </text:span>-&gt; Multimedia):</text:p>
      <text:p text:style-name="P26"><text:span text:style-name="T16">• </text:span><text:span text:style-name="T37">DeaDBeeF</text:span><text:span text:style-name="T275"> </text:span><text:span text:style-name="T301">Music</text:span><text:span text:style-name="T314">, </text:span><text:span text:style-name="T315">very light, yet does job fine.</text:span></text:p>
      <text:p text:style-name="P118"><text:span text:style-name="T361">• </text:span><text:span text:style-name="T363">Snappy </text:span><text:span text:style-name="T347">Player</text:span><text:span text:style-name="T350">, </text:span><text:span text:style-name="T351">p</text:span><text:span text:style-name="T367">owerful media player with a minimalistic interface.</text:span></text:p>
      <text:p text:style-name="P74"/>
      <text:p text:style-name="P75"><text:span text:style-name="T314">I</text:span><text:span text:style-name="T301">n Network (Menu </text:span><text:span text:style-name="T61">-</text:span><text:span text:style-name="T64">&gt; Applications </text:span><text:span text:style-name="T301">-&gt; Network):</text:span></text:p>
      <text:p text:style-name="P105"><text:span text:style-name="T221">• </text:span><text:span text:style-name="T222">ELinks</text:span><text:span text:style-name="T231"> </text:span><text:span text:style-name="T221">Browser, </text:span><text:span text:style-name="T36">n advanced and well-established feature-rich text mode web</text:span><text:span text:style-name="T214">.</text:span></text:p>
      <text:p text:style-name="P94"><text:span text:style-name="T254">• </text:span><text:span text:style-name="T257">XChat</text:span><text:span text:style-name="T258"> </text:span><text:span text:style-name="T254">IRC, </text:span><text:span text:style-name="T255">powerful IRC communication tool, </text:span><text:span text:style-name="T256">and</text:span><text:span text:style-name="T214"> feel free to ask about Manjaro JWM </text:span><text:span text:style-name="T215">Community</text:span><text:span text:style-name="T214"> </text:span><text:span text:style-name="T216">Edition</text:span><text:span text:style-name="T214"> at the default channels #manjaro and #manjaro-br (in Brazilian Portuguese), or even to chitchat at #manjaro-talk .</text:span></text:p>
      <text:p text:style-name="P93"><text:span text:style-name="T214">• </text:span><text:bookmark text:name="firstHeading1"/><text:span text:style-name="T214">NetworkManager, a program for providing detection and configuration for systems to automatically connect to network. </text:span><text:span text:style-name="T217">Add NetworkManager in tray (nm-applet). </text:span><text:span text:style-name="T214"><text:s/></text:span></text:p>
      <text:p text:style-name="P33"><text:span text:style-name="T16">• </text:span><text:span text:style-name="T269">Pale Moon</text:span><text:span text:style-name="T276"> </text:span><text:span text:style-name="T16">Browser, </text:span><text:span text:style-name="T36">a lightweight Firefox fork.</text:span></text:p>
      <text:p text:style-name="P56"/>
      <text:p text:style-name="P70">In Office (Menu <text:span text:style-name="T84">-</text:span><text:span text:style-name="T85">&gt; Applications </text:span>-&gt; Office):</text:p>
      <text:p text:style-name="P76"><text:span text:style-name="T16">• </text:span><text:span text:style-name="T301">AbidWord </text:span><text:span text:style-name="T309">Word </text:span><text:span text:style-name="T316">even more lightweight, yet very complete word processor.</text:span></text:p>
      <text:p text:style-name="P65">• ePDFView <text:span text:style-name="T153">PDF</text:span>, simple PDF viewer.</text:p>
      <text:p text:style-name="P95"><text:span text:style-name="T218">• Gnumeric </text:span><text:span text:style-name="T219">Calc</text:span><text:span text:style-name="T220">, </text:span><text:span text:style-name="T218">light spreadsheet program.</text:span></text:p>
      <text:p text:style-name="P116"><text:soft-page-break/><text:span text:style-name="T362">• </text:span><text:span text:style-name="T365">Online </text:span><text:span text:style-name="T366">Open365 </text:span><text:span text:style-name="T365">Tools, </text:span><text:span text:style-name="T366">is an open source alternative to Microsoft Office 365</text:span><text:span text:style-name="T365">, opened in Pale Moon (</text:span><text:a xlink:type="simple" xlink:href="https://open365.io/" text:style-name="Internet_20_link" text:visited-style-name="Visited_20_Internet_20_Link"><text:span text:style-name="T366">https://open365.io/</text:span></text:a><text:span text:style-name="T365">).</text:span></text:p>
      <text:p text:style-name="P113"><text:span text:style-name="T362">• Online PDF Tools, simple tools to edit and convert PDFs files, opened in Pale Moon (</text:span><text:a xlink:type="simple" xlink:href="http://smallpdf.com/" text:style-name="Internet_20_link" text:visited-style-name="Visited_20_Internet_20_Link"><text:span text:style-name="T362">http://smallpdf.com/</text:span></text:a><text:span text:style-name="T362">).</text:span></text:p>
      <text:p text:style-name="P95"><text:span text:style-name="T218">• </text:span><text:span text:style-name="T220">Simple Scan, </text:span><text:span text:style-name="T218">full-featured scanner application.</text:span></text:p>
      <text:p text:style-name="P65"/>
      <text:p text:style-name="P68">In Settings (Menu <text:span text:style-name="T84">-</text:span><text:span text:style-name="T85">&gt; Applications </text:span>-&gt; Settings):</text:p>
      <text:p text:style-name="P66">• A<text:span text:style-name="T145">randR Screen Editor, </text:span>to <text:span text:style-name="T145">change screen resolution, rotate and manage multiple monitors</text:span>.</text:p>
      <text:p text:style-name="P65">• Blueman Adapters, to manage Bluetooth support.</text:p>
      <text:p text:style-name="P77"><text:span text:style-name="T16">• Blueman Manager, to manage </text:span><text:span text:style-name="T100">connected</text:span><text:span text:style-name="T16"> (or not yet) Bluetooth devices.</text:span></text:p>
      <text:p text:style-name="P78"><text:span text:style-name="T16">• </text:span><text:span text:style-name="T38">Configure Mouse/Keyboard (LXInput)</text:span><text:span text:style-name="T16">, </text:span><text:span text:style-name="T38">simple tool to configure (guess what?) keyboard and mouse.</text:span></text:p>
      <text:p text:style-name="P77"><text:span text:style-name="T16">• </text:span><text:span text:style-name="T301">Customize Look/</text:span><text:span text:style-name="T317">Feel</text:span><text:span text:style-name="T301"> </text:span><text:span text:style-name="T309">(LXAppearance), </text:span><text:span text:style-name="T301">to change icons, fonts, GTK+ theme and more.</text:span></text:p>
      <text:p text:style-name="P101"><text:span text:style-name="T218">• Manjaro Settings </text:span><text:span text:style-name="T227">Manager</text:span><text:span text:style-name="T237">, simple </text:span><text:span text:style-name="T239">but </text:span><text:span text:style-name="T237">powerful tool to manage kernels, time (and timezone), keyboard layouts and more.</text:span></text:p>
      <text:p text:style-name="P79"><text:span text:style-name="T16">• </text:span><text:span text:style-name="T39">Nitrogen Wallpaper, a simple and light tool to set the wallpaper.</text:span></text:p>
      <text:p text:style-name="P68">• Printer Settings, <text:span text:style-name="T145">as the name says, to add and manage printers</text:span> <text:span text:style-name="T44">(it is activated after 'Printer' is installed in Menu </text:span><text:span text:style-name="T86">-</text:span><text:span text:style-name="T85">&gt; Applications </text:span><text:span text:style-name="T44">-&gt; System -&gt; Script All).</text:span></text:p>
      <text:p text:style-name="P119"><text:span text:style-name="T362">• </text:span><text:span text:style-name="T364">Qt Configure Tool, a</text:span><text:span text:style-name="T346">dditional style plugins for Qt5.</text:span></text:p>
      <text:p text:style-name="P67"/>
      <text:p text:style-name="P20">In System (Menu <text:span text:style-name="T84">-</text:span><text:span text:style-name="T85">&gt; Applications </text:span>-&gt; System):</text:p>
      <text:p text:style-name="P47"><text:span text:style-name="T2">• </text:span><text:span text:style-name="T8">Script </text:span><text:span text:style-name="T11">Install</text:span><text:span text:style-name="T8">, a small but very useful </text:span><text:span text:style-name="T99">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2"><text:span text:style-name="T2">• G</text:span><text:span text:style-name="T6">ufw</text:span><text:span text:style-name="T2"> Firewall, </text:span><text:span text:style-name="T6">to set and manage firewalls </text:span><text:span text:style-name="T7">(it is activated after 'Firewall' is installed in Menu </text:span><text:span text:style-name="T285">-</text:span><text:span text:style-name="T286">&gt; Applications </text:span><text:span text:style-name="T7">-&gt; System -&gt; Script All).</text:span></text:p>
      <text:p text:style-name="P96"><text:span text:style-name="T240">• </text:span><text:span text:style-name="T243">HardInfo</text:span><text:span text:style-name="T241">, very complete </text:span><text:span text:style-name="T242">hardware information and benchmark tool.</text:span></text:p>
      <text:p text:style-name="P48"><text:span text:style-name="T2">• HTop Process</text:span><text:span text:style-name="T10">es</text:span><text:span text:style-name="T2">, </text:span><text:span text:style-name="T6">to watch and manage (change the priority, stop or even kill) running applications and services.</text:span></text:p>
      <text:p text:style-name="P48"><text:span text:style-name="T2">• </text:span><text:span text:style-name="T5">JWMConf Configur</text:span><text:span text:style-name="T13">ation Tool</text:span><text:span text:style-name="T5">, a CLI (terminal) tool to manage JWM config files, like keys, themes, tray and more.</text:span></text:p>
      <text:p text:style-name="P49"><text:span text:style-name="T2">• </text:span><text:span text:style-name="T7">Memory Usage</text:span><text:span text:style-name="T8">, shows start up apps and memory usage</text:span><text:span text:style-name="T6">.</text:span></text:p>
      <text:p text:style-name="P5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2">• Privilege Granting, to change super-user (root) privileges and settings (use it carefully).</text:p>
      <text:p text:style-name="P42">• Root File Manager (PCManFM), to manage files with super-user (root) access (use it carefully).</text:p>
      <text:p text:style-name="P51"><text:span text:style-name="T2">• Root Terminal </text:span><text:span text:style-name="T6">(Sakura), super-user (root) terminal session (you know you have to use it carefully, right?)</text:span></text:p>
      <text:p text:style-name="P51"><text:span text:style-name="T2">• </text:span><text:span text:style-name="T6">T</text:span>emp<text:span text:style-name="T146">erature</text:span> Sensors <text:span text:style-name="T146">(Xsensors), small and simple tool to watch your hardware temperature.</text:span></text:p>
      <text:p text:style-name="P60"/>
      <text:p text:style-name="P60"/>
      <text:p text:style-name="P60"/>
      <text:p text:style-name="P60"/>
      <text:p text:style-name="P60"/>
      <text:h text:style-name="P231" text:outline-level="1"><text:bookmark-start text:name="__RefHeading___Toc4389_1280551239"/><text:soft-page-break/><text:span text:style-name="T322">8. </text:span><text:span text:style-name="T148">Script All: S</text:span><text:span text:style-name="T147">cripts </text:span><text:span text:style-name="T148">to Install Additional Features</text:span><text:bookmark-end text:name="__RefHeading___Toc4389_1280551239"/></text:h>
      <text:p text:style-name="P160"/>
      <text:p text:style-name="P163">In the Script All sub-menu you can find simple scripts to add even <text:span text:style-name="T151">more </text:span>features to Manjaro JWM <text:span text:style-name="T298">Community </text:span>Edition. Just click them, follow the instructions in the terminal <text:span text:style-name="T91">that</text:span> will show up, <text:span text:style-name="T91">and all the installation process should be done fine. (Requires internet connection.):</text:span></text:p>
      <text:p text:style-name="P157"/>
      <text:p text:style-name="P98"><text:span text:style-name="T106">• </text:span><text:span text:style-name="T107">AUR</text:span><text:span text:style-name="T108">: </text:span><text:span text:style-name="T109">Support for </text:span><text:span text:style-name="T107">AUR</text:span><text:span text:style-name="T106">, </text:span><text:span text:style-name="T109">th</text:span><text:span text:style-name="T108">r</text:span><text:span text:style-name="T109">oug</text:span><text:span text:style-name="T107">h Arch User Repository </text:span><text:span text:style-name="T106">= in Menu </text:span><text:span text:style-name="T104">-</text:span><text:span text:style-name="T105">&gt; Applications </text:span><text:span text:style-name="T106">-&gt; System -&gt; Script All -</text:span><text:span text:style-name="T109">&gt; </text:span><text:span text:style-name="T107">AUR</text:span><text:span text:style-name="T106">.</text:span></text:p>
      <text:p text:style-name="P98"><text:span text:style-name="T206">• </text:span><text:span text:style-name="T207">Firewall: </text:span><text:span text:style-name="T208">Support for </text:span><text:span text:style-name="T207">f</text:span><text:span text:style-name="T206">irewall, </text:span><text:span text:style-name="T208">th</text:span><text:span text:style-name="T207">r</text:span><text:span text:style-name="T208">ough Gufw Firewall application</text:span><text:span text:style-name="T206"> = in Menu </text:span><text:span text:style-name="T249">-</text:span><text:span text:style-name="T250">&gt; Applications </text:span><text:span text:style-name="T206">-&gt; System -&gt; Script All -</text:span><text:span text:style-name="T208">&gt; Firewall</text:span><text:span text:style-name="T206">.</text:span></text:p>
      <text:p text:style-name="P98"><text:span text:style-name="T206">• </text:span><text:span text:style-name="T209">Java</text:span><text:span text:style-name="T228">: </text:span><text:span text:style-name="T208">Support for </text:span><text:span text:style-name="T209">Java</text:span><text:span text:style-name="T229"> (</text:span><text:span text:style-name="T208">OpenJDK</text:span><text:span text:style-name="T209">)</text:span><text:span text:style-name="T230">,</text:span><text:span text:style-name="T207"> free and open source implementation of Java </text:span><text:span text:style-name="T206">= in Menu </text:span><text:span text:style-name="T249">-</text:span><text:span text:style-name="T250">&gt; Applications </text:span><text:span text:style-name="T206">-&gt; System -&gt; Script All -</text:span><text:span text:style-name="T208">&gt; </text:span><text:span text:style-name="T209">Java</text:span><text:span text:style-name="T206">.</text:span></text:p>
      <text:p text:style-name="P37"><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01">ultimedia </text:span><text:span text:style-name="T302">c</text:span><text:span text:style-name="T303">odecs</text:span><text:span text:style-name="T301"> = in Menu </text:span><text:span text:style-name="T76">-</text:span><text:span text:style-name="T82">&gt; Applications </text:span><text:span text:style-name="T301">-&gt; System -&gt; Script All -</text:span><text:span text:style-name="T303">&gt; Multimedia</text:span><text:span text:style-name="T301">.</text:span></text:p>
      <text:p text:style-name="P98"><text:span text:style-name="T206">• </text:span><text:span text:style-name="T207">P</text:span><text:span text:style-name="T206">rint</text:span><text:span text:style-name="T210">er</text:span><text:span text:style-name="T206">: </text:span><text:span text:style-name="T208">Support for p</text:span><text:span text:style-name="T232">rinting </text:span><text:span text:style-name="T233">documents and install printers </text:span><text:span text:style-name="T232">= in Menu </text:span><text:span text:style-name="T249">-</text:span><text:span text:style-name="T250">&gt; Applications </text:span><text:span text:style-name="T232">-&gt; System -&gt; Script All </text:span><text:span text:style-name="T233">-&gt; Print</text:span><text:span text:style-name="T234">er</text:span><text:span text:style-name="T232">.</text:span></text:p>
      <text:p text:style-name="P80"/>
      <text:p text:style-name="P37"><text:span text:style-name="T266">Obs</text:span><text:span text:style-name="T301">.: After installation, the script can be removed using the </text:span><text:span text:style-name="T318">'</text:span><text:span text:style-name="T301">Edit Menu </text:span><text:span text:style-name="T318">JWM'</text:span><text:span text:style-name="T301"> </text:span><text:span text:style-name="T303">option </text:span><text:span text:style-name="T318">(number 4)</text:span><text:span text:style-name="T301"> in Menu </text:span><text:span text:style-name="T76">-</text:span><text:span text:style-name="T82">&gt; Applications </text:span><text:span text:style-name="T301">-&gt; JWMConf. </text:span><text:bookmark text:name="result_box15"/><text:span text:style-name="T301">For example, </text:span><text:span text:style-name="T318">after </text:span><text:span text:style-name="T319">AUR</text:span><text:span text:style-name="T320"> </text:span><text:span text:style-name="T321">is </text:span><text:span text:style-name="T301">installed, you can remove </text:span><text:span text:style-name="T318">the line</text:span><text:span text:style-name="T301">:</text:span></text:p>
      <text:p text:style-name="P106"/>
      <text:p text:style-name="P191"><text:span text:style-name="T262">&lt;Program label="</text:span><text:span text:style-name="T263">AUR</text:span><text:span text:style-name="T262">"&gt;gksu xterm ~/.scripts/</text:span><text:span text:style-name="T263">aur</text:span><text:span text:style-name="T262">.sh&lt;/Program&gt;</text:span></text:p>
      <text:p text:style-name="P19"/>
      <text:p text:style-name="P19">The menu entry System -&gt; Script All -&gt; <text:span text:style-name="T323">AUR </text:span>will <text:span text:style-name="T50">disappear (after you restart JWM).</text:span></text:p>
      <text:p text:style-name="P19"/>
      <text:p text:style-name="P127"/>
      <text:h text:style-name="P231" text:outline-level="1"><text:bookmark-start text:name="__RefHeading___Toc4391_1280551239"/><text:span text:style-name="T322">9. </text:span><text:span text:style-name="T149">How to Make a Bootable Live USB</text:span><text:bookmark-end text:name="__RefHeading___Toc4391_1280551239"/></text:h>
      <text:p text:style-name="P187"/>
      <text:p text:style-name="P147"><text:span text:style-name="Source_20_Text"><text:span text:style-name="T394">To w</text:span></text:span><text:span text:style-name="Source_20_Text"><text:span text:style-name="T400">rite </text:span></text:span><text:span text:style-name="Source_20_Text"><text:span text:style-name="T401">a </text:span></text:span><text:span text:style-name="Source_20_Text"><text:span text:style-name="T400">ISO </text:span></text:span><text:span text:style-name="Source_20_Text"><text:span text:style-name="T401">image (of some Linux distribution you download</text:span></text:span><text:span text:style-name="Source_20_Text"><text:span text:style-name="T402">ed</text:span></text:span><text:span text:style-name="Source_20_Text"><text:span text:style-name="T401">, for instance) to a USB stick, you can </text:span></text:span><text:span text:style-name="Source_20_Text"><text:span text:style-name="T403">use </text:span></text:span><text:span text:style-name="Source_20_Text"><text:span text:style-name="T395">ImageWriter ISO/USB, </text:span></text:span><text:span text:style-name="Source_20_Text"><text:span text:style-name="T396">a graphical utility for writing raw disk images &amp; hybrid isos to USB keys</text:span></text:span><text:span text:style-name="Source_20_Text"><text:span text:style-name="T397"> </text:span></text:span><text:span text:style-name="Source_20_Text"><text:span text:style-name="T398">(Menu </text:span></text:span><text:span text:style-name="Source_20_Text"><text:span text:style-name="T419">-</text:span></text:span><text:span text:style-name="Source_20_Text"><text:span text:style-name="T420">&gt; Applications </text:span></text:span><text:span text:style-name="Source_20_Text"><text:span text:style-name="T398">-&gt; </text:span></text:span><text:span text:style-name="Source_20_Text"><text:span text:style-name="T399">Accessories</text:span></text:span><text:span text:style-name="Source_20_Text"><text:span text:style-name="T398">)</text:span></text:span><text:span text:style-name="Source_20_Text"><text:span text:style-name="T395">.</text:span></text:span></text:p>
      <text:p text:style-name="P145"><text:span text:style-name="Source_20_Text"><text:span text:style-name="T395"/></text:span></text:p>
      <text:p text:style-name="Standard"><text:span text:style-name="Source_20_Text"><text:span text:style-name="T346"/></text:span></text:p>
      <text:h text:style-name="P226" text:outline-level="1"><text:bookmark-start text:name="__RefHeading___Toc4393_1280551239"/><text:span text:style-name="T464">1</text:span><text:span text:style-name="T465">0</text:span><text:span text:style-name="T466">. </text:span><text:span text:style-name="T463">Menu</text:span><text:span text:style-name="T467">s in</text:span><text:span text:style-name="T463"> JWM</text:span><text:bookmark-end text:name="__RefHeading___Toc4393_1280551239"/></text:h>
      <text:p text:style-name="P159"/>
      <text:p text:style-name="P144"><text:span text:style-name="T445">The </text:span><text:span text:style-name="T346">menu in JWM </text:span><text:span text:style-name="T445">is called “root menu” and can be a fast and easy way to </text:span><text:span text:style-name="T346">start </text:span><text:span text:style-name="T446">applications</text:span><text:span text:style-name="T346">. It also provides a way to restart or exit the </text:span><text:span text:style-name="T446">session</text:span><text:span text:style-name="T346"> </text:span><text:span text:style-name="T446">(to restart or shutdown your computer)</text:span><text:span text:style-name="T346">. Note that multiple root menus are possible. </text:span><text:span text:style-name="T447">You can find more information about </text:span><text:span text:style-name="T346">the </text:span><text:span text:style-name="T446">'</text:span><text:span text:style-name="T346">onroot</text:span><text:span text:style-name="T446">'</text:span><text:span text:style-name="T346"> attribute </text:span><text:span text:style-name="T447">and many more here: </text:span><text:a xlink:type="simple" xlink:href="http://joewing.net/projects/jwm/config.shtml#root" text:style-name="Internet_20_link" text:visited-style-name="Visited_20_Internet_20_Link"><text:span text:style-name="T447">http://joewing.net/projects/jwm/config.shtml#root</text:span></text:a><text:span text:style-name="T447"> </text:span><text:span text:style-name="T346">. </text:span></text:p>
      <text:p text:style-name="P216"/>
      <text:p text:style-name="P216"/>
      <text:p text:style-name="P216"/>
      <text:p text:style-name="P216"/>
      <text:p text:style-name="P216"/>
      <text:p text:style-name="P216"><text:soft-page-break/><text:span text:style-name="T50">Look at this </text:span>example, <text:span text:style-name="T47">t</text:span>he outer-most tag is <text:span text:style-name="T46">'</text:span>RootMenu<text:span text:style-name="T46">':</text:span></text:p>
      <text:p text:style-name="P215"/>
      <text:p text:style-name="P211">&lt;RootMenu onroot="3"&gt;</text:p>
      <text:p text:style-name="P209"><text:tab/><text:tab/>&lt;Program label="Execute"&gt;gmrun&lt;/Program&gt;</text:p>
      <text:p text:style-name="P209"><text:tab/><text:tab/>&lt;Program label="Terminal"&gt;sakura&lt;/Program&gt;</text:p>
      <text:p text:style-name="P209"><text:tab/><text:tab/>&lt;Program label="Explorer"&gt;pcmanfm&lt;/Program&gt;</text:p>
      <text:p text:style-name="P209"><text:tab/><text:tab/>&lt;Program label="Browser"&gt;palemoon&lt;/Program&gt;</text:p>
      <text:p text:style-name="P209"><text:tab/><text:tab/>&lt;Program label="Background"&gt;nitrogen&lt;/Program&gt;</text:p>
      <text:p text:style-name="P209"><text:tab/><text:tab/>&lt;Program label="Screenshot"&gt;gnome-screenshot&lt;/Program&gt;</text:p>
      <text:p text:style-name="P210"><text:span text:style-name="T158"><text:s/><text:tab/><text:tab/></text:span><text:span text:style-name="T156">&lt;Separator/&gt;</text:span></text:p>
      <text:p text:style-name="P210"><text:span text:style-name="T158"><text:s text:c="2"/></text:span><text:span text:style-name="T156">&lt;Menu label="Accesories"&gt;</text:span></text:p>
      <text:p text:style-name="P209"><text:tab/><text:tab/>&lt;Program label="Catfish Search"&gt;catfish&lt;/Program&gt;</text:p>
      <text:p text:style-name="P209"><text:tab/><text:tab/>&lt;Program label="ClipIt Manager"&gt;clipit&lt;/Program&gt;</text:p>
      <text:p text:style-name="P210"><text:span text:style-name="T158"><text:s text:c="14"/></text:span><text:span text:style-name="T156">&lt;Program label="Medit Editor"&gt;Medit&lt;/Program&gt;</text:span></text:p>
      <text:p text:style-name="P209"><text:s text:c="3"/><text:tab/>&lt;Program label="Leafpad Editor"&gt;leafpad&lt;/Program&gt;</text:p>
      <text:p text:style-name="P209"><text:tab/><text:tab/>&lt;Program label="Xarchiver Compact"&gt;xarchiver&lt;/Program&gt;</text:p>
      <text:p text:style-name="P214"><text:span text:style-name="T158"><text:tab/></text:span><text:span text:style-name="T156">&lt;/Menu&gt;</text:span></text:p>
      <text:p text:style-name="P205"><text:span text:style-name="T155">&lt;/RootMenu&gt;</text:span><text:tab/></text:p>
      <text:p text:style-name="P111"><text:span text:style-name="Strong_20_Emphasis"><text:span text:style-name="T346"/></text:span></text:p>
      <text:p text:style-name="P111"><text:span text:style-name="Strong_20_Emphasis"><text:span text:style-name="T376">You can see that 'RootMenu' </text:span></text:span><text:span text:style-name="Strong_20_Emphasis"><text:span text:style-name="T377">is </text:span></text:span><text:span text:style-name="Strong_20_Emphasis"><text:span text:style-name="T376">combined </text:span></text:span><text:span text:style-name="Strong_20_Emphasis"><text:span text:style-name="T377">with the ' onroot=”3” ' attribute. </text:span></text:span><text:span text:style-name="Strong_20_Emphasis"><text:span text:style-name="T376">By default, JWM reads this number </text:span></text:span><text:span text:style-name="Strong_20_Emphasis"><text:span text:style-name="T377">'3' </text:span></text:span><text:span text:style-name="Strong_20_Emphasis"><text:span text:style-name="T376">as </text:span></text:span><text:span text:style-name="Strong_20_Emphasis"><text:span text:style-name="T377">the mouse desktop right click, </text:span></text:span><text:span text:style-name="Strong_20_Emphasis"><text:span text:style-name="T376">so this example menu would be shown when you right click any empty area of your desktop. Note that Manjaro JWM <text:s/></text:span></text:span><text:span text:style-name="Strong_20_Emphasis"><text:span text:style-name="T378">Community</text:span></text:span><text:span text:style-name="Strong_20_Emphasis"><text:span text:style-name="T376"> Edition brings the exactly the same menu if do a desktop right click or if you click “Menu” in the Tray (the bottom panel).</text:span></text:span><text:span text:style-name="Strong_20_Emphasis"><text:span text:style-name="T462"> </text:span></text:span><text:span text:style-name="Strong_20_Emphasis"><text:span text:style-name="T352">For more information, </text:span></text:span><text:span text:style-name="Strong_20_Emphasis"><text:span text:style-name="T354">and also on several other JWM configuration standards</text:span></text:span><text:span text:style-name="Strong_20_Emphasis"><text:span text:style-name="T352">: </text:span></text:span><text:a xlink:type="simple" xlink:href="http://joewing.net/projects/jwm/config.shtml" text:style-name="Internet_20_link" text:visited-style-name="Visited_20_Internet_20_Link"><text:span text:style-name="Strong_20_Emphasis"><text:span text:style-name="T354">http://joewing.net/projects/jwm/config.shtml</text:span></text:span></text:a><text:span text:style-name="Strong_20_Emphasis"><text:span text:style-name="T296">.</text:span></text:span></text:p>
      <text:p text:style-name="P91"/>
      <text:p text:style-name="P111"><text:span text:style-name="Strong_20_Emphasis"><text:span text:style-name="T368">Obs</text:span></text:span><text:span text:style-name="Strong_20_Emphasis"><text:span text:style-name="T352">.: To </text:span></text:span><text:span text:style-name="Strong_20_Emphasis"><text:span text:style-name="T354">be able to </text:span></text:span><text:span text:style-name="Strong_20_Emphasis"><text:span text:style-name="T352">access </text:span></text:span><text:span text:style-name="Strong_20_Emphasis"><text:span text:style-name="T354">any change in </text:span></text:span><text:span text:style-name="Strong_20_Emphasis"><text:span text:style-name="T352">the menu</text:span></text:span><text:span text:style-name="Strong_20_Emphasis"><text:span text:style-name="T354">s </text:span></text:span><text:span text:style-name="Strong_20_Emphasis"><text:span text:style-name="T360">you </text:span></text:span><text:span text:style-name="Strong_20_Emphasis"><text:span text:style-name="T359">need to restart JWM</text:span></text:span><text:span text:style-name="Strong_20_Emphasis"><text:span text:style-name="T413">. </text:span></text:span><text:span text:style-name="Strong_20_Emphasis"><text:span text:style-name="T414">More on this bellow.</text:span></text:span></text:p>
      <text:p text:style-name="P4"/>
      <text:p text:style-name="P4"/>
      <text:h text:style-name="P225" text:outline-level="1"><text:bookmark-start text:name="__RefHeading___Toc4395_1280551239"/><text:span text:style-name="Strong_20_Emphasis"><text:span text:style-name="T449">1</text:span></text:span><text:span text:style-name="Strong_20_Emphasis"><text:span text:style-name="T450">1</text:span></text:span><text:span text:style-name="Strong_20_Emphasis"><text:span text:style-name="T451">. </text:span></text:span><text:span text:style-name="Strong_20_Emphasis"><text:span text:style-name="T452">How to </text:span></text:span><text:span text:style-name="Strong_20_Emphasis"><text:span text:style-name="T448">Reconfigure JWM </text:span></text:span><text:span text:style-name="Strong_20_Emphasis"><text:span text:style-name="T452">and Load Changes</text:span></text:span><text:bookmark-end text:name="__RefHeading___Toc4395_1280551239"/></text:h>
      <text:p text:style-name="P3"/>
      <text:p text:style-name="P146"><text:span text:style-name="Strong_20_Emphasis"><text:span text:style-name="T412">To </text:span></text:span><text:span text:style-name="Strong_20_Emphasis"><text:span text:style-name="T413">be able to </text:span></text:span><text:span text:style-name="Strong_20_Emphasis"><text:span text:style-name="T412">access </text:span></text:span><text:span text:style-name="Strong_20_Emphasis"><text:span text:style-name="T413">any change in </text:span></text:span><text:span text:style-name="Strong_20_Emphasis"><text:span text:style-name="T412">the menu</text:span></text:span><text:span text:style-name="Strong_20_Emphasis"><text:span text:style-name="T413">s (</text:span></text:span><text:span text:style-name="Strong_20_Emphasis"><text:span text:style-name="T415">as </text:span></text:span><text:span text:style-name="Strong_20_Emphasis"><text:span text:style-name="T413">theme</text:span></text:span><text:span text:style-name="Strong_20_Emphasis"><text:span text:style-name="T416">s</text:span></text:span><text:span text:style-name="Strong_20_Emphasis"><text:span text:style-name="T413">, shortcuts, </text:span></text:span><text:span text:style-name="Strong_20_Emphasis"><text:span text:style-name="T416">menu</text:span></text:span><text:span text:style-name="Strong_20_Emphasis"><text:span text:style-name="T413"> or any aspect of JWM), you </text:span></text:span><text:span text:style-name="Strong_20_Emphasis"><text:span text:style-name="T412">need to restart JWM. </text:span></text:span><text:span text:style-name="Strong_20_Emphasis"><text:span text:style-name="T413">To do this you can go to JWMConf -&gt; then choose the very first option, “Refresh Configuration JWM, by typing the number '1'. This will </text:span></text:span><text:span text:style-name="Strong_20_Emphasis"><text:span text:style-name="T417">refresh only <text:s/></text:span></text:span><text:span text:style-name="Strong_20_Emphasis"><text:span text:style-name="T412">JWM <text:s/></text:span></text:span><text:span text:style-name="Strong_20_Emphasis"><text:span text:style-name="T417">(and its configuration</text:span></text:span><text:span text:style-name="Strong_20_Emphasis"><text:span text:style-name="T416">, of course</text:span></text:span><text:span text:style-name="Strong_20_Emphasis"><text:span text:style-name="T417">)</text:span></text:span><text:span text:style-name="Strong_20_Emphasis"><text:span text:style-name="T412">, <text:s/></text:span></text:span><text:span text:style-name="Strong_20_Emphasis"><text:span text:style-name="T413">all <text:s/>the <text:s/>applications <text:s/>you <text:s/></text:span></text:span><text:span text:style-name="Strong_20_Emphasis"><text:span text:style-name="T416">may <text:s/>be <text:s/></text:span></text:span><text:span text:style-name="Strong_20_Emphasis"><text:span text:style-name="T413">using will </text:span></text:span></text:p>
      <text:p text:style-name="P115"><text:span text:style-name="Strong_20_Emphasis"><text:span text:style-name="T413">remain opened. </text:span></text:span><text:span text:style-name="Strong_20_Emphasis"><text:span text:style-name="T417">T</text:span></text:span><text:span text:style-name="Strong_20_Emphasis"><text:span text:style-name="T413">here is no need to logout and login again (or to restart the computer).</text:span></text:span><text:span text:style-name="Strong_20_Emphasis"><text:span text:style-name="T412"> </text:span></text:span><text:span text:style-name="Strong_20_Emphasis"><text:span text:style-name="T417">Alternatively, </text:span></text:span><text:span text:style-name="Strong_20_Emphasis"><text:span text:style-name="T413">you can use the shortcut 'Super + u' (it is the same effect).</text:span></text:span></text:p>
      <text:p text:style-name="P8"/>
      <text:p text:style-name="P8"/>
      <text:h text:style-name="P225" text:outline-level="1"><text:bookmark-start text:name="__RefHeading___Toc4397_1280551239"/><text:span text:style-name="Strong_20_Emphasis"><text:span text:style-name="T454">1</text:span></text:span><text:span text:style-name="Strong_20_Emphasis"><text:span text:style-name="T455">2</text:span></text:span><text:span text:style-name="Strong_20_Emphasis"><text:span text:style-name="T453">. </text:span></text:span><text:span text:style-name="Strong_20_Emphasis"><text:span text:style-name="T456">How to Enable and </text:span></text:span><text:span text:style-name="Strong_20_Emphasis"><text:span text:style-name="T453">Disabled </text:span></text:span><text:span text:style-name="Strong_20_Emphasis"><text:span text:style-name="T456">S</text:span></text:span><text:span text:style-name="Strong_20_Emphasis"><text:span text:style-name="T453">ervices</text:span></text:span><text:bookmark-end text:name="__RefHeading___Toc4397_1280551239"/></text:h>
      <text:p text:style-name="P3"/>
      <text:p text:style-name="P147"><text:bookmark text:name="result_box"/><text:span text:style-name="Strong_20_Emphasis"><text:span text:style-name="T388">The following services are disabled: Cbatticon (cbatticon -u 120 -i standard -c "systemctl suspend" -l 20 -r 5), Blue</text:span></text:span><text:span text:style-name="Strong_20_Emphasis"><text:span text:style-name="T389">m</text:span></text:span><text:span text:style-name="Strong_20_Emphasis"><text:span text:style-name="T388">an (blueman-applet), </text:span></text:span><text:span text:style-name="Strong_20_Emphasis"><text:span text:style-name="T390">NetworkManager (nm-applet) </text:span></text:span><text:span text:style-name="Strong_20_Emphasis"><text:span text:style-name="T391">and ClipIt (clipit)</text:span></text:span><text:span text:style-name="Strong_20_Emphasis"><text:span text:style-name="T388">. If you want to enable the services </text:span></text:span><text:span text:style-name="Strong_20_Emphasis"><text:span text:style-name="T389">you can </text:span></text:span><text:span text:style-name="Strong_20_Emphasis"><text:span text:style-name="T388">proceed as follows: </text:span></text:span><text:bookmark text:name="result_box8"/><text:span text:style-name="Strong_20_Emphasis"><text:span text:style-name="T389">go to </text:span></text:span><text:span text:style-name="Strong_20_Emphasis"><text:span text:style-name="T388">Menu </text:span></text:span><text:span text:style-name="Strong_20_Emphasis"><text:span text:style-name="T392">-</text:span></text:span><text:span text:style-name="Strong_20_Emphasis"><text:span text:style-name="T393">&gt; Applications </text:span></text:span><text:span text:style-name="Strong_20_Emphasis"><text:span text:style-name="T388">-&gt; JWMConf, </text:span></text:span><text:span text:style-name="Strong_20_Emphasis"><text:span text:style-name="T389">choose the option “Edit Start JWM” (by typing the number '6')</text:span></text:span><text:span text:style-name="Strong_20_Emphasis"><text:span text:style-name="T388"> and add </text:span></text:span><text:span text:style-name="Strong_20_Emphasis"><text:span text:style-name="T389">the following lines</text:span></text:span><text:span text:style-name="Strong_20_Emphasis"><text:span text:style-name="T388">:</text:span></text:span></text:p>
      <text:p text:style-name="P201"><text:soft-page-break/><text:span text:style-name="Strong_20_Emphasis"><text:span text:style-name="T457">&lt;StartupCommand&gt;</text:span></text:span><text:span text:style-name="Strong_20_Emphasis"><text:span text:style-name="T388">cbatticon -u 120 -i standard -c "systemctl suspend" -l 20 -r 5</text:span></text:span><text:span text:style-name="Strong_20_Emphasis"><text:span text:style-name="T457">&lt;StartupCommand&gt;</text:span></text:span></text:p>
      <text:p text:style-name="P200"><text:span text:style-name="Strong_20_Emphasis"><text:span text:style-name="T457"><text:tab/><text:tab/>&lt;StartupCommand&gt;blueman-applet&lt;/StartupCommand&gt;</text:span></text:span></text:p>
      <text:p text:style-name="P202"><text:span text:style-name="Strong_20_Emphasis"><text:span text:style-name="T457"><text:tab/><text:tab/>&lt;StartupCommand&gt;n</text:span></text:span><text:span text:style-name="Strong_20_Emphasis"><text:span text:style-name="T458">m</text:span></text:span><text:span text:style-name="Strong_20_Emphasis"><text:span text:style-name="T457">-applet&lt;/StartupCommand&gt;</text:span></text:span></text:p>
      <text:p text:style-name="P196"><text:span text:style-name="Strong_20_Emphasis"><text:span text:style-name="T459"><text:tab/><text:tab/>&lt;StartupCommand&gt;</text:span></text:span><text:span text:style-name="Strong_20_Emphasis"><text:span text:style-name="T460">clipit</text:span></text:span><text:span text:style-name="Strong_20_Emphasis"><text:span text:style-name="T459">&lt;/StartupCommand&gt;</text:span></text:span></text:p>
      <text:p text:style-name="P4"/>
      <text:p text:style-name="P34"><text:span text:style-name="T163">Alternatively, you can open the file /home/username/.jwm/start and edit it in a text editor (</text:span><text:span text:style-name="T164">Medit</text:span><text:span text:style-name="T163"> is recommended). </text:span><text:span text:style-name="T165">I</text:span>t is important to pay attention to the <text:span text:style-name="T70">sleep</text:span> parameter.</text:p>
      <text:p text:style-name="P218"/>
      <text:p text:style-name="P97"><text:span text:style-name="T232">After </text:span><text:span text:style-name="T238">a re</text:span><text:span text:style-name="T232">boot </text:span><text:span text:style-name="T238">the</text:span><text:span text:style-name="T232"> services </text:span><text:span text:style-name="T238">will be r</text:span><text:span text:style-name="T232">unning. </text:span></text:p>
      <text:p text:style-name="P11"/>
      <text:h text:style-name="P238" text:outline-level="2"><text:bookmark-start text:name="__RefHeading___Toc4399_1280551239"/><text:span text:style-name="T337">12</text:span>.1. <text:bookmark text:name="result_box1"/><text:span text:style-name="T337">Activate </text:span><text:span text:style-name="T202">Net</text:span><text:span text:style-name="T260">workManager (nm-applet) </text:span><text:span text:style-name="T202">in the </text:span><text:span text:style-name="T261">C</text:span><text:span text:style-name="T202">urrent </text:span><text:span text:style-name="T261">S</text:span><text:span text:style-name="T202">ession</text:span><text:span text:style-name="T260">s</text:span><text:bookmark-end text:name="__RefHeading___Toc4399_1280551239"/></text:h>
      <text:p text:style-name="P3"/>
      <text:p text:style-name="P147"><text:bookmark text:name="result_box2"/><text:span text:style-name="Strong_20_Emphasis"><text:span text:style-name="T390">NetworkManager (nm-applet) </text:span></text:span><text:span text:style-name="T404">consumes lots of memory </text:span><text:span text:style-name="T405">(RAM) </text:span><text:span text:style-name="T404">and was disabled his boot. However, you can enable </text:span><text:span text:style-name="Strong_20_Emphasis"><text:span text:style-name="T390">NetworkManager</text:span></text:span><text:span text:style-name="T404"> in their </text:span><text:span text:style-name="T406">currrent </text:span><text:span text:style-name="T404">sessions, for this click Menu </text:span><text:span text:style-name="T418">-</text:span><text:span text:style-name="T420">&gt; Applications </text:span><text:span text:style-name="T404">-&gt; Network and select </text:span><text:span text:style-name="Strong_20_Emphasis"><text:span text:style-name="T390">NetworkManager, </text:span></text:span><text:bookmark text:name="result_box3"/><text:span text:style-name="Strong_20_Emphasis"><text:span text:style-name="T369">an icon will appear in your notification area</text:span></text:span><text:span text:style-name="T404">.</text:span></text:p>
      <text:p text:style-name="P171"/>
      <text:p text:style-name="P3"/>
      <text:h text:style-name="P226" text:outline-level="1"><text:bookmark-start text:name="__RefHeading___Toc4403_1280551239"/><text:span text:style-name="T468">1</text:span><text:span text:style-name="T471">3</text:span><text:span text:style-name="T468">. Changing </text:span><text:span text:style-name="T469">the Battery in Conky</text:span><text:bookmark-end text:name="__RefHeading___Toc4403_1280551239"/></text:h>
      <text:p text:style-name="P3"/>
      <text:p text:style-name="P181"><text:span text:style-name="T264">The battery in Conky comes as a </text:span><text:span text:style-name="T197">BAT1</text:span><text:span text:style-name="T264">. For you to identify your battery run the following command:</text:span></text:p>
      <text:p text:style-name="P178"/>
      <text:p text:style-name="P192">$ ls /sys/class/power_supply</text:p>
      <text:p text:style-name="P197">ADP1 <text:span text:style-name="T192">BAT1</text:span></text:p>
      <text:p text:style-name="P172"><text:span text:style-name="T278"><text:line-break/>See my example: my battery is </text:span><text:span text:style-name="T194">BAT1 </text:span><text:span text:style-name="T278">and if yours is </text:span><text:span text:style-name="T160">BAT2</text:span><text:span text:style-name="T278">, you need only replace </text:span><text:span text:style-name="T194">BAT1</text:span><text:span text:style-name="T278"> by </text:span><text:span text:style-name="T160">BAT2</text:span><text:span text:style-name="T278"> in Conky. </text:span><text:span text:style-name="T293">S</text:span>ee where changing the encoding of the <text:span text:style-name="T478">C</text:span>onky:</text:p>
      <text:p text:style-name="P179"/>
      <text:p text:style-name="P212"><text:span text:style-name="T481">${voffset -7}${goto 30}Battery$alignr${battery_percent </text:span><text:span text:style-name="T193">BAT1</text:span><text:span text:style-name="T481">}%</text:span> </text:p>
      <text:p text:style-name="P206"/>
      <text:p text:style-name="P186"><text:span text:style-name="T259">Obs</text:span><text:span text:style-name="T228">.: To access the </text:span><text:span text:style-name="T232">Conky </text:span><text:span text:style-name="T235">config you can go to Me</text:span><text:span text:style-name="T232">nu </text:span><text:span text:style-name="T251">-</text:span><text:span text:style-name="T252">&gt; Applications </text:span><text:span text:style-name="T232">-&gt; JWMConf, </text:span><text:span text:style-name="T236">then choose the option “Edit Conky”, by typing the number '15'</text:span><text:span text:style-name="T232">.</text:span></text:p>
      <text:p text:style-name="P183"/>
      <text:p text:style-name="P183"/>
      <text:h text:style-name="P232" text:outline-level="1"><text:bookmark-start text:name="__RefHeading___Toc4405_95153203"/>1<text:span text:style-name="T482">4</text:span>. Changing <text:span text:style-name="T48">the Network (Wireless and Cable) in Conky</text:span><text:bookmark-end text:name="__RefHeading___Toc4405_95153203"/></text:h>
      <text:p text:style-name="P110"/>
      <text:p text:style-name="P182"><text:span text:style-name="T264">The network in Conky comes as a </text:span><text:span text:style-name="T198">wlp3s0 </text:span><text:span text:style-name="T134">(wi</text:span><text:span text:style-name="T136">reless</text:span><text:span text:style-name="T134">) </text:span><text:span text:style-name="T135">and </text:span><text:span text:style-name="T199">enp6s0</text:span><text:span text:style-name="T198"> </text:span><text:span text:style-name="T134">(</text:span><text:span text:style-name="T135">cable</text:span><text:span text:style-name="T134">). </text:span><text:span text:style-name="T264">For you to identify your network run the following command:</text:span></text:p>
      <text:p text:style-name="P180"/>
      <text:p text:style-name="P193"><text:span text:style-name="T253">$ </text:span>ifconfig</text:p>
      <text:p text:style-name="P199"><text:span text:style-name="T201">enp6s0</text:span><text:span text:style-name="T253">: flags=4099&lt;UP,BROADCAST,MULTICAST&gt; <text:s/>mtu 1500</text:span></text:p>
      <text:p text:style-name="P199">ether 24:f5:aa:4d:57:05 <text:s/>txqueuelen 1000 <text:s/>(Ethernet)</text:p>
      <text:p text:style-name="P199">RX packets 0 <text:s/>bytes 0 (0.0 B)</text:p>
      <text:p text:style-name="P199">RX errors 0 <text:s/>dropped 0 <text:s/>overruns 0 <text:s/>frame 0</text:p>
      <text:p text:style-name="P199"><text:soft-page-break/>TX packets 0 <text:s/>bytes 0 (0.0 B)</text:p>
      <text:p text:style-name="P199">TX errors 0 <text:s/>dropped 0 overruns 0 <text:s/>carrier 0 <text:s/>collisions 0</text:p>
      <text:p text:style-name="P199">lo: flags=73&lt;UP,LOOPBACK,RUNNING&gt; <text:s/>mtu 65536</text:p>
      <text:p text:style-name="P199">inet 127.0.0.1 <text:s/>netmask 255.0.0.0</text:p>
      <text:p text:style-name="P199">inet6 ::1 <text:s/>prefixlen 128 <text:s/>scopeid 0x10&lt;host&gt;</text:p>
      <text:p text:style-name="P199">loop <text:s/>txqueuelen 0 <text:s/>(Local Loopback)</text:p>
      <text:p text:style-name="P199">RX packets 7842 <text:s/>bytes 482684 (471.3 KiB)</text:p>
      <text:p text:style-name="P199">RX errors 0 <text:s/>dropped 0 <text:s/>overruns 0 <text:s/>frame 0</text:p>
      <text:p text:style-name="P199">TX packets 7842 <text:s/>bytes 482684 (471.3 KiB)</text:p>
      <text:p text:style-name="P199">TX errors 0 <text:s/>dropped 0 overruns 0 <text:s/>carrier 0 <text:s/>collisions 0</text:p>
      <text:p text:style-name="P204"/>
      <text:p text:style-name="P194"><text:span text:style-name="T200">wlp3s0</text:span>: flags=4163&lt;UP,BROADCAST,RUNNING,MULTICAST&gt; <text:s/>mtu 1500</text:p>
      <text:p text:style-name="P195">inet 192.168.0.53 <text:s/>netmask 255.255.255.0 <text:s/>broadcast 192.168.0.255</text:p>
      <text:p text:style-name="P198">inet6 2804:14d:b085:12e::1 <text:s/>prefixlen 128 <text:s/>scopeid 0x0&lt;global&gt;</text:p>
      <text:p text:style-name="P198">inet6 2804:14d:b085:12e:26f5:aaff:fe4c:d851 <text:s/>prefixlen 64 <text:s/>scopeid 0x0&lt;global&gt;</text:p>
      <text:p text:style-name="P198">inet6 fe80::26f5:aaff:fe4c:d851 <text:s/>prefixlen 64 <text:s/>scopeid 0x20&lt;link&gt;</text:p>
      <text:p text:style-name="P198">ether 24:f5:aa:4c:d8:51 <text:s/>txqueuelen 1000 <text:s/>(Ethernet)</text:p>
      <text:p text:style-name="P198">RX packets 1689144 <text:s/>bytes 2227646994 (2.0 GiB)</text:p>
      <text:p text:style-name="P198">RX errors 0 <text:s/>dropped 0 <text:s/>overruns 0 <text:s/>frame 0</text:p>
      <text:p text:style-name="P198">TX packets 946555 <text:s/>bytes 124680373 (118.9 MiB)</text:p>
      <text:p text:style-name="P198">TX errors 0 <text:s/>dropped 0 overruns 0 <text:s/>carrier 0 <text:s/>collisions 0</text:p>
      <text:p text:style-name="P173"><text:span text:style-name="T278"><text:line-break/>See my example: </text:span><text:span text:style-name="T295">(a) </text:span><text:span text:style-name="T278">my </text:span><text:span text:style-name="T294">network </text:span><text:span text:style-name="T278">is </text:span><text:span text:style-name="T195">wlp3s0</text:span><text:span text:style-name="T130"> </text:span><text:span text:style-name="T131">(w</text:span><text:span text:style-name="T133">ireless</text:span><text:span text:style-name="T131">) </text:span><text:span text:style-name="T278">and if yours is </text:span><text:span text:style-name="T159">wlp3s1</text:span><text:span text:style-name="T278">, you need only replace </text:span><text:span text:style-name="T195">wlp3s0 </text:span><text:span text:style-name="T278">by </text:span><text:span text:style-name="T159">wlp3s1</text:span><text:span text:style-name="T278"> in Conky </text:span><text:span text:style-name="T295">and (b) </text:span><text:span text:style-name="T278">my </text:span><text:span text:style-name="T294">network</text:span><text:span text:style-name="T278"> </text:span><text:span text:style-name="T196">enp6s0</text:span><text:span text:style-name="T130"> </text:span><text:span text:style-name="T131">(</text:span><text:span text:style-name="T132">cable</text:span><text:span text:style-name="T131">) </text:span><text:span text:style-name="T278">and if yours is </text:span><text:span text:style-name="T161">enp6s</text:span><text:span text:style-name="T159">1</text:span><text:span text:style-name="T278">, you need only replace </text:span><text:span text:style-name="T196">enp6s0 </text:span><text:span text:style-name="T278">by </text:span><text:span text:style-name="T128">enp6s</text:span><text:span text:style-name="T129">1</text:span><text:span text:style-name="T278"> in Conky. </text:span><text:span text:style-name="T293">S</text:span>ee where changing the encoding of the <text:span text:style-name="T478">C</text:span>onky:</text:p>
      <text:p text:style-name="P180"/>
      <text:p text:style-name="P213">${voffset -7}${if_existing /proc/net/route <text:span text:style-name="T191">wlp3s0</text:span>}</text:p>
      <text:p text:style-name="P208">${goto 30}Connection${alignr}wiriless</text:p>
      <text:p text:style-name="P208">${goto 30}Name${alignr}${wireless_essid}</text:p>
      <text:p text:style-name="P208">${goto 30}Signal${alignr}${wireless_link_qual <text:span text:style-name="T191">wlp3s0</text:span>}%</text:p>
      <text:p text:style-name="P208">${goto 30}Speed${alignr}${downspeedf <text:span text:style-name="T191">wlp3s0</text:span>}KiB D I ${alignr}${upspeedf <text:span text:style-name="T191">wlp3s0</text:span>}KiB U</text:p>
      <text:p text:style-name="P208">${else}</text:p>
      <text:p text:style-name="P208">${if_existing /proc/net/route <text:span text:style-name="T191">enp6s0</text:span>}</text:p>
      <text:p text:style-name="P208">${voffset -17}${goto 30}Connection${alignr}cable</text:p>
      <text:p text:style-name="P208">${goto 30}Speed${alignr}${downspeedf <text:span text:style-name="T191">enp6s0</text:span>}KiB D I ${alignr}${upspeedf <text:span text:style-name="T191">enp6s0</text:span>}KiB U</text:p>
      <text:p text:style-name="P208">${else}</text:p>
      <text:p text:style-name="P208">${voffset -17}${goto 30}Connection${alignr}no available</text:p>
      <text:p text:style-name="P208">${endif}${endif}</text:p>
      <text:p text:style-name="P207"/>
      <text:p text:style-name="P185"><text:span text:style-name="T265">Obs</text:span><text:span text:style-name="T267">.: To access the </text:span>Conky <text:span text:style-name="T277">config you can go to Me</text:span>nu <text:span text:style-name="T65">-</text:span><text:span text:style-name="T66">&gt; Applications </text:span>-&gt; JWMConf, <text:span text:style-name="T152">then choose the option “Edit Conky”, by typing the number '15'</text:span>.</text:p>
      <text:p text:style-name="P184"/>
      <text:p text:style-name="P183"/>
      <text:p text:style-name="P183"/>
      <text:p text:style-name="P183"/>
      <text:p text:style-name="P183"/>
      <text:h text:style-name="P227" text:outline-level="1"><text:bookmark-start text:name="__RefHeading___Toc4405_1280551239"/><text:soft-page-break/>1<text:span text:style-name="T482">5</text:span>. <text:span text:style-name="T48">How to </text:span>Edit Pacli and JWMConf<text:bookmark-end text:name="__RefHeading___Toc4405_1280551239"/></text:h>
      <text:p text:style-name="P168"/>
      <text:p text:style-name="P161"><text:span text:style-name="T51">If you want to edit </text:span><text:span text:style-name="T57">some of the features of P</text:span><text:span text:style-name="T51">acli </text:span><text:span text:style-name="T57">Package Manager </text:span><text:span text:style-name="T51">and/</text:span><text:span text:style-name="T57">or</text:span><text:span text:style-name="T51"> </text:span><text:span text:style-name="T57">JWMConf</text:span><text:span text:style-name="T51"> </text:span><text:span text:style-name="T57">Configuration Tool, you can find both programs (that actually are shell scripts) at the folder</text:span></text:p>
      <text:p text:style-name="P161"><text:span text:style-name="T57">bin in </text:span><text:span text:style-name="T175">/</text:span><text:span text:style-name="T176">urs</text:span><text:span text:style-name="T177">/</text:span><text:span text:style-name="T176">bin</text:span><text:span text:style-name="T177">/</text:span><text:span text:style-name="T175">. </text:span><text:span text:style-name="T49">Then you </text:span>can <text:span text:style-name="T49">open and </text:span>edit <text:span text:style-name="T42">these files in a text editor (Medit is recommended)</text:span>.</text:p>
      <text:p text:style-name="P4"/>
      <text:p text:style-name="P9"><text:bookmark text:name="result_box13"/><text:span text:style-name="T180">Obs</text:span><text:span text:style-name="T178">.: </text:span><text:span text:style-name="T179">M</text:span>ake the changes as root.</text:p>
      <text:p text:style-name="P9"/>
      <text:p text:style-name="P9"/>
      <text:h text:style-name="P226" text:outline-level="1"><text:bookmark-start text:name="__RefHeading___Toc4407_1280551239"/><text:span text:style-name="T468">1</text:span><text:span text:style-name="T471">6</text:span><text:span text:style-name="T468">. </text:span><text:span text:style-name="T472">D</text:span><text:span text:style-name="T477">unst Adjust with Your Screen</text:span><text:bookmark-end text:name="__RefHeading___Toc4407_1280551239"/></text:h>
      <text:p text:style-name="P152"/>
      <text:p text:style-name="P165"><text:span text:style-name="T95">B</text:span><text:span text:style-name="T92">y default the notification of Manjaro </text:span><text:span text:style-name="T94">JWM Community Edition</text:span><text:span text:style-name="T92"> is made by </text:span><text:span text:style-name="T95">D</text:span><text:span text:style-name="T92">unst. </text:span><text:span text:style-name="T95">T</text:span><text:span text:style-name="T92">he measure is by default:</text:span></text:p>
      <text:p text:style-name="P128"/>
      <text:p text:style-name="P190">geometry = "0x0<text:span text:style-name="T480">+25+40</text:span>"</text:p>
      <text:p text:style-name="P128"/>
      <text:p text:style-name="P35"><text:span text:style-name="T95">T</text:span><text:span text:style-name="T92">o change and adjust with your monitor, change this measure in dunstrc file </text:span><text:bookmark text:name="result_box19"/><text:span text:style-name="T92">and check</text:span><text:span text:style-name="T98"> “</text:span><text:span text:style-name="T110">The geometry of the window”</text:span><text:span text:style-name="T111">.</text:span></text:p>
      <text:p text:style-name="P131"/>
      <text:p text:style-name="P176"><text:span text:style-name="T127">Obs</text:span><text:span text:style-name="T120">.: To access the </text:span><text:span text:style-name="T121">Dunst</text:span><text:span text:style-name="T122"> </text:span><text:span text:style-name="T123">config you can go to Me</text:span><text:span text:style-name="T122">nu </text:span><text:span text:style-name="T137">-</text:span><text:span text:style-name="T138">&gt; Applications </text:span><text:span text:style-name="T122">-&gt; JWMConf, </text:span><text:span text:style-name="T124">then choose the option “Edit </text:span><text:span text:style-name="T125">Dunst</text:span><text:span text:style-name="T124">”, by typing the number '1</text:span><text:span text:style-name="T126">6</text:span><text:span text:style-name="T124">'</text:span><text:span text:style-name="T122">.</text:span></text:p>
      <text:p text:style-name="P155"/>
      <text:p text:style-name="P155"/>
      <text:h text:style-name="P227" text:outline-level="1"><text:bookmark text:name="result_box20"/><text:bookmark-start text:name="__RefHeading___Toc4409_1280551239"/><text:span text:style-name="T327">1</text:span><text:span text:style-name="T331">7</text:span><text:span text:style-name="T327">. </text:span><text:span text:style-name="T330">Remove Popup Welcome</text:span><text:bookmark-end text:name="__RefHeading___Toc4409_1280551239"/></text:h>
      <text:p text:style-name="P154"/>
      <text:p text:style-name="P166"><text:span text:style-name="T97">A</text:span><text:span text:style-name="T92">fter boot Manjaro JWM </text:span><text:span text:style-name="T97">Community Edition </text:span><text:bookmark text:name="result_box18"/>show a popup welcome, see:</text:p>
      <text:p text:style-name="P129"/>
      <table:table table:name="Tabela4" table:style-name="Tabela4">
        <table:table-column table:style-name="Tabela4.A"/>
        <table:table-row table:style-name="Tabela4.1">
          <table:table-cell table:style-name="Tabela4.A1" office:value-type="string">
            <text:p text:style-name="P219"><draw:frame draw:style-name="fr3" draw:name="Figura6" text:anchor-type="paragraph" svg:width="8.361cm" svg:height="1.402cm" draw:z-index="2"><draw:image xlink:href="Pictures/100002010000013C000000354D6A97AE09033158.png" xlink:type="simple" xlink:show="embed" xlink:actuate="onLoad"/></draw:frame></text:p>
            <text:p text:style-name="P221"/>
          </table:table-cell>
        </table:table-row>
      </table:table>
      <text:p text:style-name="P129"><text:line-break/><text:span text:style-name="T300">I</text:span>f you want to remove this pop<text:span text:style-name="T299">up</text:span> you need to edit the file st<text:span text:style-name="T300">ar</text:span>t.</text:p>
      <text:p text:style-name="P130"/>
      <text:p text:style-name="P156"><text:span text:style-name="T265">Obs</text:span><text:span text:style-name="T267">.: To access the </text:span><text:span text:style-name="T268">start file </text:span><text:span text:style-name="T277">you can go to Me</text:span>nu <text:span text:style-name="T65">-</text:span><text:span text:style-name="T66">&gt; Applications </text:span>-&gt; JWMConf, <text:span text:style-name="T152">then choose the option “Edit Start JWM”, by typing the number '8'</text:span>.</text:p>
      <text:p text:style-name="P156"/>
      <text:p text:style-name="P156"/>
      <text:h text:style-name="P226" text:outline-level="1"><text:bookmark-start text:name="__RefHeading___Toc4413_1280551239"/><text:span text:style-name="T470">1</text:span><text:span text:style-name="T471">8</text:span><text:span text:style-name="T468">. </text:span><text:span text:style-name="T469">How to Exit and L</text:span><text:span text:style-name="T468">ock </text:span><text:span text:style-name="T469">the S</text:span><text:span text:style-name="T468">creen</text:span><text:bookmark-end text:name="__RefHeading___Toc4413_1280551239"/></text:h>
      <text:p text:style-name="P151"/>
      <text:p text:style-name="P167"><text:span text:style-name="T92">After 20 minutes of screen idleness (no mouse and/or keyboard movement) Manjaro JWM </text:span><text:span text:style-name="T93">Community</text:span><text:span text:style-name="T92"> </text:span><text:span text:style-name="T96">E</text:span><text:span text:style-name="T92">dition locks the screen with a tool called i3lock (for security). To unlock your screen you must enter your user password. </text:span><text:span text:style-name="T93">S</text:span>ome images of i3<text:span text:style-name="T154">lock</text:span> running:</text:p>
      <text:p text:style-name="P167"/>
      <table:table table:name="Tabela1" table:style-name="Tabela1">
        <table:table-column table:style-name="Tabela1.A"/>
        <table:table-column table:style-name="Tabela1.B"/>
        <text:soft-page-break/>
        <table:table-row>
          <table:table-cell table:style-name="Tabela1.A1" office:value-type="string">
            <text:p text:style-name="P220"><draw:frame draw:style-name="fr4" draw:name="Figura1" text:anchor-type="paragraph" svg:width="7.938cm" svg:height="5.662cm" draw:z-index="4"><draw:image xlink:href="Pictures/100002010000012C000000D6AEAF06D715509C29.png" xlink:type="simple" xlink:show="embed" xlink:actuate="onLoad"/></draw:frame>Lock screen</text:p>
          </table:table-cell>
          <table:table-cell table:style-name="Tabela1.A1" office:value-type="string">
            <text:p text:style-name="P107"><draw:frame draw:style-name="fr4" draw:name="Figura3" text:anchor-type="paragraph" svg:width="7.938cm" svg:height="5.662cm" draw:z-index="3"><draw:image xlink:href="Pictures/100002010000012C000000D6FCC096C2BF588EF9.png" xlink:type="simple" xlink:show="embed" xlink:actuate="onLoad"/></draw:frame><text:bookmark text:name="result_box16"/><text:span text:style-name="T204">In</text:span><text:span text:style-name="T202"> process</text:span></text:p>
          </table:table-cell>
        </table:table-row>
      </table:table>
      <text:p text:style-name="P83"/>
      <table:table table:name="Tabela5" table:style-name="Tabela5">
        <table:table-column table:style-name="Tabela5.A"/>
        <table:table-column table:style-name="Tabela5.B"/>
        <table:table-row>
          <table:table-cell table:style-name="Tabela5.A1" office:value-type="string">
            <text:p text:style-name="P108"><draw:frame draw:style-name="fr5" draw:name="Figura4" text:anchor-type="paragraph" svg:width="7.938cm" svg:height="5.662cm" draw:z-index="5"><draw:image xlink:href="Pictures/100002010000012C000000D64BAF3C9512ECB653.png" xlink:type="simple" xlink:show="embed" xlink:actuate="onLoad"/></draw:frame><text:span text:style-name="T202">Checking </text:span><text:span text:style-name="T205">p</text:span><text:span text:style-name="T202">assword</text:span></text:p>
          </table:table-cell>
          <table:table-cell table:style-name="Tabela5.A1" office:value-type="string">
            <text:p text:style-name="P108"><draw:frame draw:style-name="fr5" draw:name="Figura7" text:anchor-type="paragraph" svg:width="7.938cm" svg:height="5.662cm" draw:z-index="6"><draw:image xlink:href="Pictures/100002010000012C000000D6FBEE9C9A8FFBB2B2.png" xlink:type="simple" xlink:show="embed" xlink:actuate="onLoad"/></draw:frame><text:span text:style-name="T203">W</text:span><text:span text:style-name="T202">rong password</text:span></text:p>
          </table:table-cell>
        </table:table-row>
      </table:table>
      <text:p text:style-name="P3"/>
      <text:p text:style-name="P3"/>
      <text:h text:style-name="P227" text:outline-level="1"><text:bookmark-start text:name="__RefHeading___Toc4415_1280551239"/><text:span text:style-name="T482">19</text:span>. <text:span text:style-name="T324">Importants Sites</text:span><text:bookmark-end text:name="__RefHeading___Toc4415_1280551239"/></text:h>
      <text:p text:style-name="P153"/>
      <text:p text:style-name="P174"><text:bookmark text:name="result_box22"/>Some important<text:span text:style-name="T324">s</text:span> sites that may contribute to the topic of JWM:</text:p>
      <text:p text:style-name="P174"/>
      <text:p text:style-name="P81"><text:span text:style-name="T444">• </text:span><text:span text:style-name="T346">Manjaro Forum </text:span><text:span text:style-name="T461">(old)</text:span><text:span text:style-name="T346">: </text:span><text:a xlink:type="simple" xlink:href="https://old.forum.manjaro.org/index.php?board=61.0" text:style-name="Internet_20_link" text:visited-style-name="Visited_20_Internet_20_Link"><text:span text:style-name="T461">https://old.forum.manjaro.org/index.php?board=61.0</text:span></text:a><text:span text:style-name="T461">.</text:span></text:p>
      <text:p text:style-name="P12"><text:span text:style-name="T421">• </text:span><text:span text:style-name="T380">JWM: </text:span><text:a xlink:type="simple" xlink:href="http://joewing.net/projects/jwm/index.shtml" text:style-name="Internet_20_link" text:visited-style-name="Visited_20_Internet_20_Link"><text:span text:style-name="T380">http://joewing.net/projects/jwm/index.shtml</text:span></text:a><text:span text:style-name="T380">.</text:span></text:p>
      <text:p text:style-name="P14"><text:span text:style-name="T421">• </text:span><text:span text:style-name="T380">JWM Configuration: </text:span><text:a xlink:type="simple" xlink:href="http://joewing.net/projects/jwm/config.shtml" text:style-name="Internet_20_link" text:visited-style-name="Visited_20_Internet_20_Link"><text:span text:style-name="T380">http://joewing.net/projects/jwm/config.shtml</text:span></text:a><text:span text:style-name="T380">.</text:span></text:p>
      <text:p text:style-name="P12"><text:span text:style-name="T421">• </text:span><text:span text:style-name="T380">JWM Wiki ArchLinux: </text:span><text:a xlink:type="simple" xlink:href="https://wiki.archlinux.org/index.php/JWM" text:style-name="Internet_20_link" text:visited-style-name="Visited_20_Internet_20_Link"><text:span text:style-name="T380">https://wiki.archlinux.org/index.php/JWM</text:span></text:a><text:span text:style-name="T380">.</text:span></text:p>
      <text:p text:style-name="P13"><text:span text:style-name="T421">• </text:span><text:span text:style-name="T422">Archlinux Wiki: </text:span><text:a xlink:type="simple" xlink:href="https://wiki.archlinux.org/" text:style-name="Internet_20_link" text:visited-style-name="Visited_20_Internet_20_Link"><text:span text:style-name="T422">https://wiki.archlinux.org/</text:span></text:a><text:span text:style-name="T422">.</text:span></text:p>
      <text:p text:style-name="P17"><text:span text:style-name="T421">• </text:span><text:span text:style-name="T423">Manual JWM: </text:span><text:a xlink:type="simple" xlink:href="http://polr.me/xbi" text:style-name="Internet_20_link" text:visited-style-name="Visited_20_Internet_20_Link"><text:span text:style-name="T380">http://polr.me/xbi</text:span></text:a><text:span text:style-name="T380">.</text:span></text:p>
      <text:p text:style-name="P122"><text:span text:style-name="T424">• </text:span><text:span text:style-name="T425">Manual JWM (</text:span><text:bookmark text:name="result_box25"/><text:span text:style-name="T423">Italian</text:span><text:span text:style-name="T425">): </text:span><text:a xlink:type="simple" xlink:href="http://polr.me/wyx" text:style-name="Internet_20_link" text:visited-style-name="Visited_20_Internet_20_Link"><text:span text:style-name="T425">http://polr.me/wyx</text:span></text:a><text:span text:style-name="T425">.</text:span></text:p>
      <text:p text:style-name="P121"><text:span text:style-name="T424">• </text:span><text:span text:style-name="T385">Manual JWM (</text:span><text:bookmark text:name="result_box23"/><text:span text:style-name="T380">Spanish</text:span><text:span text:style-name="T385">): </text:span><text:a xlink:type="simple" xlink:href="http://manualinux.eu/jwm.html" text:style-name="Internet_20_link" text:visited-style-name="Visited_20_Internet_20_Link"><text:span text:style-name="T385">http://manualinux.eu/jwm.html</text:span></text:a><text:span text:style-name="T385">.</text:span></text:p>
      <text:p text:style-name="P121"><text:span text:style-name="T424">• </text:span><text:span text:style-name="T385">Holmes</text:span><text:bookmark text:name="result_box24"/><text:span text:style-name="T385"> (</text:span><text:span text:style-name="T384">Portuguese</text:span><text:span text:style-name="T385">): </text:span><text:a xlink:type="simple" xlink:href="http://holmeslinux.github.io/" text:style-name="Internet_20_link" text:visited-style-name="Visited_20_Internet_20_Link"><text:span text:style-name="T385">http://holmeslinux.github.io/</text:span></text:a><text:span text:style-name="T385">.</text:span></text:p>
      <text:p text:style-name="P85"/>
      <text:p text:style-name="P85"/>
      <text:p text:style-name="P85"/>
      <text:p text:style-name="P85"/>
      <text:p text:style-name="P85"/>
      <text:p text:style-name="P85"/>
      <text:h text:style-name="P234" text:outline-level="1"><text:bookmark-start text:name="__RefHeading___Toc4417_1280551239"/><text:soft-page-break/><text:span text:style-name="T339">2</text:span><text:span text:style-name="T341">0</text:span><text:span text:style-name="T338">. </text:span><text:span text:style-name="T340">Support</text:span><text:bookmark-end text:name="__RefHeading___Toc4417_1280551239"/></text:h>
      <text:p text:style-name="P174"/>
      <text:p text:style-name="P175"><text:span text:style-name="T325">F</text:span>or doubt is only access the options below:</text:p>
      <text:p text:style-name="P175"/>
      <text:p text:style-name="P177">Manjaro and JWM</text:p>
      <text:p text:style-name="P82"/>
      <text:p text:style-name="P15"><text:span text:style-name="T421">• </text:span><text:span text:style-name="T380">Manjaro Forum: </text:span><text:a xlink:type="simple" xlink:href="https://forum.manjaro.org/" text:style-name="Internet_20_link" text:visited-style-name="Visited_20_Internet_20_Link"><text:span text:style-name="T382">https://forum.manjaro.org/</text:span></text:a><text:span text:style-name="T382">.</text:span></text:p>
      <text:p text:style-name="P15"><text:span text:style-name="T426">• </text:span><text:span text:style-name="T428">Manjaro Brasil: </text:span><text:a xlink:type="simple" xlink:href="http://www.manjaro-linux.com.br/" text:style-name="Internet_20_link" text:visited-style-name="Visited_20_Internet_20_Link"><text:span text:style-name="T429">http://www.manjaro-linux.com.br/</text:span></text:a><text:span text:style-name="T429">.</text:span></text:p>
      <text:p text:style-name="P16"><text:span text:style-name="T431">• </text:span><text:span text:style-name="T432">Manjaro </text:span><text:span text:style-name="T433">JWM GitHub: </text:span><text:a xlink:type="simple" xlink:href="https://github.com/holmeslinux/Manjaro-JWM/issues" text:style-name="Internet_20_link" text:visited-style-name="Visited_20_Internet_20_Link"><text:span text:style-name="T432">https://github.com/holmeslinux/Manjaro-JWM/issues</text:span></text:a><text:span text:style-name="T434">.</text:span></text:p>
      <text:p text:style-name="P15"><text:span text:style-name="Strong_20_Emphasis"><text:span text:style-name="T426">• </text:span></text:span><text:span text:style-name="Strong_20_Emphasis"><text:span text:style-name="T427">IRC Channel Manjaro: </text:span></text:span><text:span text:style-name="Strong_20_Emphasis"><text:span text:style-name="T429">#manjaro.</text:span></text:span></text:p>
      <text:p text:style-name="P15"><text:span text:style-name="Strong_20_Emphasis"><text:span text:style-name="T426">• </text:span></text:span><text:span text:style-name="Strong_20_Emphasis"><text:span text:style-name="T427">IRC Channel Manjaro Brasil: </text:span></text:span><text:span text:style-name="Strong_20_Emphasis"><text:span text:style-name="T429">#manjaro-</text:span></text:span><text:span text:style-name="Strong_20_Emphasis"><text:span text:style-name="T430">br</text:span></text:span><text:span text:style-name="Strong_20_Emphasis"><text:span text:style-name="T429">.</text:span></text:span></text:p>
      <text:p text:style-name="P15"><text:span text:style-name="Strong_20_Emphasis"><text:span text:style-name="T382"/></text:span></text:p>
      <text:p text:style-name="P86">JWM</text:p>
      <text:p text:style-name="P81"/>
      <text:p text:style-name="P16"><text:span text:style-name="T436">• </text:span><text:span text:style-name="T435">JWM GitHub: </text:span><text:a xlink:type="simple" xlink:href="https://github.com/joewing/jwm/issues" text:style-name="Internet_20_link" text:visited-style-name="Visited_20_Internet_20_Link"><text:span text:style-name="T437">https://github.com/joewing/jwm/issues</text:span></text:a><text:span text:style-name="T438">.</text:span></text:p>
      <text:p text:style-name="P109"><text:span text:style-name="T187">• </text:span><text:span text:style-name="T188">Email JWM: </text:span><text:a xlink:type="simple" xlink:href="mailto:joewing@joewing.net" text:style-name="Internet_20_link" text:visited-style-name="Visited_20_Internet_20_Link"><text:span text:style-name="T157">joewing@joewing.net</text:span></text:a><text:span text:style-name="T188">.</text:span></text:p>
      <text:p text:style-name="P88"/>
      <text:p text:style-name="P88"/>
      <text:p text:style-name="P84">------</text:p>
      <text:p text:style-name="P84"/>
      <text:p text:style-name="P84"/>
      <text:p text:style-name="P217">Thank you for using this edition and enjoy the simplicity and lightness of Manjaro JWM <text:span text:style-name="T154">Community</text:span> Edition. <text:span text:style-name="T479">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0-09T09:12:17.615288508</dc:date>
    <meta:editing-cycles>449</meta:editing-cycles>
    <meta:editing-duration>P4DT22M57S</meta:editing-duration>
    <meta:generator>LibreOffice/5.1.5.2$Linux_X86_64 LibreOffice_project/10m0$Build-2</meta:generator>
    <meta:document-statistic meta:table-count="5" meta:image-count="8" meta:object-count="0" meta:page-count="16" meta:paragraph-count="317" meta:word-count="4032" meta:character-count="25350" meta:non-whitespace-character-count="21508"/>
  </office:meta>
</office:document-meta>
</file>